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95cm"/>
    </style:style>
    <style:style style:name="co2" style:family="table-column">
      <style:table-column-properties fo:break-before="auto" style:column-width="1.312cm"/>
    </style:style>
    <style:style style:name="co3" style:family="table-column">
      <style:table-column-properties fo:break-before="auto" style:column-width="0.57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0.78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57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591cm"/>
    </style:style>
    <style:style style:name="co11" style:family="table-column">
      <style:table-column-properties fo:break-before="auto" style:column-width="1.33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keydistance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7" table:number-columns-repeated="4" table:default-cell-style-name="ce3"/>
        <table:table-column table:style-name="co8" table:default-cell-style-name="ce3"/>
        <table:table-column table:style-name="co7" table:default-cell-style-name="ce3"/>
        <table:table-column table:style-name="co8" table:default-cell-style-name="ce3"/>
        <table:table-column table:style-name="co7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4" table:default-cell-style-name="ce3"/>
        <table:table-column table:style-name="co10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2" table:default-cell-style-name="ce3"/>
        <table:table-column table:style-name="co10" table:number-columns-repeated="14" table:default-cell-style-name="ce3"/>
        <table:table-column table:style-name="co11" table:number-columns-repeated="9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key id</text:p>
          </table:table-cell>
          <table:table-cell table:style-name="ce1" office:value-type="string">
            <text:p>q</text:p>
          </table:table-cell>
          <table:table-cell table:style-name="ce1" office:value-type="string">
            <text:p>w</text:p>
          </table:table-cell>
          <table:table-cell table:style-name="ce1" office:value-type="string">
            <text:p>e</text:p>
          </table:table-cell>
          <table:table-cell table:style-name="ce1" office:value-type="string">
            <text:p>r</text:p>
          </table:table-cell>
          <table:table-cell table:style-name="ce1" office:value-type="string">
            <text:p>t</text:p>
          </table:table-cell>
          <table:table-cell table:style-name="ce1" office:value-type="string">
            <text:p>y</text:p>
          </table:table-cell>
          <table:table-cell table:style-name="ce1" office:value-type="string">
            <text:p>u</text:p>
          </table:table-cell>
          <table:table-cell table:style-name="ce1" office:value-type="string">
            <text:p>i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`</text:p>
          </table:table-cell>
          <table:table-cell table:style-name="ce2" office:value-type="string">
            <text:p>plus</text:p>
          </table:table-cell>
          <table:table-cell table:style-name="ce1" office:value-type="string">
            <text:p>a</text:p>
          </table:table-cell>
          <table:table-cell table:style-name="ce1" office:value-type="string">
            <text:p>s</text:p>
          </table:table-cell>
          <table:table-cell table:style-name="ce1" office:value-type="string">
            <text:p>d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k</text:p>
          </table:table-cell>
          <table:table-cell table:style-name="ce1" office:value-type="string">
            <text:p>l</text:p>
          </table:table-cell>
          <table:table-cell table:style-name="ce1" office:value-type="string">
            <text:p>ñ</text:p>
          </table:table-cell>
          <table:table-cell table:style-name="ce1" office:value-type="string">
            <text:p>´</text:p>
          </table:table-cell>
          <table:table-cell table:style-name="ce1" office:value-type="string">
            <text:p>ç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c</text:p>
          </table:table-cell>
          <table:table-cell table:style-name="ce1" office:value-type="string">
            <text:p>v</text:p>
          </table:table-cell>
          <table:table-cell table:style-name="ce1" office:value-type="string">
            <text:p>b</text:p>
          </table:table-cell>
          <table:table-cell table:style-name="ce1" office:value-type="string">
            <text:p>n</text:p>
          </table:table-cell>
          <table:table-cell table:style-name="ce1" office:value-type="string">
            <text:p>m</text:p>
          </table:table-cell>
          <table:table-cell table:style-name="ce1" office:value-type="string">
            <text:p>,</text:p>
          </table:table-cell>
          <table:table-cell table:style-name="ce2" office:value-type="string">
            <text:p>dot</text:p>
          </table:table-cell>
          <table:table-cell table:style-name="ce2" office:value-type="string">
            <text:p>minus</text:p>
          </table:table-cell>
          <table:table-cell/>
          <table:table-cell table:style-name="Default" table:number-columns-repeated="35"/>
          <table:table-cell table:number-columns-repeated="9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table:style-name="Default" table:number-columns-repeated="35"/>
          <table:table-cell table:number-columns-repeated="9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/>
          <table:table-cell table:formula="of:=IF([.C3]&gt;0;[.$B3]&amp;&quot;,&quot;&amp;[.C$2]&amp;&quot;,&quot;&amp;[.C3];&quot;&quot;)" office:value-type="string" office:string-value="0,1,1">
            <text:p>0,1,1</text:p>
          </table:table-cell>
          <table:table-cell table:formula="of:=IF([.D3]&gt;0;[.$B3]&amp;&quot;,&quot;&amp;[.D$2]&amp;&quot;,&quot;&amp;[.D3];&quot;&quot;)" office:value-type="string" office:string-value="0,2,1">
            <text:p>0,2,1</text:p>
          </table:table-cell>
          <table:table-cell table:formula="of:=IF([.E3]&gt;0;[.$B3]&amp;&quot;,&quot;&amp;[.E$2]&amp;&quot;,&quot;&amp;[.E3];&quot;&quot;)" office:value-type="string" office:string-value="0,3,1">
            <text:p>0,3,1</text:p>
          </table:table-cell>
          <table:table-cell table:formula="of:=IF([.F3]&gt;0;[.$B3]&amp;&quot;,&quot;&amp;[.F$2]&amp;&quot;,&quot;&amp;[.F3];&quot;&quot;)" office:value-type="string" office:string-value="0,4,1">
            <text:p>0,4,1</text:p>
          </table:table-cell>
          <table:table-cell table:formula="of:=IF([.G3]&gt;0;[.$B3]&amp;&quot;,&quot;&amp;[.G$2]&amp;&quot;,&quot;&amp;[.G3];&quot;&quot;)" office:value-type="string" office:string-value="0,5,1">
            <text:p>0,5,1</text:p>
          </table:table-cell>
          <table:table-cell table:formula="of:=IF([.H3]&gt;0;[.$B3]&amp;&quot;,&quot;&amp;[.H$2]&amp;&quot;,&quot;&amp;[.H3];&quot;&quot;)" office:value-type="string" office:string-value="0,6,2">
            <text:p>0,6,2</text:p>
          </table:table-cell>
          <table:table-cell table:formula="of:=IF([.I3]&gt;0;[.$B3]&amp;&quot;,&quot;&amp;[.I$2]&amp;&quot;,&quot;&amp;[.I3];&quot;&quot;)" office:value-type="string" office:string-value="0,7,1">
            <text:p>0,7,1</text:p>
          </table:table-cell>
          <table:table-cell table:formula="of:=IF([.J3]&gt;0;[.$B3]&amp;&quot;,&quot;&amp;[.J$2]&amp;&quot;,&quot;&amp;[.J3];&quot;&quot;)" office:value-type="string" office:string-value="0,8,1">
            <text:p>0,8,1</text:p>
          </table:table-cell>
          <table:table-cell table:formula="of:=IF([.K3]&gt;0;[.$B3]&amp;&quot;,&quot;&amp;[.K$2]&amp;&quot;,&quot;&amp;[.K3];&quot;&quot;)" office:value-type="string" office:string-value="0,9,1">
            <text:p>0,9,1</text:p>
          </table:table-cell>
          <table:table-cell table:formula="of:=IF([.L3]&gt;0;[.$B3]&amp;&quot;,&quot;&amp;[.L$2]&amp;&quot;,&quot;&amp;[.L3];&quot;&quot;)" office:value-type="string" office:string-value="0,10,1">
            <text:p>0,10,1</text:p>
          </table:table-cell>
          <table:table-cell table:formula="of:=IF([.M3]&gt;0;[.$B3]&amp;&quot;,&quot;&amp;[.M$2]&amp;&quot;,&quot;&amp;[.M3];&quot;&quot;)" office:value-type="string" office:string-value="0,11,2">
            <text:p>0,11,2</text:p>
          </table:table-cell>
          <table:table-cell table:formula="of:=IF([.N3]&gt;0;[.$B3]&amp;&quot;,&quot;&amp;[.N$2]&amp;&quot;,&quot;&amp;[.N3];&quot;&quot;)" office:value-type="string" office:string-value="0,12,2">
            <text:p>0,12,2</text:p>
          </table:table-cell>
          <table:table-cell table:formula="of:=IF([.O3]&gt;0;[.$B3]&amp;&quot;,&quot;&amp;[.O$2]&amp;&quot;,&quot;&amp;[.O3];&quot;&quot;)">
            <text:p/>
          </table:table-cell>
          <table:table-cell table:formula="of:=IF([.P3]&gt;0;[.$B3]&amp;&quot;,&quot;&amp;[.P$2]&amp;&quot;,&quot;&amp;[.P3];&quot;&quot;)">
            <text:p/>
          </table:table-cell>
          <table:table-cell table:formula="of:=IF([.Q3]&gt;0;[.$B3]&amp;&quot;,&quot;&amp;[.Q$2]&amp;&quot;,&quot;&amp;[.Q3];&quot;&quot;)">
            <text:p/>
          </table:table-cell>
          <table:table-cell table:formula="of:=IF([.R3]&gt;0;[.$B3]&amp;&quot;,&quot;&amp;[.R$2]&amp;&quot;,&quot;&amp;[.R3];&quot;&quot;)">
            <text:p/>
          </table:table-cell>
          <table:table-cell table:formula="of:=IF([.S3]&gt;0;[.$B3]&amp;&quot;,&quot;&amp;[.S$2]&amp;&quot;,&quot;&amp;[.S3];&quot;&quot;)" office:value-type="string" office:string-value="0,17,1">
            <text:p>0,17,1</text:p>
          </table:table-cell>
          <table:table-cell table:formula="of:=IF([.T3]&gt;0;[.$B3]&amp;&quot;,&quot;&amp;[.T$2]&amp;&quot;,&quot;&amp;[.T3];&quot;&quot;)" office:value-type="string" office:string-value="0,18,1">
            <text:p>0,18,1</text:p>
          </table:table-cell>
          <table:table-cell table:formula="of:=IF([.U3]&gt;0;[.$B3]&amp;&quot;,&quot;&amp;[.U$2]&amp;&quot;,&quot;&amp;[.U3];&quot;&quot;)">
            <text:p/>
          </table:table-cell>
          <table:table-cell table:formula="of:=IF([.V3]&gt;0;[.$B3]&amp;&quot;,&quot;&amp;[.V$2]&amp;&quot;,&quot;&amp;[.V3];&quot;&quot;)">
            <text:p/>
          </table:table-cell>
          <table:table-cell table:formula="of:=IF([.W3]&gt;0;[.$B3]&amp;&quot;,&quot;&amp;[.W$2]&amp;&quot;,&quot;&amp;[.W3];&quot;&quot;)">
            <text:p/>
          </table:table-cell>
          <table:table-cell table:formula="of:=IF([.X3]&gt;0;[.$B3]&amp;&quot;,&quot;&amp;[.X$2]&amp;&quot;,&quot;&amp;[.X3];&quot;&quot;)">
            <text:p/>
          </table:table-cell>
          <table:table-cell table:formula="of:=IF([.Y3]&gt;0;[.$B3]&amp;&quot;,&quot;&amp;[.Y$2]&amp;&quot;,&quot;&amp;[.Y3];&quot;&quot;)" office:value-type="string" office:string-value="0,23,1">
            <text:p>0,23,1</text:p>
          </table:table-cell>
          <table:table-cell table:formula="of:=IF([.Z3]&gt;0;[.$B3]&amp;&quot;,&quot;&amp;[.Z$2]&amp;&quot;,&quot;&amp;[.Z3];&quot;&quot;)" office:value-type="string" office:string-value="0,24,2">
            <text:p>0,24,2</text:p>
          </table:table-cell>
          <table:table-cell table:formula="of:=IF([.AA3]&gt;0;[.$B3]&amp;&quot;,&quot;&amp;[.AA$2]&amp;&quot;,&quot;&amp;[.AA3];&quot;&quot;)" office:value-type="string" office:string-value="0,25,1">
            <text:p>0,25,1</text:p>
          </table:table-cell>
          <table:table-cell table:formula="of:=IF([.AB3]&gt;0;[.$B3]&amp;&quot;,&quot;&amp;[.AB$2]&amp;&quot;,&quot;&amp;[.AB3];&quot;&quot;)" office:value-type="string" office:string-value="0,26,1">
            <text:p>0,26,1</text:p>
          </table:table-cell>
          <table:table-cell table:formula="of:=IF([.AC3]&gt;0;[.$B3]&amp;&quot;,&quot;&amp;[.AC$2]&amp;&quot;,&quot;&amp;[.AC3];&quot;&quot;)" office:value-type="string" office:string-value="0,27,1">
            <text:p>0,27,1</text:p>
          </table:table-cell>
          <table:table-cell table:formula="of:=IF([.AD3]&gt;0;[.$B3]&amp;&quot;,&quot;&amp;[.AD$2]&amp;&quot;,&quot;&amp;[.AD3];&quot;&quot;)" office:value-type="string" office:string-value="0,28,1">
            <text:p>0,28,1</text:p>
          </table:table-cell>
          <table:table-cell table:formula="of:=IF([.AE3]&gt;0;[.$B3]&amp;&quot;,&quot;&amp;[.AE$2]&amp;&quot;,&quot;&amp;[.AE3];&quot;&quot;)" office:value-type="string" office:string-value="0,29,1">
            <text:p>0,29,1</text:p>
          </table:table-cell>
          <table:table-cell table:formula="of:=IF([.AF3]&gt;0;[.$B3]&amp;&quot;,&quot;&amp;[.AF$2]&amp;&quot;,&quot;&amp;[.AF3];&quot;&quot;)" office:value-type="string" office:string-value="0,30,2">
            <text:p>0,30,2</text:p>
          </table:table-cell>
          <table:table-cell table:formula="of:=IF([.AG3]&gt;0;[.$B3]&amp;&quot;,&quot;&amp;[.AG$2]&amp;&quot;,&quot;&amp;[.AG3];&quot;&quot;)" office:value-type="string" office:string-value="0,31,1">
            <text:p>0,31,1</text:p>
          </table:table-cell>
          <table:table-cell table:formula="of:=IF([.AH3]&gt;0;[.$B3]&amp;&quot;,&quot;&amp;[.AH$2]&amp;&quot;,&quot;&amp;[.AH3];&quot;&quot;)" office:value-type="string" office:string-value="0,32,1">
            <text:p>0,32,1</text:p>
          </table:table-cell>
          <table:table-cell table:formula="of:=IF([.AI3]&gt;0;[.$B3]&amp;&quot;,&quot;&amp;[.AI$2]&amp;&quot;,&quot;&amp;[.AI3];&quot;&quot;)" office:value-type="string" office:string-value="0,33,1">
            <text:p>0,33,1</text:p>
          </table:table-cell>
          <table:table-cell table:formula="of:=IF([.AJ3]&gt;0;[.$B3]&amp;&quot;,&quot;&amp;[.AJ$2]&amp;&quot;,&quot;&amp;[.AJ3];&quot;&quot;)" office:value-type="string" office:string-value="0,34,1">
            <text:p>0,34,1</text:p>
          </table:table-cell>
          <table:table-cell table:formula="of:=IF([.AK3]&gt;0;[.$B3]&amp;&quot;,&quot;&amp;[.AK$2]&amp;&quot;,&quot;&amp;[.AK3];&quot;&quot;)" office:value-type="string" office:string-value="0,35,1">
            <text:p>0,35,1</text:p>
          </table:table-cell>
          <table:table-cell table:number-columns-repeated="9"/>
        </table:table-row>
        <table:table-row table:style-name="ro2">
          <table:table-cell office:value-type="string">
            <text:p>q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9"/>
          <table:table-cell/>
          <table:table-cell table:formula="of:=IF([.C4]&gt;0;[.$B4]&amp;&quot;,&quot;&amp;[.C$2]&amp;&quot;,&quot;&amp;[.C4];&quot;&quot;)">
            <text:p/>
          </table:table-cell>
          <table:table-cell table:formula="of:=IF([.D4]&gt;0;[.$B4]&amp;&quot;,&quot;&amp;[.D$2]&amp;&quot;,&quot;&amp;[.D4];&quot;&quot;)">
            <text:p/>
          </table:table-cell>
          <table:table-cell table:formula="of:=IF([.E4]&gt;0;[.$B4]&amp;&quot;,&quot;&amp;[.E$2]&amp;&quot;,&quot;&amp;[.E4];&quot;&quot;)">
            <text:p/>
          </table:table-cell>
          <table:table-cell table:formula="of:=IF([.F4]&gt;0;[.$B4]&amp;&quot;,&quot;&amp;[.F$2]&amp;&quot;,&quot;&amp;[.F4];&quot;&quot;)">
            <text:p/>
          </table:table-cell>
          <table:table-cell table:formula="of:=IF([.G4]&gt;0;[.$B4]&amp;&quot;,&quot;&amp;[.G$2]&amp;&quot;,&quot;&amp;[.G4];&quot;&quot;)">
            <text:p/>
          </table:table-cell>
          <table:table-cell table:formula="of:=IF([.H4]&gt;0;[.$B4]&amp;&quot;,&quot;&amp;[.H$2]&amp;&quot;,&quot;&amp;[.H4];&quot;&quot;)">
            <text:p/>
          </table:table-cell>
          <table:table-cell table:formula="of:=IF([.I4]&gt;0;[.$B4]&amp;&quot;,&quot;&amp;[.I$2]&amp;&quot;,&quot;&amp;[.I4];&quot;&quot;)">
            <text:p/>
          </table:table-cell>
          <table:table-cell table:formula="of:=IF([.J4]&gt;0;[.$B4]&amp;&quot;,&quot;&amp;[.J$2]&amp;&quot;,&quot;&amp;[.J4];&quot;&quot;)">
            <text:p/>
          </table:table-cell>
          <table:table-cell table:formula="of:=IF([.K4]&gt;0;[.$B4]&amp;&quot;,&quot;&amp;[.K$2]&amp;&quot;,&quot;&amp;[.K4];&quot;&quot;)">
            <text:p/>
          </table:table-cell>
          <table:table-cell table:formula="of:=IF([.L4]&gt;0;[.$B4]&amp;&quot;,&quot;&amp;[.L$2]&amp;&quot;,&quot;&amp;[.L4];&quot;&quot;)">
            <text:p/>
          </table:table-cell>
          <table:table-cell table:formula="of:=IF([.M4]&gt;0;[.$B4]&amp;&quot;,&quot;&amp;[.M$2]&amp;&quot;,&quot;&amp;[.M4];&quot;&quot;)">
            <text:p/>
          </table:table-cell>
          <table:table-cell table:formula="of:=IF([.N4]&gt;0;[.$B4]&amp;&quot;,&quot;&amp;[.N$2]&amp;&quot;,&quot;&amp;[.N4];&quot;&quot;)">
            <text:p/>
          </table:table-cell>
          <table:table-cell table:formula="of:=IF([.O4]&gt;0;[.$B4]&amp;&quot;,&quot;&amp;[.O$2]&amp;&quot;,&quot;&amp;[.O4];&quot;&quot;)" office:value-type="string" office:string-value="1,13,1">
            <text:p>1,13,1</text:p>
          </table:table-cell>
          <table:table-cell table:formula="of:=IF([.P4]&gt;0;[.$B4]&amp;&quot;,&quot;&amp;[.P$2]&amp;&quot;,&quot;&amp;[.P4];&quot;&quot;)">
            <text:p/>
          </table:table-cell>
          <table:table-cell table:formula="of:=IF([.Q4]&gt;0;[.$B4]&amp;&quot;,&quot;&amp;[.Q$2]&amp;&quot;,&quot;&amp;[.Q4];&quot;&quot;)">
            <text:p/>
          </table:table-cell>
          <table:table-cell table:formula="of:=IF([.R4]&gt;0;[.$B4]&amp;&quot;,&quot;&amp;[.R$2]&amp;&quot;,&quot;&amp;[.R4];&quot;&quot;)">
            <text:p/>
          </table:table-cell>
          <table:table-cell table:formula="of:=IF([.S4]&gt;0;[.$B4]&amp;&quot;,&quot;&amp;[.S$2]&amp;&quot;,&quot;&amp;[.S4];&quot;&quot;)">
            <text:p/>
          </table:table-cell>
          <table:table-cell table:formula="of:=IF([.T4]&gt;0;[.$B4]&amp;&quot;,&quot;&amp;[.T$2]&amp;&quot;,&quot;&amp;[.T4];&quot;&quot;)">
            <text:p/>
          </table:table-cell>
          <table:table-cell table:formula="of:=IF([.U4]&gt;0;[.$B4]&amp;&quot;,&quot;&amp;[.U$2]&amp;&quot;,&quot;&amp;[.U4];&quot;&quot;)">
            <text:p/>
          </table:table-cell>
          <table:table-cell table:formula="of:=IF([.V4]&gt;0;[.$B4]&amp;&quot;,&quot;&amp;[.V$2]&amp;&quot;,&quot;&amp;[.V4];&quot;&quot;)">
            <text:p/>
          </table:table-cell>
          <table:table-cell table:formula="of:=IF([.W4]&gt;0;[.$B4]&amp;&quot;,&quot;&amp;[.W$2]&amp;&quot;,&quot;&amp;[.W4];&quot;&quot;)">
            <text:p/>
          </table:table-cell>
          <table:table-cell table:formula="of:=IF([.X4]&gt;0;[.$B4]&amp;&quot;,&quot;&amp;[.X$2]&amp;&quot;,&quot;&amp;[.X4];&quot;&quot;)">
            <text:p/>
          </table:table-cell>
          <table:table-cell table:formula="of:=IF([.Y4]&gt;0;[.$B4]&amp;&quot;,&quot;&amp;[.Y$2]&amp;&quot;,&quot;&amp;[.Y4];&quot;&quot;)">
            <text:p/>
          </table:table-cell>
          <table:table-cell table:formula="of:=IF([.Z4]&gt;0;[.$B4]&amp;&quot;,&quot;&amp;[.Z$2]&amp;&quot;,&quot;&amp;[.Z4];&quot;&quot;)">
            <text:p/>
          </table:table-cell>
          <table:table-cell table:formula="of:=IF([.AA4]&gt;0;[.$B4]&amp;&quot;,&quot;&amp;[.AA$2]&amp;&quot;,&quot;&amp;[.AA4];&quot;&quot;)" office:value-type="string" office:string-value="1,25,2">
            <text:p>1,25,2</text:p>
          </table:table-cell>
          <table:table-cell table:formula="of:=IF([.AB4]&gt;0;[.$B4]&amp;&quot;,&quot;&amp;[.AB$2]&amp;&quot;,&quot;&amp;[.AB4];&quot;&quot;)" office:value-type="string" office:string-value="1,26,2">
            <text:p>1,26,2</text:p>
          </table:table-cell>
          <table:table-cell table:formula="of:=IF([.AC4]&gt;0;[.$B4]&amp;&quot;,&quot;&amp;[.AC$2]&amp;&quot;,&quot;&amp;[.AC4];&quot;&quot;)">
            <text:p/>
          </table:table-cell>
          <table:table-cell table:formula="of:=IF([.AD4]&gt;0;[.$B4]&amp;&quot;,&quot;&amp;[.AD$2]&amp;&quot;,&quot;&amp;[.AD4];&quot;&quot;)">
            <text:p/>
          </table:table-cell>
          <table:table-cell table:formula="of:=IF([.AE4]&gt;0;[.$B4]&amp;&quot;,&quot;&amp;[.AE$2]&amp;&quot;,&quot;&amp;[.AE4];&quot;&quot;)">
            <text:p/>
          </table:table-cell>
          <table:table-cell table:formula="of:=IF([.AF4]&gt;0;[.$B4]&amp;&quot;,&quot;&amp;[.AF$2]&amp;&quot;,&quot;&amp;[.AF4];&quot;&quot;)">
            <text:p/>
          </table:table-cell>
          <table:table-cell table:formula="of:=IF([.AG4]&gt;0;[.$B4]&amp;&quot;,&quot;&amp;[.AG$2]&amp;&quot;,&quot;&amp;[.AG4];&quot;&quot;)">
            <text:p/>
          </table:table-cell>
          <table:table-cell table:formula="of:=IF([.AH4]&gt;0;[.$B4]&amp;&quot;,&quot;&amp;[.AH$2]&amp;&quot;,&quot;&amp;[.AH4];&quot;&quot;)">
            <text:p/>
          </table:table-cell>
          <table:table-cell table:formula="of:=IF([.AI4]&gt;0;[.$B4]&amp;&quot;,&quot;&amp;[.AI$2]&amp;&quot;,&quot;&amp;[.AI4];&quot;&quot;)">
            <text:p/>
          </table:table-cell>
          <table:table-cell table:formula="of:=IF([.AJ4]&gt;0;[.$B4]&amp;&quot;,&quot;&amp;[.AJ$2]&amp;&quot;,&quot;&amp;[.AJ4];&quot;&quot;)">
            <text:p/>
          </table:table-cell>
          <table:table-cell table:formula="of:=IF([.AK4]&gt;0;[.$B4]&amp;&quot;,&quot;&amp;[.AK$2]&amp;&quot;,&quot;&amp;[.AK4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w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8"/>
          <table:table-cell/>
          <table:table-cell table:formula="of:=IF([.C5]&gt;0;[.$B5]&amp;&quot;,&quot;&amp;[.C$2]&amp;&quot;,&quot;&amp;[.C5];&quot;&quot;)">
            <text:p/>
          </table:table-cell>
          <table:table-cell table:formula="of:=IF([.D5]&gt;0;[.$B5]&amp;&quot;,&quot;&amp;[.D$2]&amp;&quot;,&quot;&amp;[.D5];&quot;&quot;)">
            <text:p/>
          </table:table-cell>
          <table:table-cell table:formula="of:=IF([.E5]&gt;0;[.$B5]&amp;&quot;,&quot;&amp;[.E$2]&amp;&quot;,&quot;&amp;[.E5];&quot;&quot;)">
            <text:p/>
          </table:table-cell>
          <table:table-cell table:formula="of:=IF([.F5]&gt;0;[.$B5]&amp;&quot;,&quot;&amp;[.F$2]&amp;&quot;,&quot;&amp;[.F5];&quot;&quot;)">
            <text:p/>
          </table:table-cell>
          <table:table-cell table:formula="of:=IF([.G5]&gt;0;[.$B5]&amp;&quot;,&quot;&amp;[.G$2]&amp;&quot;,&quot;&amp;[.G5];&quot;&quot;)">
            <text:p/>
          </table:table-cell>
          <table:table-cell table:formula="of:=IF([.H5]&gt;0;[.$B5]&amp;&quot;,&quot;&amp;[.H$2]&amp;&quot;,&quot;&amp;[.H5];&quot;&quot;)">
            <text:p/>
          </table:table-cell>
          <table:table-cell table:formula="of:=IF([.I5]&gt;0;[.$B5]&amp;&quot;,&quot;&amp;[.I$2]&amp;&quot;,&quot;&amp;[.I5];&quot;&quot;)">
            <text:p/>
          </table:table-cell>
          <table:table-cell table:formula="of:=IF([.J5]&gt;0;[.$B5]&amp;&quot;,&quot;&amp;[.J$2]&amp;&quot;,&quot;&amp;[.J5];&quot;&quot;)">
            <text:p/>
          </table:table-cell>
          <table:table-cell table:formula="of:=IF([.K5]&gt;0;[.$B5]&amp;&quot;,&quot;&amp;[.K$2]&amp;&quot;,&quot;&amp;[.K5];&quot;&quot;)">
            <text:p/>
          </table:table-cell>
          <table:table-cell table:formula="of:=IF([.L5]&gt;0;[.$B5]&amp;&quot;,&quot;&amp;[.L$2]&amp;&quot;,&quot;&amp;[.L5];&quot;&quot;)">
            <text:p/>
          </table:table-cell>
          <table:table-cell table:formula="of:=IF([.M5]&gt;0;[.$B5]&amp;&quot;,&quot;&amp;[.M$2]&amp;&quot;,&quot;&amp;[.M5];&quot;&quot;)">
            <text:p/>
          </table:table-cell>
          <table:table-cell table:formula="of:=IF([.N5]&gt;0;[.$B5]&amp;&quot;,&quot;&amp;[.N$2]&amp;&quot;,&quot;&amp;[.N5];&quot;&quot;)">
            <text:p/>
          </table:table-cell>
          <table:table-cell table:formula="of:=IF([.O5]&gt;0;[.$B5]&amp;&quot;,&quot;&amp;[.O$2]&amp;&quot;,&quot;&amp;[.O5];&quot;&quot;)">
            <text:p/>
          </table:table-cell>
          <table:table-cell table:formula="of:=IF([.P5]&gt;0;[.$B5]&amp;&quot;,&quot;&amp;[.P$2]&amp;&quot;,&quot;&amp;[.P5];&quot;&quot;)" office:value-type="string" office:string-value="2,14,1">
            <text:p>2,14,1</text:p>
          </table:table-cell>
          <table:table-cell table:formula="of:=IF([.Q5]&gt;0;[.$B5]&amp;&quot;,&quot;&amp;[.Q$2]&amp;&quot;,&quot;&amp;[.Q5];&quot;&quot;)">
            <text:p/>
          </table:table-cell>
          <table:table-cell table:formula="of:=IF([.R5]&gt;0;[.$B5]&amp;&quot;,&quot;&amp;[.R$2]&amp;&quot;,&quot;&amp;[.R5];&quot;&quot;)">
            <text:p/>
          </table:table-cell>
          <table:table-cell table:formula="of:=IF([.S5]&gt;0;[.$B5]&amp;&quot;,&quot;&amp;[.S$2]&amp;&quot;,&quot;&amp;[.S5];&quot;&quot;)">
            <text:p/>
          </table:table-cell>
          <table:table-cell table:formula="of:=IF([.T5]&gt;0;[.$B5]&amp;&quot;,&quot;&amp;[.T$2]&amp;&quot;,&quot;&amp;[.T5];&quot;&quot;)">
            <text:p/>
          </table:table-cell>
          <table:table-cell table:formula="of:=IF([.U5]&gt;0;[.$B5]&amp;&quot;,&quot;&amp;[.U$2]&amp;&quot;,&quot;&amp;[.U5];&quot;&quot;)">
            <text:p/>
          </table:table-cell>
          <table:table-cell table:formula="of:=IF([.V5]&gt;0;[.$B5]&amp;&quot;,&quot;&amp;[.V$2]&amp;&quot;,&quot;&amp;[.V5];&quot;&quot;)">
            <text:p/>
          </table:table-cell>
          <table:table-cell table:formula="of:=IF([.W5]&gt;0;[.$B5]&amp;&quot;,&quot;&amp;[.W$2]&amp;&quot;,&quot;&amp;[.W5];&quot;&quot;)">
            <text:p/>
          </table:table-cell>
          <table:table-cell table:formula="of:=IF([.X5]&gt;0;[.$B5]&amp;&quot;,&quot;&amp;[.X$2]&amp;&quot;,&quot;&amp;[.X5];&quot;&quot;)">
            <text:p/>
          </table:table-cell>
          <table:table-cell table:formula="of:=IF([.Y5]&gt;0;[.$B5]&amp;&quot;,&quot;&amp;[.Y$2]&amp;&quot;,&quot;&amp;[.Y5];&quot;&quot;)">
            <text:p/>
          </table:table-cell>
          <table:table-cell table:formula="of:=IF([.Z5]&gt;0;[.$B5]&amp;&quot;,&quot;&amp;[.Z$2]&amp;&quot;,&quot;&amp;[.Z5];&quot;&quot;)">
            <text:p/>
          </table:table-cell>
          <table:table-cell table:formula="of:=IF([.AA5]&gt;0;[.$B5]&amp;&quot;,&quot;&amp;[.AA$2]&amp;&quot;,&quot;&amp;[.AA5];&quot;&quot;)">
            <text:p/>
          </table:table-cell>
          <table:table-cell table:formula="of:=IF([.AB5]&gt;0;[.$B5]&amp;&quot;,&quot;&amp;[.AB$2]&amp;&quot;,&quot;&amp;[.AB5];&quot;&quot;)">
            <text:p/>
          </table:table-cell>
          <table:table-cell table:formula="of:=IF([.AC5]&gt;0;[.$B5]&amp;&quot;,&quot;&amp;[.AC$2]&amp;&quot;,&quot;&amp;[.AC5];&quot;&quot;)" office:value-type="string" office:string-value="2,27,2">
            <text:p>2,27,2</text:p>
          </table:table-cell>
          <table:table-cell table:formula="of:=IF([.AD5]&gt;0;[.$B5]&amp;&quot;,&quot;&amp;[.AD$2]&amp;&quot;,&quot;&amp;[.AD5];&quot;&quot;)">
            <text:p/>
          </table:table-cell>
          <table:table-cell table:formula="of:=IF([.AE5]&gt;0;[.$B5]&amp;&quot;,&quot;&amp;[.AE$2]&amp;&quot;,&quot;&amp;[.AE5];&quot;&quot;)">
            <text:p/>
          </table:table-cell>
          <table:table-cell table:formula="of:=IF([.AF5]&gt;0;[.$B5]&amp;&quot;,&quot;&amp;[.AF$2]&amp;&quot;,&quot;&amp;[.AF5];&quot;&quot;)">
            <text:p/>
          </table:table-cell>
          <table:table-cell table:formula="of:=IF([.AG5]&gt;0;[.$B5]&amp;&quot;,&quot;&amp;[.AG$2]&amp;&quot;,&quot;&amp;[.AG5];&quot;&quot;)">
            <text:p/>
          </table:table-cell>
          <table:table-cell table:formula="of:=IF([.AH5]&gt;0;[.$B5]&amp;&quot;,&quot;&amp;[.AH$2]&amp;&quot;,&quot;&amp;[.AH5];&quot;&quot;)">
            <text:p/>
          </table:table-cell>
          <table:table-cell table:formula="of:=IF([.AI5]&gt;0;[.$B5]&amp;&quot;,&quot;&amp;[.AI$2]&amp;&quot;,&quot;&amp;[.AI5];&quot;&quot;)">
            <text:p/>
          </table:table-cell>
          <table:table-cell table:formula="of:=IF([.AJ5]&gt;0;[.$B5]&amp;&quot;,&quot;&amp;[.AJ$2]&amp;&quot;,&quot;&amp;[.AJ5];&quot;&quot;)">
            <text:p/>
          </table:table-cell>
          <table:table-cell table:formula="of:=IF([.AK5]&gt;0;[.$B5]&amp;&quot;,&quot;&amp;[.AK$2]&amp;&quot;,&quot;&amp;[.AK5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7"/>
          <table:table-cell/>
          <table:table-cell table:formula="of:=IF([.C6]&gt;0;[.$B6]&amp;&quot;,&quot;&amp;[.C$2]&amp;&quot;,&quot;&amp;[.C6];&quot;&quot;)">
            <text:p/>
          </table:table-cell>
          <table:table-cell table:formula="of:=IF([.D6]&gt;0;[.$B6]&amp;&quot;,&quot;&amp;[.D$2]&amp;&quot;,&quot;&amp;[.D6];&quot;&quot;)">
            <text:p/>
          </table:table-cell>
          <table:table-cell table:formula="of:=IF([.E6]&gt;0;[.$B6]&amp;&quot;,&quot;&amp;[.E$2]&amp;&quot;,&quot;&amp;[.E6];&quot;&quot;)">
            <text:p/>
          </table:table-cell>
          <table:table-cell table:formula="of:=IF([.F6]&gt;0;[.$B6]&amp;&quot;,&quot;&amp;[.F$2]&amp;&quot;,&quot;&amp;[.F6];&quot;&quot;)">
            <text:p/>
          </table:table-cell>
          <table:table-cell table:formula="of:=IF([.G6]&gt;0;[.$B6]&amp;&quot;,&quot;&amp;[.G$2]&amp;&quot;,&quot;&amp;[.G6];&quot;&quot;)">
            <text:p/>
          </table:table-cell>
          <table:table-cell table:formula="of:=IF([.H6]&gt;0;[.$B6]&amp;&quot;,&quot;&amp;[.H$2]&amp;&quot;,&quot;&amp;[.H6];&quot;&quot;)">
            <text:p/>
          </table:table-cell>
          <table:table-cell table:formula="of:=IF([.I6]&gt;0;[.$B6]&amp;&quot;,&quot;&amp;[.I$2]&amp;&quot;,&quot;&amp;[.I6];&quot;&quot;)">
            <text:p/>
          </table:table-cell>
          <table:table-cell table:formula="of:=IF([.J6]&gt;0;[.$B6]&amp;&quot;,&quot;&amp;[.J$2]&amp;&quot;,&quot;&amp;[.J6];&quot;&quot;)">
            <text:p/>
          </table:table-cell>
          <table:table-cell table:formula="of:=IF([.K6]&gt;0;[.$B6]&amp;&quot;,&quot;&amp;[.K$2]&amp;&quot;,&quot;&amp;[.K6];&quot;&quot;)">
            <text:p/>
          </table:table-cell>
          <table:table-cell table:formula="of:=IF([.L6]&gt;0;[.$B6]&amp;&quot;,&quot;&amp;[.L$2]&amp;&quot;,&quot;&amp;[.L6];&quot;&quot;)">
            <text:p/>
          </table:table-cell>
          <table:table-cell table:formula="of:=IF([.M6]&gt;0;[.$B6]&amp;&quot;,&quot;&amp;[.M$2]&amp;&quot;,&quot;&amp;[.M6];&quot;&quot;)">
            <text:p/>
          </table:table-cell>
          <table:table-cell table:formula="of:=IF([.N6]&gt;0;[.$B6]&amp;&quot;,&quot;&amp;[.N$2]&amp;&quot;,&quot;&amp;[.N6];&quot;&quot;)">
            <text:p/>
          </table:table-cell>
          <table:table-cell table:formula="of:=IF([.O6]&gt;0;[.$B6]&amp;&quot;,&quot;&amp;[.O$2]&amp;&quot;,&quot;&amp;[.O6];&quot;&quot;)">
            <text:p/>
          </table:table-cell>
          <table:table-cell table:formula="of:=IF([.P6]&gt;0;[.$B6]&amp;&quot;,&quot;&amp;[.P$2]&amp;&quot;,&quot;&amp;[.P6];&quot;&quot;)">
            <text:p/>
          </table:table-cell>
          <table:table-cell table:formula="of:=IF([.Q6]&gt;0;[.$B6]&amp;&quot;,&quot;&amp;[.Q$2]&amp;&quot;,&quot;&amp;[.Q6];&quot;&quot;)" office:value-type="string" office:string-value="3,15,1">
            <text:p>3,15,1</text:p>
          </table:table-cell>
          <table:table-cell table:formula="of:=IF([.R6]&gt;0;[.$B6]&amp;&quot;,&quot;&amp;[.R$2]&amp;&quot;,&quot;&amp;[.R6];&quot;&quot;)">
            <text:p/>
          </table:table-cell>
          <table:table-cell table:formula="of:=IF([.S6]&gt;0;[.$B6]&amp;&quot;,&quot;&amp;[.S$2]&amp;&quot;,&quot;&amp;[.S6];&quot;&quot;)">
            <text:p/>
          </table:table-cell>
          <table:table-cell table:formula="of:=IF([.T6]&gt;0;[.$B6]&amp;&quot;,&quot;&amp;[.T$2]&amp;&quot;,&quot;&amp;[.T6];&quot;&quot;)">
            <text:p/>
          </table:table-cell>
          <table:table-cell table:formula="of:=IF([.U6]&gt;0;[.$B6]&amp;&quot;,&quot;&amp;[.U$2]&amp;&quot;,&quot;&amp;[.U6];&quot;&quot;)">
            <text:p/>
          </table:table-cell>
          <table:table-cell table:formula="of:=IF([.V6]&gt;0;[.$B6]&amp;&quot;,&quot;&amp;[.V$2]&amp;&quot;,&quot;&amp;[.V6];&quot;&quot;)">
            <text:p/>
          </table:table-cell>
          <table:table-cell table:formula="of:=IF([.W6]&gt;0;[.$B6]&amp;&quot;,&quot;&amp;[.W$2]&amp;&quot;,&quot;&amp;[.W6];&quot;&quot;)">
            <text:p/>
          </table:table-cell>
          <table:table-cell table:formula="of:=IF([.X6]&gt;0;[.$B6]&amp;&quot;,&quot;&amp;[.X$2]&amp;&quot;,&quot;&amp;[.X6];&quot;&quot;)">
            <text:p/>
          </table:table-cell>
          <table:table-cell table:formula="of:=IF([.Y6]&gt;0;[.$B6]&amp;&quot;,&quot;&amp;[.Y$2]&amp;&quot;,&quot;&amp;[.Y6];&quot;&quot;)">
            <text:p/>
          </table:table-cell>
          <table:table-cell table:formula="of:=IF([.Z6]&gt;0;[.$B6]&amp;&quot;,&quot;&amp;[.Z$2]&amp;&quot;,&quot;&amp;[.Z6];&quot;&quot;)">
            <text:p/>
          </table:table-cell>
          <table:table-cell table:formula="of:=IF([.AA6]&gt;0;[.$B6]&amp;&quot;,&quot;&amp;[.AA$2]&amp;&quot;,&quot;&amp;[.AA6];&quot;&quot;)">
            <text:p/>
          </table:table-cell>
          <table:table-cell table:formula="of:=IF([.AB6]&gt;0;[.$B6]&amp;&quot;,&quot;&amp;[.AB$2]&amp;&quot;,&quot;&amp;[.AB6];&quot;&quot;)">
            <text:p/>
          </table:table-cell>
          <table:table-cell table:formula="of:=IF([.AC6]&gt;0;[.$B6]&amp;&quot;,&quot;&amp;[.AC$2]&amp;&quot;,&quot;&amp;[.AC6];&quot;&quot;)">
            <text:p/>
          </table:table-cell>
          <table:table-cell table:formula="of:=IF([.AD6]&gt;0;[.$B6]&amp;&quot;,&quot;&amp;[.AD$2]&amp;&quot;,&quot;&amp;[.AD6];&quot;&quot;)" office:value-type="string" office:string-value="3,28,2">
            <text:p>3,28,2</text:p>
          </table:table-cell>
          <table:table-cell table:formula="of:=IF([.AE6]&gt;0;[.$B6]&amp;&quot;,&quot;&amp;[.AE$2]&amp;&quot;,&quot;&amp;[.AE6];&quot;&quot;)">
            <text:p/>
          </table:table-cell>
          <table:table-cell table:formula="of:=IF([.AF6]&gt;0;[.$B6]&amp;&quot;,&quot;&amp;[.AF$2]&amp;&quot;,&quot;&amp;[.AF6];&quot;&quot;)">
            <text:p/>
          </table:table-cell>
          <table:table-cell table:formula="of:=IF([.AG6]&gt;0;[.$B6]&amp;&quot;,&quot;&amp;[.AG$2]&amp;&quot;,&quot;&amp;[.AG6];&quot;&quot;)">
            <text:p/>
          </table:table-cell>
          <table:table-cell table:formula="of:=IF([.AH6]&gt;0;[.$B6]&amp;&quot;,&quot;&amp;[.AH$2]&amp;&quot;,&quot;&amp;[.AH6];&quot;&quot;)">
            <text:p/>
          </table:table-cell>
          <table:table-cell table:formula="of:=IF([.AI6]&gt;0;[.$B6]&amp;&quot;,&quot;&amp;[.AI$2]&amp;&quot;,&quot;&amp;[.AI6];&quot;&quot;)">
            <text:p/>
          </table:table-cell>
          <table:table-cell table:formula="of:=IF([.AJ6]&gt;0;[.$B6]&amp;&quot;,&quot;&amp;[.AJ$2]&amp;&quot;,&quot;&amp;[.AJ6];&quot;&quot;)">
            <text:p/>
          </table:table-cell>
          <table:table-cell table:formula="of:=IF([.AK6]&gt;0;[.$B6]&amp;&quot;,&quot;&amp;[.AK$2]&amp;&quot;,&quot;&amp;[.AK6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/>
          <table:table-cell table:formula="of:=IF([.C7]&gt;0;[.$B7]&amp;&quot;,&quot;&amp;[.C$2]&amp;&quot;,&quot;&amp;[.C7];&quot;&quot;)">
            <text:p/>
          </table:table-cell>
          <table:table-cell table:formula="of:=IF([.D7]&gt;0;[.$B7]&amp;&quot;,&quot;&amp;[.D$2]&amp;&quot;,&quot;&amp;[.D7];&quot;&quot;)">
            <text:p/>
          </table:table-cell>
          <table:table-cell table:formula="of:=IF([.E7]&gt;0;[.$B7]&amp;&quot;,&quot;&amp;[.E$2]&amp;&quot;,&quot;&amp;[.E7];&quot;&quot;)">
            <text:p/>
          </table:table-cell>
          <table:table-cell table:formula="of:=IF([.F7]&gt;0;[.$B7]&amp;&quot;,&quot;&amp;[.F$2]&amp;&quot;,&quot;&amp;[.F7];&quot;&quot;)">
            <text:p/>
          </table:table-cell>
          <table:table-cell table:formula="of:=IF([.G7]&gt;0;[.$B7]&amp;&quot;,&quot;&amp;[.G$2]&amp;&quot;,&quot;&amp;[.G7];&quot;&quot;)" office:value-type="string" office:string-value="4,5,1">
            <text:p>4,5,1</text:p>
          </table:table-cell>
          <table:table-cell table:formula="of:=IF([.H7]&gt;0;[.$B7]&amp;&quot;,&quot;&amp;[.H$2]&amp;&quot;,&quot;&amp;[.H7];&quot;&quot;)">
            <text:p/>
          </table:table-cell>
          <table:table-cell table:formula="of:=IF([.I7]&gt;0;[.$B7]&amp;&quot;,&quot;&amp;[.I$2]&amp;&quot;,&quot;&amp;[.I7];&quot;&quot;)">
            <text:p/>
          </table:table-cell>
          <table:table-cell table:formula="of:=IF([.J7]&gt;0;[.$B7]&amp;&quot;,&quot;&amp;[.J$2]&amp;&quot;,&quot;&amp;[.J7];&quot;&quot;)">
            <text:p/>
          </table:table-cell>
          <table:table-cell table:formula="of:=IF([.K7]&gt;0;[.$B7]&amp;&quot;,&quot;&amp;[.K$2]&amp;&quot;,&quot;&amp;[.K7];&quot;&quot;)">
            <text:p/>
          </table:table-cell>
          <table:table-cell table:formula="of:=IF([.L7]&gt;0;[.$B7]&amp;&quot;,&quot;&amp;[.L$2]&amp;&quot;,&quot;&amp;[.L7];&quot;&quot;)">
            <text:p/>
          </table:table-cell>
          <table:table-cell table:formula="of:=IF([.M7]&gt;0;[.$B7]&amp;&quot;,&quot;&amp;[.M$2]&amp;&quot;,&quot;&amp;[.M7];&quot;&quot;)">
            <text:p/>
          </table:table-cell>
          <table:table-cell table:formula="of:=IF([.N7]&gt;0;[.$B7]&amp;&quot;,&quot;&amp;[.N$2]&amp;&quot;,&quot;&amp;[.N7];&quot;&quot;)">
            <text:p/>
          </table:table-cell>
          <table:table-cell table:formula="of:=IF([.O7]&gt;0;[.$B7]&amp;&quot;,&quot;&amp;[.O$2]&amp;&quot;,&quot;&amp;[.O7];&quot;&quot;)">
            <text:p/>
          </table:table-cell>
          <table:table-cell table:formula="of:=IF([.P7]&gt;0;[.$B7]&amp;&quot;,&quot;&amp;[.P$2]&amp;&quot;,&quot;&amp;[.P7];&quot;&quot;)">
            <text:p/>
          </table:table-cell>
          <table:table-cell table:formula="of:=IF([.Q7]&gt;0;[.$B7]&amp;&quot;,&quot;&amp;[.Q$2]&amp;&quot;,&quot;&amp;[.Q7];&quot;&quot;)">
            <text:p/>
          </table:table-cell>
          <table:table-cell table:formula="of:=IF([.R7]&gt;0;[.$B7]&amp;&quot;,&quot;&amp;[.R$2]&amp;&quot;,&quot;&amp;[.R7];&quot;&quot;)" office:value-type="string" office:string-value="4,16,1">
            <text:p>4,16,1</text:p>
          </table:table-cell>
          <table:table-cell table:formula="of:=IF([.S7]&gt;0;[.$B7]&amp;&quot;,&quot;&amp;[.S$2]&amp;&quot;,&quot;&amp;[.S7];&quot;&quot;)" office:value-type="string" office:string-value="4,17,1">
            <text:p>4,17,1</text:p>
          </table:table-cell>
          <table:table-cell table:formula="of:=IF([.T7]&gt;0;[.$B7]&amp;&quot;,&quot;&amp;[.T$2]&amp;&quot;,&quot;&amp;[.T7];&quot;&quot;)">
            <text:p/>
          </table:table-cell>
          <table:table-cell table:formula="of:=IF([.U7]&gt;0;[.$B7]&amp;&quot;,&quot;&amp;[.U$2]&amp;&quot;,&quot;&amp;[.U7];&quot;&quot;)">
            <text:p/>
          </table:table-cell>
          <table:table-cell table:formula="of:=IF([.V7]&gt;0;[.$B7]&amp;&quot;,&quot;&amp;[.V$2]&amp;&quot;,&quot;&amp;[.V7];&quot;&quot;)">
            <text:p/>
          </table:table-cell>
          <table:table-cell table:formula="of:=IF([.W7]&gt;0;[.$B7]&amp;&quot;,&quot;&amp;[.W$2]&amp;&quot;,&quot;&amp;[.W7];&quot;&quot;)">
            <text:p/>
          </table:table-cell>
          <table:table-cell table:formula="of:=IF([.X7]&gt;0;[.$B7]&amp;&quot;,&quot;&amp;[.X$2]&amp;&quot;,&quot;&amp;[.X7];&quot;&quot;)">
            <text:p/>
          </table:table-cell>
          <table:table-cell table:formula="of:=IF([.Y7]&gt;0;[.$B7]&amp;&quot;,&quot;&amp;[.Y$2]&amp;&quot;,&quot;&amp;[.Y7];&quot;&quot;)">
            <text:p/>
          </table:table-cell>
          <table:table-cell table:formula="of:=IF([.Z7]&gt;0;[.$B7]&amp;&quot;,&quot;&amp;[.Z$2]&amp;&quot;,&quot;&amp;[.Z7];&quot;&quot;)">
            <text:p/>
          </table:table-cell>
          <table:table-cell table:formula="of:=IF([.AA7]&gt;0;[.$B7]&amp;&quot;,&quot;&amp;[.AA$2]&amp;&quot;,&quot;&amp;[.AA7];&quot;&quot;)">
            <text:p/>
          </table:table-cell>
          <table:table-cell table:formula="of:=IF([.AB7]&gt;0;[.$B7]&amp;&quot;,&quot;&amp;[.AB$2]&amp;&quot;,&quot;&amp;[.AB7];&quot;&quot;)">
            <text:p/>
          </table:table-cell>
          <table:table-cell table:formula="of:=IF([.AC7]&gt;0;[.$B7]&amp;&quot;,&quot;&amp;[.AC$2]&amp;&quot;,&quot;&amp;[.AC7];&quot;&quot;)">
            <text:p/>
          </table:table-cell>
          <table:table-cell table:formula="of:=IF([.AD7]&gt;0;[.$B7]&amp;&quot;,&quot;&amp;[.AD$2]&amp;&quot;,&quot;&amp;[.AD7];&quot;&quot;)">
            <text:p/>
          </table:table-cell>
          <table:table-cell table:formula="of:=IF([.AE7]&gt;0;[.$B7]&amp;&quot;,&quot;&amp;[.AE$2]&amp;&quot;,&quot;&amp;[.AE7];&quot;&quot;)" office:value-type="string" office:string-value="4,29,2">
            <text:p>4,29,2</text:p>
          </table:table-cell>
          <table:table-cell table:formula="of:=IF([.AF7]&gt;0;[.$B7]&amp;&quot;,&quot;&amp;[.AF$2]&amp;&quot;,&quot;&amp;[.AF7];&quot;&quot;)" office:value-type="string" office:string-value="4,30,3">
            <text:p>4,30,3</text:p>
          </table:table-cell>
          <table:table-cell table:formula="of:=IF([.AG7]&gt;0;[.$B7]&amp;&quot;,&quot;&amp;[.AG$2]&amp;&quot;,&quot;&amp;[.AG7];&quot;&quot;)">
            <text:p/>
          </table:table-cell>
          <table:table-cell table:formula="of:=IF([.AH7]&gt;0;[.$B7]&amp;&quot;,&quot;&amp;[.AH$2]&amp;&quot;,&quot;&amp;[.AH7];&quot;&quot;)">
            <text:p/>
          </table:table-cell>
          <table:table-cell table:formula="of:=IF([.AI7]&gt;0;[.$B7]&amp;&quot;,&quot;&amp;[.AI$2]&amp;&quot;,&quot;&amp;[.AI7];&quot;&quot;)">
            <text:p/>
          </table:table-cell>
          <table:table-cell table:formula="of:=IF([.AJ7]&gt;0;[.$B7]&amp;&quot;,&quot;&amp;[.AJ$2]&amp;&quot;,&quot;&amp;[.AJ7];&quot;&quot;)">
            <text:p/>
          </table:table-cell>
          <table:table-cell table:formula="of:=IF([.AK7]&gt;0;[.$B7]&amp;&quot;,&quot;&amp;[.AK$2]&amp;&quot;,&quot;&amp;[.AK7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5"/>
          <table:table-cell/>
          <table:table-cell table:formula="of:=IF([.C8]&gt;0;[.$B8]&amp;&quot;,&quot;&amp;[.C$2]&amp;&quot;,&quot;&amp;[.C8];&quot;&quot;)">
            <text:p/>
          </table:table-cell>
          <table:table-cell table:formula="of:=IF([.D8]&gt;0;[.$B8]&amp;&quot;,&quot;&amp;[.D$2]&amp;&quot;,&quot;&amp;[.D8];&quot;&quot;)">
            <text:p/>
          </table:table-cell>
          <table:table-cell table:formula="of:=IF([.E8]&gt;0;[.$B8]&amp;&quot;,&quot;&amp;[.E$2]&amp;&quot;,&quot;&amp;[.E8];&quot;&quot;)">
            <text:p/>
          </table:table-cell>
          <table:table-cell table:formula="of:=IF([.F8]&gt;0;[.$B8]&amp;&quot;,&quot;&amp;[.F$2]&amp;&quot;,&quot;&amp;[.F8];&quot;&quot;)">
            <text:p/>
          </table:table-cell>
          <table:table-cell table:formula="of:=IF([.G8]&gt;0;[.$B8]&amp;&quot;,&quot;&amp;[.G$2]&amp;&quot;,&quot;&amp;[.G8];&quot;&quot;)">
            <text:p/>
          </table:table-cell>
          <table:table-cell table:formula="of:=IF([.H8]&gt;0;[.$B8]&amp;&quot;,&quot;&amp;[.H$2]&amp;&quot;,&quot;&amp;[.H8];&quot;&quot;)">
            <text:p/>
          </table:table-cell>
          <table:table-cell table:formula="of:=IF([.I8]&gt;0;[.$B8]&amp;&quot;,&quot;&amp;[.I$2]&amp;&quot;,&quot;&amp;[.I8];&quot;&quot;)">
            <text:p/>
          </table:table-cell>
          <table:table-cell table:formula="of:=IF([.J8]&gt;0;[.$B8]&amp;&quot;,&quot;&amp;[.J$2]&amp;&quot;,&quot;&amp;[.J8];&quot;&quot;)">
            <text:p/>
          </table:table-cell>
          <table:table-cell table:formula="of:=IF([.K8]&gt;0;[.$B8]&amp;&quot;,&quot;&amp;[.K$2]&amp;&quot;,&quot;&amp;[.K8];&quot;&quot;)">
            <text:p/>
          </table:table-cell>
          <table:table-cell table:formula="of:=IF([.L8]&gt;0;[.$B8]&amp;&quot;,&quot;&amp;[.L$2]&amp;&quot;,&quot;&amp;[.L8];&quot;&quot;)">
            <text:p/>
          </table:table-cell>
          <table:table-cell table:formula="of:=IF([.M8]&gt;0;[.$B8]&amp;&quot;,&quot;&amp;[.M$2]&amp;&quot;,&quot;&amp;[.M8];&quot;&quot;)">
            <text:p/>
          </table:table-cell>
          <table:table-cell table:formula="of:=IF([.N8]&gt;0;[.$B8]&amp;&quot;,&quot;&amp;[.N$2]&amp;&quot;,&quot;&amp;[.N8];&quot;&quot;)">
            <text:p/>
          </table:table-cell>
          <table:table-cell table:formula="of:=IF([.O8]&gt;0;[.$B8]&amp;&quot;,&quot;&amp;[.O$2]&amp;&quot;,&quot;&amp;[.O8];&quot;&quot;)">
            <text:p/>
          </table:table-cell>
          <table:table-cell table:formula="of:=IF([.P8]&gt;0;[.$B8]&amp;&quot;,&quot;&amp;[.P$2]&amp;&quot;,&quot;&amp;[.P8];&quot;&quot;)">
            <text:p/>
          </table:table-cell>
          <table:table-cell table:formula="of:=IF([.Q8]&gt;0;[.$B8]&amp;&quot;,&quot;&amp;[.Q$2]&amp;&quot;,&quot;&amp;[.Q8];&quot;&quot;)">
            <text:p/>
          </table:table-cell>
          <table:table-cell table:formula="of:=IF([.R8]&gt;0;[.$B8]&amp;&quot;,&quot;&amp;[.R$2]&amp;&quot;,&quot;&amp;[.R8];&quot;&quot;)" office:value-type="string" office:string-value="5,16,1">
            <text:p>5,16,1</text:p>
          </table:table-cell>
          <table:table-cell table:formula="of:=IF([.S8]&gt;0;[.$B8]&amp;&quot;,&quot;&amp;[.S$2]&amp;&quot;,&quot;&amp;[.S8];&quot;&quot;)" office:value-type="string" office:string-value="5,17,1">
            <text:p>5,17,1</text:p>
          </table:table-cell>
          <table:table-cell table:formula="of:=IF([.T8]&gt;0;[.$B8]&amp;&quot;,&quot;&amp;[.T$2]&amp;&quot;,&quot;&amp;[.T8];&quot;&quot;)">
            <text:p/>
          </table:table-cell>
          <table:table-cell table:formula="of:=IF([.U8]&gt;0;[.$B8]&amp;&quot;,&quot;&amp;[.U$2]&amp;&quot;,&quot;&amp;[.U8];&quot;&quot;)">
            <text:p/>
          </table:table-cell>
          <table:table-cell table:formula="of:=IF([.V8]&gt;0;[.$B8]&amp;&quot;,&quot;&amp;[.V$2]&amp;&quot;,&quot;&amp;[.V8];&quot;&quot;)">
            <text:p/>
          </table:table-cell>
          <table:table-cell table:formula="of:=IF([.W8]&gt;0;[.$B8]&amp;&quot;,&quot;&amp;[.W$2]&amp;&quot;,&quot;&amp;[.W8];&quot;&quot;)">
            <text:p/>
          </table:table-cell>
          <table:table-cell table:formula="of:=IF([.X8]&gt;0;[.$B8]&amp;&quot;,&quot;&amp;[.X$2]&amp;&quot;,&quot;&amp;[.X8];&quot;&quot;)">
            <text:p/>
          </table:table-cell>
          <table:table-cell table:formula="of:=IF([.Y8]&gt;0;[.$B8]&amp;&quot;,&quot;&amp;[.Y$2]&amp;&quot;,&quot;&amp;[.Y8];&quot;&quot;)">
            <text:p/>
          </table:table-cell>
          <table:table-cell table:formula="of:=IF([.Z8]&gt;0;[.$B8]&amp;&quot;,&quot;&amp;[.Z$2]&amp;&quot;,&quot;&amp;[.Z8];&quot;&quot;)">
            <text:p/>
          </table:table-cell>
          <table:table-cell table:formula="of:=IF([.AA8]&gt;0;[.$B8]&amp;&quot;,&quot;&amp;[.AA$2]&amp;&quot;,&quot;&amp;[.AA8];&quot;&quot;)">
            <text:p/>
          </table:table-cell>
          <table:table-cell table:formula="of:=IF([.AB8]&gt;0;[.$B8]&amp;&quot;,&quot;&amp;[.AB$2]&amp;&quot;,&quot;&amp;[.AB8];&quot;&quot;)">
            <text:p/>
          </table:table-cell>
          <table:table-cell table:formula="of:=IF([.AC8]&gt;0;[.$B8]&amp;&quot;,&quot;&amp;[.AC$2]&amp;&quot;,&quot;&amp;[.AC8];&quot;&quot;)">
            <text:p/>
          </table:table-cell>
          <table:table-cell table:formula="of:=IF([.AD8]&gt;0;[.$B8]&amp;&quot;,&quot;&amp;[.AD$2]&amp;&quot;,&quot;&amp;[.AD8];&quot;&quot;)">
            <text:p/>
          </table:table-cell>
          <table:table-cell table:formula="of:=IF([.AE8]&gt;0;[.$B8]&amp;&quot;,&quot;&amp;[.AE$2]&amp;&quot;,&quot;&amp;[.AE8];&quot;&quot;)" office:value-type="string" office:string-value="5,29,2">
            <text:p>5,29,2</text:p>
          </table:table-cell>
          <table:table-cell table:formula="of:=IF([.AF8]&gt;0;[.$B8]&amp;&quot;,&quot;&amp;[.AF$2]&amp;&quot;,&quot;&amp;[.AF8];&quot;&quot;)" office:value-type="string" office:string-value="5,30,2">
            <text:p>5,30,2</text:p>
          </table:table-cell>
          <table:table-cell table:formula="of:=IF([.AG8]&gt;0;[.$B8]&amp;&quot;,&quot;&amp;[.AG$2]&amp;&quot;,&quot;&amp;[.AG8];&quot;&quot;)">
            <text:p/>
          </table:table-cell>
          <table:table-cell table:formula="of:=IF([.AH8]&gt;0;[.$B8]&amp;&quot;,&quot;&amp;[.AH$2]&amp;&quot;,&quot;&amp;[.AH8];&quot;&quot;)">
            <text:p/>
          </table:table-cell>
          <table:table-cell table:formula="of:=IF([.AI8]&gt;0;[.$B8]&amp;&quot;,&quot;&amp;[.AI$2]&amp;&quot;,&quot;&amp;[.AI8];&quot;&quot;)">
            <text:p/>
          </table:table-cell>
          <table:table-cell table:formula="of:=IF([.AJ8]&gt;0;[.$B8]&amp;&quot;,&quot;&amp;[.AJ$2]&amp;&quot;,&quot;&amp;[.AJ8];&quot;&quot;)">
            <text:p/>
          </table:table-cell>
          <table:table-cell table:formula="of:=IF([.AK8]&gt;0;[.$B8]&amp;&quot;,&quot;&amp;[.AK$2]&amp;&quot;,&quot;&amp;[.AK8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y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/>
          <table:table-cell table:formula="of:=IF([.C9]&gt;0;[.$B9]&amp;&quot;,&quot;&amp;[.C$2]&amp;&quot;,&quot;&amp;[.C9];&quot;&quot;)">
            <text:p/>
          </table:table-cell>
          <table:table-cell table:formula="of:=IF([.D9]&gt;0;[.$B9]&amp;&quot;,&quot;&amp;[.D$2]&amp;&quot;,&quot;&amp;[.D9];&quot;&quot;)">
            <text:p/>
          </table:table-cell>
          <table:table-cell table:formula="of:=IF([.E9]&gt;0;[.$B9]&amp;&quot;,&quot;&amp;[.E$2]&amp;&quot;,&quot;&amp;[.E9];&quot;&quot;)">
            <text:p/>
          </table:table-cell>
          <table:table-cell table:formula="of:=IF([.F9]&gt;0;[.$B9]&amp;&quot;,&quot;&amp;[.F$2]&amp;&quot;,&quot;&amp;[.F9];&quot;&quot;)">
            <text:p/>
          </table:table-cell>
          <table:table-cell table:formula="of:=IF([.G9]&gt;0;[.$B9]&amp;&quot;,&quot;&amp;[.G$2]&amp;&quot;,&quot;&amp;[.G9];&quot;&quot;)">
            <text:p/>
          </table:table-cell>
          <table:table-cell table:formula="of:=IF([.H9]&gt;0;[.$B9]&amp;&quot;,&quot;&amp;[.H$2]&amp;&quot;,&quot;&amp;[.H9];&quot;&quot;)">
            <text:p/>
          </table:table-cell>
          <table:table-cell table:formula="of:=IF([.I9]&gt;0;[.$B9]&amp;&quot;,&quot;&amp;[.I$2]&amp;&quot;,&quot;&amp;[.I9];&quot;&quot;)" office:value-type="string" office:string-value="6,7,1">
            <text:p>6,7,1</text:p>
          </table:table-cell>
          <table:table-cell table:formula="of:=IF([.J9]&gt;0;[.$B9]&amp;&quot;,&quot;&amp;[.J$2]&amp;&quot;,&quot;&amp;[.J9];&quot;&quot;)">
            <text:p/>
          </table:table-cell>
          <table:table-cell table:formula="of:=IF([.K9]&gt;0;[.$B9]&amp;&quot;,&quot;&amp;[.K$2]&amp;&quot;,&quot;&amp;[.K9];&quot;&quot;)">
            <text:p/>
          </table:table-cell>
          <table:table-cell table:formula="of:=IF([.L9]&gt;0;[.$B9]&amp;&quot;,&quot;&amp;[.L$2]&amp;&quot;,&quot;&amp;[.L9];&quot;&quot;)">
            <text:p/>
          </table:table-cell>
          <table:table-cell table:formula="of:=IF([.M9]&gt;0;[.$B9]&amp;&quot;,&quot;&amp;[.M$2]&amp;&quot;,&quot;&amp;[.M9];&quot;&quot;)">
            <text:p/>
          </table:table-cell>
          <table:table-cell table:formula="of:=IF([.N9]&gt;0;[.$B9]&amp;&quot;,&quot;&amp;[.N$2]&amp;&quot;,&quot;&amp;[.N9];&quot;&quot;)">
            <text:p/>
          </table:table-cell>
          <table:table-cell table:formula="of:=IF([.O9]&gt;0;[.$B9]&amp;&quot;,&quot;&amp;[.O$2]&amp;&quot;,&quot;&amp;[.O9];&quot;&quot;)">
            <text:p/>
          </table:table-cell>
          <table:table-cell table:formula="of:=IF([.P9]&gt;0;[.$B9]&amp;&quot;,&quot;&amp;[.P$2]&amp;&quot;,&quot;&amp;[.P9];&quot;&quot;)">
            <text:p/>
          </table:table-cell>
          <table:table-cell table:formula="of:=IF([.Q9]&gt;0;[.$B9]&amp;&quot;,&quot;&amp;[.Q$2]&amp;&quot;,&quot;&amp;[.Q9];&quot;&quot;)">
            <text:p/>
          </table:table-cell>
          <table:table-cell table:formula="of:=IF([.R9]&gt;0;[.$B9]&amp;&quot;,&quot;&amp;[.R$2]&amp;&quot;,&quot;&amp;[.R9];&quot;&quot;)">
            <text:p/>
          </table:table-cell>
          <table:table-cell table:formula="of:=IF([.S9]&gt;0;[.$B9]&amp;&quot;,&quot;&amp;[.S$2]&amp;&quot;,&quot;&amp;[.S9];&quot;&quot;)">
            <text:p/>
          </table:table-cell>
          <table:table-cell table:formula="of:=IF([.T9]&gt;0;[.$B9]&amp;&quot;,&quot;&amp;[.T$2]&amp;&quot;,&quot;&amp;[.T9];&quot;&quot;)" office:value-type="string" office:string-value="6,18,1">
            <text:p>6,18,1</text:p>
          </table:table-cell>
          <table:table-cell table:formula="of:=IF([.U9]&gt;0;[.$B9]&amp;&quot;,&quot;&amp;[.U$2]&amp;&quot;,&quot;&amp;[.U9];&quot;&quot;)" office:value-type="string" office:string-value="6,19,1">
            <text:p>6,19,1</text:p>
          </table:table-cell>
          <table:table-cell table:formula="of:=IF([.V9]&gt;0;[.$B9]&amp;&quot;,&quot;&amp;[.V$2]&amp;&quot;,&quot;&amp;[.V9];&quot;&quot;)">
            <text:p/>
          </table:table-cell>
          <table:table-cell table:formula="of:=IF([.W9]&gt;0;[.$B9]&amp;&quot;,&quot;&amp;[.W$2]&amp;&quot;,&quot;&amp;[.W9];&quot;&quot;)">
            <text:p/>
          </table:table-cell>
          <table:table-cell table:formula="of:=IF([.X9]&gt;0;[.$B9]&amp;&quot;,&quot;&amp;[.X$2]&amp;&quot;,&quot;&amp;[.X9];&quot;&quot;)">
            <text:p/>
          </table:table-cell>
          <table:table-cell table:formula="of:=IF([.Y9]&gt;0;[.$B9]&amp;&quot;,&quot;&amp;[.Y$2]&amp;&quot;,&quot;&amp;[.Y9];&quot;&quot;)">
            <text:p/>
          </table:table-cell>
          <table:table-cell table:formula="of:=IF([.Z9]&gt;0;[.$B9]&amp;&quot;,&quot;&amp;[.Z$2]&amp;&quot;,&quot;&amp;[.Z9];&quot;&quot;)">
            <text:p/>
          </table:table-cell>
          <table:table-cell table:formula="of:=IF([.AA9]&gt;0;[.$B9]&amp;&quot;,&quot;&amp;[.AA$2]&amp;&quot;,&quot;&amp;[.AA9];&quot;&quot;)">
            <text:p/>
          </table:table-cell>
          <table:table-cell table:formula="of:=IF([.AB9]&gt;0;[.$B9]&amp;&quot;,&quot;&amp;[.AB$2]&amp;&quot;,&quot;&amp;[.AB9];&quot;&quot;)">
            <text:p/>
          </table:table-cell>
          <table:table-cell table:formula="of:=IF([.AC9]&gt;0;[.$B9]&amp;&quot;,&quot;&amp;[.AC$2]&amp;&quot;,&quot;&amp;[.AC9];&quot;&quot;)">
            <text:p/>
          </table:table-cell>
          <table:table-cell table:formula="of:=IF([.AD9]&gt;0;[.$B9]&amp;&quot;,&quot;&amp;[.AD$2]&amp;&quot;,&quot;&amp;[.AD9];&quot;&quot;)">
            <text:p/>
          </table:table-cell>
          <table:table-cell table:formula="of:=IF([.AE9]&gt;0;[.$B9]&amp;&quot;,&quot;&amp;[.AE$2]&amp;&quot;,&quot;&amp;[.AE9];&quot;&quot;)">
            <text:p/>
          </table:table-cell>
          <table:table-cell table:formula="of:=IF([.AF9]&gt;0;[.$B9]&amp;&quot;,&quot;&amp;[.AF$2]&amp;&quot;,&quot;&amp;[.AF9];&quot;&quot;)">
            <text:p/>
          </table:table-cell>
          <table:table-cell table:formula="of:=IF([.AG9]&gt;0;[.$B9]&amp;&quot;,&quot;&amp;[.AG$2]&amp;&quot;,&quot;&amp;[.AG9];&quot;&quot;)" office:value-type="string" office:string-value="6,31,2">
            <text:p>6,31,2</text:p>
          </table:table-cell>
          <table:table-cell table:formula="of:=IF([.AH9]&gt;0;[.$B9]&amp;&quot;,&quot;&amp;[.AH$2]&amp;&quot;,&quot;&amp;[.AH9];&quot;&quot;)" office:value-type="string" office:string-value="6,32,3">
            <text:p>6,32,3</text:p>
          </table:table-cell>
          <table:table-cell table:formula="of:=IF([.AI9]&gt;0;[.$B9]&amp;&quot;,&quot;&amp;[.AI$2]&amp;&quot;,&quot;&amp;[.AI9];&quot;&quot;)">
            <text:p/>
          </table:table-cell>
          <table:table-cell table:formula="of:=IF([.AJ9]&gt;0;[.$B9]&amp;&quot;,&quot;&amp;[.AJ$2]&amp;&quot;,&quot;&amp;[.AJ9];&quot;&quot;)">
            <text:p/>
          </table:table-cell>
          <table:table-cell table:formula="of:=IF([.AK9]&gt;0;[.$B9]&amp;&quot;,&quot;&amp;[.AK$2]&amp;&quot;,&quot;&amp;[.AK9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u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3"/>
          <table:table-cell/>
          <table:table-cell table:formula="of:=IF([.C10]&gt;0;[.$B10]&amp;&quot;,&quot;&amp;[.C$2]&amp;&quot;,&quot;&amp;[.C10];&quot;&quot;)">
            <text:p/>
          </table:table-cell>
          <table:table-cell table:formula="of:=IF([.D10]&gt;0;[.$B10]&amp;&quot;,&quot;&amp;[.D$2]&amp;&quot;,&quot;&amp;[.D10];&quot;&quot;)">
            <text:p/>
          </table:table-cell>
          <table:table-cell table:formula="of:=IF([.E10]&gt;0;[.$B10]&amp;&quot;,&quot;&amp;[.E$2]&amp;&quot;,&quot;&amp;[.E10];&quot;&quot;)">
            <text:p/>
          </table:table-cell>
          <table:table-cell table:formula="of:=IF([.F10]&gt;0;[.$B10]&amp;&quot;,&quot;&amp;[.F$2]&amp;&quot;,&quot;&amp;[.F10];&quot;&quot;)">
            <text:p/>
          </table:table-cell>
          <table:table-cell table:formula="of:=IF([.G10]&gt;0;[.$B10]&amp;&quot;,&quot;&amp;[.G$2]&amp;&quot;,&quot;&amp;[.G10];&quot;&quot;)">
            <text:p/>
          </table:table-cell>
          <table:table-cell table:formula="of:=IF([.H10]&gt;0;[.$B10]&amp;&quot;,&quot;&amp;[.H$2]&amp;&quot;,&quot;&amp;[.H10];&quot;&quot;)">
            <text:p/>
          </table:table-cell>
          <table:table-cell table:formula="of:=IF([.I10]&gt;0;[.$B10]&amp;&quot;,&quot;&amp;[.I$2]&amp;&quot;,&quot;&amp;[.I10];&quot;&quot;)">
            <text:p/>
          </table:table-cell>
          <table:table-cell table:formula="of:=IF([.J10]&gt;0;[.$B10]&amp;&quot;,&quot;&amp;[.J$2]&amp;&quot;,&quot;&amp;[.J10];&quot;&quot;)">
            <text:p/>
          </table:table-cell>
          <table:table-cell table:formula="of:=IF([.K10]&gt;0;[.$B10]&amp;&quot;,&quot;&amp;[.K$2]&amp;&quot;,&quot;&amp;[.K10];&quot;&quot;)">
            <text:p/>
          </table:table-cell>
          <table:table-cell table:formula="of:=IF([.L10]&gt;0;[.$B10]&amp;&quot;,&quot;&amp;[.L$2]&amp;&quot;,&quot;&amp;[.L10];&quot;&quot;)">
            <text:p/>
          </table:table-cell>
          <table:table-cell table:formula="of:=IF([.M10]&gt;0;[.$B10]&amp;&quot;,&quot;&amp;[.M$2]&amp;&quot;,&quot;&amp;[.M10];&quot;&quot;)">
            <text:p/>
          </table:table-cell>
          <table:table-cell table:formula="of:=IF([.N10]&gt;0;[.$B10]&amp;&quot;,&quot;&amp;[.N$2]&amp;&quot;,&quot;&amp;[.N10];&quot;&quot;)">
            <text:p/>
          </table:table-cell>
          <table:table-cell table:formula="of:=IF([.O10]&gt;0;[.$B10]&amp;&quot;,&quot;&amp;[.O$2]&amp;&quot;,&quot;&amp;[.O10];&quot;&quot;)">
            <text:p/>
          </table:table-cell>
          <table:table-cell table:formula="of:=IF([.P10]&gt;0;[.$B10]&amp;&quot;,&quot;&amp;[.P$2]&amp;&quot;,&quot;&amp;[.P10];&quot;&quot;)">
            <text:p/>
          </table:table-cell>
          <table:table-cell table:formula="of:=IF([.Q10]&gt;0;[.$B10]&amp;&quot;,&quot;&amp;[.Q$2]&amp;&quot;,&quot;&amp;[.Q10];&quot;&quot;)">
            <text:p/>
          </table:table-cell>
          <table:table-cell table:formula="of:=IF([.R10]&gt;0;[.$B10]&amp;&quot;,&quot;&amp;[.R$2]&amp;&quot;,&quot;&amp;[.R10];&quot;&quot;)">
            <text:p/>
          </table:table-cell>
          <table:table-cell table:formula="of:=IF([.S10]&gt;0;[.$B10]&amp;&quot;,&quot;&amp;[.S$2]&amp;&quot;,&quot;&amp;[.S10];&quot;&quot;)">
            <text:p/>
          </table:table-cell>
          <table:table-cell table:formula="of:=IF([.T10]&gt;0;[.$B10]&amp;&quot;,&quot;&amp;[.T$2]&amp;&quot;,&quot;&amp;[.T10];&quot;&quot;)" office:value-type="string" office:string-value="7,18,1">
            <text:p>7,18,1</text:p>
          </table:table-cell>
          <table:table-cell table:formula="of:=IF([.U10]&gt;0;[.$B10]&amp;&quot;,&quot;&amp;[.U$2]&amp;&quot;,&quot;&amp;[.U10];&quot;&quot;)" office:value-type="string" office:string-value="7,19,1">
            <text:p>7,19,1</text:p>
          </table:table-cell>
          <table:table-cell table:formula="of:=IF([.V10]&gt;0;[.$B10]&amp;&quot;,&quot;&amp;[.V$2]&amp;&quot;,&quot;&amp;[.V10];&quot;&quot;)">
            <text:p/>
          </table:table-cell>
          <table:table-cell table:formula="of:=IF([.W10]&gt;0;[.$B10]&amp;&quot;,&quot;&amp;[.W$2]&amp;&quot;,&quot;&amp;[.W10];&quot;&quot;)">
            <text:p/>
          </table:table-cell>
          <table:table-cell table:formula="of:=IF([.X10]&gt;0;[.$B10]&amp;&quot;,&quot;&amp;[.X$2]&amp;&quot;,&quot;&amp;[.X10];&quot;&quot;)">
            <text:p/>
          </table:table-cell>
          <table:table-cell table:formula="of:=IF([.Y10]&gt;0;[.$B10]&amp;&quot;,&quot;&amp;[.Y$2]&amp;&quot;,&quot;&amp;[.Y10];&quot;&quot;)">
            <text:p/>
          </table:table-cell>
          <table:table-cell table:formula="of:=IF([.Z10]&gt;0;[.$B10]&amp;&quot;,&quot;&amp;[.Z$2]&amp;&quot;,&quot;&amp;[.Z10];&quot;&quot;)">
            <text:p/>
          </table:table-cell>
          <table:table-cell table:formula="of:=IF([.AA10]&gt;0;[.$B10]&amp;&quot;,&quot;&amp;[.AA$2]&amp;&quot;,&quot;&amp;[.AA10];&quot;&quot;)">
            <text:p/>
          </table:table-cell>
          <table:table-cell table:formula="of:=IF([.AB10]&gt;0;[.$B10]&amp;&quot;,&quot;&amp;[.AB$2]&amp;&quot;,&quot;&amp;[.AB10];&quot;&quot;)">
            <text:p/>
          </table:table-cell>
          <table:table-cell table:formula="of:=IF([.AC10]&gt;0;[.$B10]&amp;&quot;,&quot;&amp;[.AC$2]&amp;&quot;,&quot;&amp;[.AC10];&quot;&quot;)">
            <text:p/>
          </table:table-cell>
          <table:table-cell table:formula="of:=IF([.AD10]&gt;0;[.$B10]&amp;&quot;,&quot;&amp;[.AD$2]&amp;&quot;,&quot;&amp;[.AD10];&quot;&quot;)">
            <text:p/>
          </table:table-cell>
          <table:table-cell table:formula="of:=IF([.AE10]&gt;0;[.$B10]&amp;&quot;,&quot;&amp;[.AE$2]&amp;&quot;,&quot;&amp;[.AE10];&quot;&quot;)">
            <text:p/>
          </table:table-cell>
          <table:table-cell table:formula="of:=IF([.AF10]&gt;0;[.$B10]&amp;&quot;,&quot;&amp;[.AF$2]&amp;&quot;,&quot;&amp;[.AF10];&quot;&quot;)">
            <text:p/>
          </table:table-cell>
          <table:table-cell table:formula="of:=IF([.AG10]&gt;0;[.$B10]&amp;&quot;,&quot;&amp;[.AG$2]&amp;&quot;,&quot;&amp;[.AG10];&quot;&quot;)" office:value-type="string" office:string-value="7,31,2">
            <text:p>7,31,2</text:p>
          </table:table-cell>
          <table:table-cell table:formula="of:=IF([.AH10]&gt;0;[.$B10]&amp;&quot;,&quot;&amp;[.AH$2]&amp;&quot;,&quot;&amp;[.AH10];&quot;&quot;)" office:value-type="string" office:string-value="7,32,2">
            <text:p>7,32,2</text:p>
          </table:table-cell>
          <table:table-cell table:formula="of:=IF([.AI10]&gt;0;[.$B10]&amp;&quot;,&quot;&amp;[.AI$2]&amp;&quot;,&quot;&amp;[.AI10];&quot;&quot;)">
            <text:p/>
          </table:table-cell>
          <table:table-cell table:formula="of:=IF([.AJ10]&gt;0;[.$B10]&amp;&quot;,&quot;&amp;[.AJ$2]&amp;&quot;,&quot;&amp;[.AJ10];&quot;&quot;)">
            <text:p/>
          </table:table-cell>
          <table:table-cell table:formula="of:=IF([.AK10]&gt;0;[.$B10]&amp;&quot;,&quot;&amp;[.AK$2]&amp;&quot;,&quot;&amp;[.AK10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i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2"/>
          <table:table-cell/>
          <table:table-cell table:formula="of:=IF([.C11]&gt;0;[.$B11]&amp;&quot;,&quot;&amp;[.C$2]&amp;&quot;,&quot;&amp;[.C11];&quot;&quot;)">
            <text:p/>
          </table:table-cell>
          <table:table-cell table:formula="of:=IF([.D11]&gt;0;[.$B11]&amp;&quot;,&quot;&amp;[.D$2]&amp;&quot;,&quot;&amp;[.D11];&quot;&quot;)">
            <text:p/>
          </table:table-cell>
          <table:table-cell table:formula="of:=IF([.E11]&gt;0;[.$B11]&amp;&quot;,&quot;&amp;[.E$2]&amp;&quot;,&quot;&amp;[.E11];&quot;&quot;)">
            <text:p/>
          </table:table-cell>
          <table:table-cell table:formula="of:=IF([.F11]&gt;0;[.$B11]&amp;&quot;,&quot;&amp;[.F$2]&amp;&quot;,&quot;&amp;[.F11];&quot;&quot;)">
            <text:p/>
          </table:table-cell>
          <table:table-cell table:formula="of:=IF([.G11]&gt;0;[.$B11]&amp;&quot;,&quot;&amp;[.G$2]&amp;&quot;,&quot;&amp;[.G11];&quot;&quot;)">
            <text:p/>
          </table:table-cell>
          <table:table-cell table:formula="of:=IF([.H11]&gt;0;[.$B11]&amp;&quot;,&quot;&amp;[.H$2]&amp;&quot;,&quot;&amp;[.H11];&quot;&quot;)">
            <text:p/>
          </table:table-cell>
          <table:table-cell table:formula="of:=IF([.I11]&gt;0;[.$B11]&amp;&quot;,&quot;&amp;[.I$2]&amp;&quot;,&quot;&amp;[.I11];&quot;&quot;)">
            <text:p/>
          </table:table-cell>
          <table:table-cell table:formula="of:=IF([.J11]&gt;0;[.$B11]&amp;&quot;,&quot;&amp;[.J$2]&amp;&quot;,&quot;&amp;[.J11];&quot;&quot;)">
            <text:p/>
          </table:table-cell>
          <table:table-cell table:formula="of:=IF([.K11]&gt;0;[.$B11]&amp;&quot;,&quot;&amp;[.K$2]&amp;&quot;,&quot;&amp;[.K11];&quot;&quot;)">
            <text:p/>
          </table:table-cell>
          <table:table-cell table:formula="of:=IF([.L11]&gt;0;[.$B11]&amp;&quot;,&quot;&amp;[.L$2]&amp;&quot;,&quot;&amp;[.L11];&quot;&quot;)">
            <text:p/>
          </table:table-cell>
          <table:table-cell table:formula="of:=IF([.M11]&gt;0;[.$B11]&amp;&quot;,&quot;&amp;[.M$2]&amp;&quot;,&quot;&amp;[.M11];&quot;&quot;)">
            <text:p/>
          </table:table-cell>
          <table:table-cell table:formula="of:=IF([.N11]&gt;0;[.$B11]&amp;&quot;,&quot;&amp;[.N$2]&amp;&quot;,&quot;&amp;[.N11];&quot;&quot;)">
            <text:p/>
          </table:table-cell>
          <table:table-cell table:formula="of:=IF([.O11]&gt;0;[.$B11]&amp;&quot;,&quot;&amp;[.O$2]&amp;&quot;,&quot;&amp;[.O11];&quot;&quot;)">
            <text:p/>
          </table:table-cell>
          <table:table-cell table:formula="of:=IF([.P11]&gt;0;[.$B11]&amp;&quot;,&quot;&amp;[.P$2]&amp;&quot;,&quot;&amp;[.P11];&quot;&quot;)">
            <text:p/>
          </table:table-cell>
          <table:table-cell table:formula="of:=IF([.Q11]&gt;0;[.$B11]&amp;&quot;,&quot;&amp;[.Q$2]&amp;&quot;,&quot;&amp;[.Q11];&quot;&quot;)">
            <text:p/>
          </table:table-cell>
          <table:table-cell table:formula="of:=IF([.R11]&gt;0;[.$B11]&amp;&quot;,&quot;&amp;[.R$2]&amp;&quot;,&quot;&amp;[.R11];&quot;&quot;)">
            <text:p/>
          </table:table-cell>
          <table:table-cell table:formula="of:=IF([.S11]&gt;0;[.$B11]&amp;&quot;,&quot;&amp;[.S$2]&amp;&quot;,&quot;&amp;[.S11];&quot;&quot;)">
            <text:p/>
          </table:table-cell>
          <table:table-cell table:formula="of:=IF([.T11]&gt;0;[.$B11]&amp;&quot;,&quot;&amp;[.T$2]&amp;&quot;,&quot;&amp;[.T11];&quot;&quot;)">
            <text:p/>
          </table:table-cell>
          <table:table-cell table:formula="of:=IF([.U11]&gt;0;[.$B11]&amp;&quot;,&quot;&amp;[.U$2]&amp;&quot;,&quot;&amp;[.U11];&quot;&quot;)">
            <text:p/>
          </table:table-cell>
          <table:table-cell table:formula="of:=IF([.V11]&gt;0;[.$B11]&amp;&quot;,&quot;&amp;[.V$2]&amp;&quot;,&quot;&amp;[.V11];&quot;&quot;)" office:value-type="string" office:string-value="8,20,1">
            <text:p>8,20,1</text:p>
          </table:table-cell>
          <table:table-cell table:formula="of:=IF([.W11]&gt;0;[.$B11]&amp;&quot;,&quot;&amp;[.W$2]&amp;&quot;,&quot;&amp;[.W11];&quot;&quot;)">
            <text:p/>
          </table:table-cell>
          <table:table-cell table:formula="of:=IF([.X11]&gt;0;[.$B11]&amp;&quot;,&quot;&amp;[.X$2]&amp;&quot;,&quot;&amp;[.X11];&quot;&quot;)">
            <text:p/>
          </table:table-cell>
          <table:table-cell table:formula="of:=IF([.Y11]&gt;0;[.$B11]&amp;&quot;,&quot;&amp;[.Y$2]&amp;&quot;,&quot;&amp;[.Y11];&quot;&quot;)">
            <text:p/>
          </table:table-cell>
          <table:table-cell table:formula="of:=IF([.Z11]&gt;0;[.$B11]&amp;&quot;,&quot;&amp;[.Z$2]&amp;&quot;,&quot;&amp;[.Z11];&quot;&quot;)">
            <text:p/>
          </table:table-cell>
          <table:table-cell table:formula="of:=IF([.AA11]&gt;0;[.$B11]&amp;&quot;,&quot;&amp;[.AA$2]&amp;&quot;,&quot;&amp;[.AA11];&quot;&quot;)">
            <text:p/>
          </table:table-cell>
          <table:table-cell table:formula="of:=IF([.AB11]&gt;0;[.$B11]&amp;&quot;,&quot;&amp;[.AB$2]&amp;&quot;,&quot;&amp;[.AB11];&quot;&quot;)">
            <text:p/>
          </table:table-cell>
          <table:table-cell table:formula="of:=IF([.AC11]&gt;0;[.$B11]&amp;&quot;,&quot;&amp;[.AC$2]&amp;&quot;,&quot;&amp;[.AC11];&quot;&quot;)">
            <text:p/>
          </table:table-cell>
          <table:table-cell table:formula="of:=IF([.AD11]&gt;0;[.$B11]&amp;&quot;,&quot;&amp;[.AD$2]&amp;&quot;,&quot;&amp;[.AD11];&quot;&quot;)">
            <text:p/>
          </table:table-cell>
          <table:table-cell table:formula="of:=IF([.AE11]&gt;0;[.$B11]&amp;&quot;,&quot;&amp;[.AE$2]&amp;&quot;,&quot;&amp;[.AE11];&quot;&quot;)">
            <text:p/>
          </table:table-cell>
          <table:table-cell table:formula="of:=IF([.AF11]&gt;0;[.$B11]&amp;&quot;,&quot;&amp;[.AF$2]&amp;&quot;,&quot;&amp;[.AF11];&quot;&quot;)">
            <text:p/>
          </table:table-cell>
          <table:table-cell table:formula="of:=IF([.AG11]&gt;0;[.$B11]&amp;&quot;,&quot;&amp;[.AG$2]&amp;&quot;,&quot;&amp;[.AG11];&quot;&quot;)">
            <text:p/>
          </table:table-cell>
          <table:table-cell table:formula="of:=IF([.AH11]&gt;0;[.$B11]&amp;&quot;,&quot;&amp;[.AH$2]&amp;&quot;,&quot;&amp;[.AH11];&quot;&quot;)">
            <text:p/>
          </table:table-cell>
          <table:table-cell table:formula="of:=IF([.AI11]&gt;0;[.$B11]&amp;&quot;,&quot;&amp;[.AI$2]&amp;&quot;,&quot;&amp;[.AI11];&quot;&quot;)" office:value-type="string" office:string-value="8,33,2">
            <text:p>8,33,2</text:p>
          </table:table-cell>
          <table:table-cell table:formula="of:=IF([.AJ11]&gt;0;[.$B11]&amp;&quot;,&quot;&amp;[.AJ$2]&amp;&quot;,&quot;&amp;[.AJ11];&quot;&quot;)">
            <text:p/>
          </table:table-cell>
          <table:table-cell table:formula="of:=IF([.AK11]&gt;0;[.$B11]&amp;&quot;,&quot;&amp;[.AK$2]&amp;&quot;,&quot;&amp;[.AK11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o</text:p>
          </table:table-cell>
          <table:table-cell office:value-type="float" office:value="9">
            <text:p>9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/>
          <table:table-cell/>
          <table:table-cell table:formula="of:=IF([.C12]&gt;0;[.$B12]&amp;&quot;,&quot;&amp;[.C$2]&amp;&quot;,&quot;&amp;[.C12];&quot;&quot;)">
            <text:p/>
          </table:table-cell>
          <table:table-cell table:formula="of:=IF([.D12]&gt;0;[.$B12]&amp;&quot;,&quot;&amp;[.D$2]&amp;&quot;,&quot;&amp;[.D12];&quot;&quot;)">
            <text:p/>
          </table:table-cell>
          <table:table-cell table:formula="of:=IF([.E12]&gt;0;[.$B12]&amp;&quot;,&quot;&amp;[.E$2]&amp;&quot;,&quot;&amp;[.E12];&quot;&quot;)">
            <text:p/>
          </table:table-cell>
          <table:table-cell table:formula="of:=IF([.F12]&gt;0;[.$B12]&amp;&quot;,&quot;&amp;[.F$2]&amp;&quot;,&quot;&amp;[.F12];&quot;&quot;)">
            <text:p/>
          </table:table-cell>
          <table:table-cell table:formula="of:=IF([.G12]&gt;0;[.$B12]&amp;&quot;,&quot;&amp;[.G$2]&amp;&quot;,&quot;&amp;[.G12];&quot;&quot;)">
            <text:p/>
          </table:table-cell>
          <table:table-cell table:formula="of:=IF([.H12]&gt;0;[.$B12]&amp;&quot;,&quot;&amp;[.H$2]&amp;&quot;,&quot;&amp;[.H12];&quot;&quot;)">
            <text:p/>
          </table:table-cell>
          <table:table-cell table:formula="of:=IF([.I12]&gt;0;[.$B12]&amp;&quot;,&quot;&amp;[.I$2]&amp;&quot;,&quot;&amp;[.I12];&quot;&quot;)">
            <text:p/>
          </table:table-cell>
          <table:table-cell table:formula="of:=IF([.J12]&gt;0;[.$B12]&amp;&quot;,&quot;&amp;[.J$2]&amp;&quot;,&quot;&amp;[.J12];&quot;&quot;)">
            <text:p/>
          </table:table-cell>
          <table:table-cell table:formula="of:=IF([.K12]&gt;0;[.$B12]&amp;&quot;,&quot;&amp;[.K$2]&amp;&quot;,&quot;&amp;[.K12];&quot;&quot;)">
            <text:p/>
          </table:table-cell>
          <table:table-cell table:formula="of:=IF([.L12]&gt;0;[.$B12]&amp;&quot;,&quot;&amp;[.L$2]&amp;&quot;,&quot;&amp;[.L12];&quot;&quot;)">
            <text:p/>
          </table:table-cell>
          <table:table-cell table:formula="of:=IF([.M12]&gt;0;[.$B12]&amp;&quot;,&quot;&amp;[.M$2]&amp;&quot;,&quot;&amp;[.M12];&quot;&quot;)">
            <text:p/>
          </table:table-cell>
          <table:table-cell table:formula="of:=IF([.N12]&gt;0;[.$B12]&amp;&quot;,&quot;&amp;[.N$2]&amp;&quot;,&quot;&amp;[.N12];&quot;&quot;)">
            <text:p/>
          </table:table-cell>
          <table:table-cell table:formula="of:=IF([.O12]&gt;0;[.$B12]&amp;&quot;,&quot;&amp;[.O$2]&amp;&quot;,&quot;&amp;[.O12];&quot;&quot;)">
            <text:p/>
          </table:table-cell>
          <table:table-cell table:formula="of:=IF([.P12]&gt;0;[.$B12]&amp;&quot;,&quot;&amp;[.P$2]&amp;&quot;,&quot;&amp;[.P12];&quot;&quot;)">
            <text:p/>
          </table:table-cell>
          <table:table-cell table:formula="of:=IF([.Q12]&gt;0;[.$B12]&amp;&quot;,&quot;&amp;[.Q$2]&amp;&quot;,&quot;&amp;[.Q12];&quot;&quot;)">
            <text:p/>
          </table:table-cell>
          <table:table-cell table:formula="of:=IF([.R12]&gt;0;[.$B12]&amp;&quot;,&quot;&amp;[.R$2]&amp;&quot;,&quot;&amp;[.R12];&quot;&quot;)">
            <text:p/>
          </table:table-cell>
          <table:table-cell table:formula="of:=IF([.S12]&gt;0;[.$B12]&amp;&quot;,&quot;&amp;[.S$2]&amp;&quot;,&quot;&amp;[.S12];&quot;&quot;)">
            <text:p/>
          </table:table-cell>
          <table:table-cell table:formula="of:=IF([.T12]&gt;0;[.$B12]&amp;&quot;,&quot;&amp;[.T$2]&amp;&quot;,&quot;&amp;[.T12];&quot;&quot;)">
            <text:p/>
          </table:table-cell>
          <table:table-cell table:formula="of:=IF([.U12]&gt;0;[.$B12]&amp;&quot;,&quot;&amp;[.U$2]&amp;&quot;,&quot;&amp;[.U12];&quot;&quot;)">
            <text:p/>
          </table:table-cell>
          <table:table-cell table:formula="of:=IF([.V12]&gt;0;[.$B12]&amp;&quot;,&quot;&amp;[.V$2]&amp;&quot;,&quot;&amp;[.V12];&quot;&quot;)">
            <text:p/>
          </table:table-cell>
          <table:table-cell table:formula="of:=IF([.W12]&gt;0;[.$B12]&amp;&quot;,&quot;&amp;[.W$2]&amp;&quot;,&quot;&amp;[.W12];&quot;&quot;)" office:value-type="string" office:string-value="9,21,1">
            <text:p>9,21,1</text:p>
          </table:table-cell>
          <table:table-cell table:formula="of:=IF([.X12]&gt;0;[.$B12]&amp;&quot;,&quot;&amp;[.X$2]&amp;&quot;,&quot;&amp;[.X12];&quot;&quot;)">
            <text:p/>
          </table:table-cell>
          <table:table-cell table:formula="of:=IF([.Y12]&gt;0;[.$B12]&amp;&quot;,&quot;&amp;[.Y$2]&amp;&quot;,&quot;&amp;[.Y12];&quot;&quot;)">
            <text:p/>
          </table:table-cell>
          <table:table-cell table:formula="of:=IF([.Z12]&gt;0;[.$B12]&amp;&quot;,&quot;&amp;[.Z$2]&amp;&quot;,&quot;&amp;[.Z12];&quot;&quot;)">
            <text:p/>
          </table:table-cell>
          <table:table-cell table:formula="of:=IF([.AA12]&gt;0;[.$B12]&amp;&quot;,&quot;&amp;[.AA$2]&amp;&quot;,&quot;&amp;[.AA12];&quot;&quot;)">
            <text:p/>
          </table:table-cell>
          <table:table-cell table:formula="of:=IF([.AB12]&gt;0;[.$B12]&amp;&quot;,&quot;&amp;[.AB$2]&amp;&quot;,&quot;&amp;[.AB12];&quot;&quot;)">
            <text:p/>
          </table:table-cell>
          <table:table-cell table:formula="of:=IF([.AC12]&gt;0;[.$B12]&amp;&quot;,&quot;&amp;[.AC$2]&amp;&quot;,&quot;&amp;[.AC12];&quot;&quot;)">
            <text:p/>
          </table:table-cell>
          <table:table-cell table:formula="of:=IF([.AD12]&gt;0;[.$B12]&amp;&quot;,&quot;&amp;[.AD$2]&amp;&quot;,&quot;&amp;[.AD12];&quot;&quot;)">
            <text:p/>
          </table:table-cell>
          <table:table-cell table:formula="of:=IF([.AE12]&gt;0;[.$B12]&amp;&quot;,&quot;&amp;[.AE$2]&amp;&quot;,&quot;&amp;[.AE12];&quot;&quot;)">
            <text:p/>
          </table:table-cell>
          <table:table-cell table:formula="of:=IF([.AF12]&gt;0;[.$B12]&amp;&quot;,&quot;&amp;[.AF$2]&amp;&quot;,&quot;&amp;[.AF12];&quot;&quot;)">
            <text:p/>
          </table:table-cell>
          <table:table-cell table:formula="of:=IF([.AG12]&gt;0;[.$B12]&amp;&quot;,&quot;&amp;[.AG$2]&amp;&quot;,&quot;&amp;[.AG12];&quot;&quot;)">
            <text:p/>
          </table:table-cell>
          <table:table-cell table:formula="of:=IF([.AH12]&gt;0;[.$B12]&amp;&quot;,&quot;&amp;[.AH$2]&amp;&quot;,&quot;&amp;[.AH12];&quot;&quot;)">
            <text:p/>
          </table:table-cell>
          <table:table-cell table:formula="of:=IF([.AI12]&gt;0;[.$B12]&amp;&quot;,&quot;&amp;[.AI$2]&amp;&quot;,&quot;&amp;[.AI12];&quot;&quot;)">
            <text:p/>
          </table:table-cell>
          <table:table-cell table:formula="of:=IF([.AJ12]&gt;0;[.$B12]&amp;&quot;,&quot;&amp;[.AJ$2]&amp;&quot;,&quot;&amp;[.AJ12];&quot;&quot;)" office:value-type="string" office:string-value="9,34,2">
            <text:p>9,34,2</text:p>
          </table:table-cell>
          <table:table-cell table:formula="of:=IF([.AK12]&gt;0;[.$B12]&amp;&quot;,&quot;&amp;[.AK$2]&amp;&quot;,&quot;&amp;[.AK12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13]&gt;0;[.$B13]&amp;&quot;,&quot;&amp;[.C$2]&amp;&quot;,&quot;&amp;[.C13];&quot;&quot;)">
            <text:p/>
          </table:table-cell>
          <table:table-cell table:formula="of:=IF([.D13]&gt;0;[.$B13]&amp;&quot;,&quot;&amp;[.D$2]&amp;&quot;,&quot;&amp;[.D13];&quot;&quot;)">
            <text:p/>
          </table:table-cell>
          <table:table-cell table:formula="of:=IF([.E13]&gt;0;[.$B13]&amp;&quot;,&quot;&amp;[.E$2]&amp;&quot;,&quot;&amp;[.E13];&quot;&quot;)">
            <text:p/>
          </table:table-cell>
          <table:table-cell table:formula="of:=IF([.F13]&gt;0;[.$B13]&amp;&quot;,&quot;&amp;[.F$2]&amp;&quot;,&quot;&amp;[.F13];&quot;&quot;)">
            <text:p/>
          </table:table-cell>
          <table:table-cell table:formula="of:=IF([.G13]&gt;0;[.$B13]&amp;&quot;,&quot;&amp;[.G$2]&amp;&quot;,&quot;&amp;[.G13];&quot;&quot;)">
            <text:p/>
          </table:table-cell>
          <table:table-cell table:formula="of:=IF([.H13]&gt;0;[.$B13]&amp;&quot;,&quot;&amp;[.H$2]&amp;&quot;,&quot;&amp;[.H13];&quot;&quot;)">
            <text:p/>
          </table:table-cell>
          <table:table-cell table:formula="of:=IF([.I13]&gt;0;[.$B13]&amp;&quot;,&quot;&amp;[.I$2]&amp;&quot;,&quot;&amp;[.I13];&quot;&quot;)">
            <text:p/>
          </table:table-cell>
          <table:table-cell table:formula="of:=IF([.J13]&gt;0;[.$B13]&amp;&quot;,&quot;&amp;[.J$2]&amp;&quot;,&quot;&amp;[.J13];&quot;&quot;)">
            <text:p/>
          </table:table-cell>
          <table:table-cell table:formula="of:=IF([.K13]&gt;0;[.$B13]&amp;&quot;,&quot;&amp;[.K$2]&amp;&quot;,&quot;&amp;[.K13];&quot;&quot;)">
            <text:p/>
          </table:table-cell>
          <table:table-cell table:formula="of:=IF([.L13]&gt;0;[.$B13]&amp;&quot;,&quot;&amp;[.L$2]&amp;&quot;,&quot;&amp;[.L13];&quot;&quot;)">
            <text:p/>
          </table:table-cell>
          <table:table-cell table:formula="of:=IF([.M13]&gt;0;[.$B13]&amp;&quot;,&quot;&amp;[.M$2]&amp;&quot;,&quot;&amp;[.M13];&quot;&quot;)" office:value-type="string" office:string-value="10,11,1">
            <text:p>10,11,1</text:p>
          </table:table-cell>
          <table:table-cell table:formula="of:=IF([.N13]&gt;0;[.$B13]&amp;&quot;,&quot;&amp;[.N$2]&amp;&quot;,&quot;&amp;[.N13];&quot;&quot;)" office:value-type="string" office:string-value="10,12,2">
            <text:p>10,12,2</text:p>
          </table:table-cell>
          <table:table-cell table:formula="of:=IF([.O13]&gt;0;[.$B13]&amp;&quot;,&quot;&amp;[.O$2]&amp;&quot;,&quot;&amp;[.O13];&quot;&quot;)">
            <text:p/>
          </table:table-cell>
          <table:table-cell table:formula="of:=IF([.P13]&gt;0;[.$B13]&amp;&quot;,&quot;&amp;[.P$2]&amp;&quot;,&quot;&amp;[.P13];&quot;&quot;)">
            <text:p/>
          </table:table-cell>
          <table:table-cell table:formula="of:=IF([.Q13]&gt;0;[.$B13]&amp;&quot;,&quot;&amp;[.Q$2]&amp;&quot;,&quot;&amp;[.Q13];&quot;&quot;)">
            <text:p/>
          </table:table-cell>
          <table:table-cell table:formula="of:=IF([.R13]&gt;0;[.$B13]&amp;&quot;,&quot;&amp;[.R$2]&amp;&quot;,&quot;&amp;[.R13];&quot;&quot;)">
            <text:p/>
          </table:table-cell>
          <table:table-cell table:formula="of:=IF([.S13]&gt;0;[.$B13]&amp;&quot;,&quot;&amp;[.S$2]&amp;&quot;,&quot;&amp;[.S13];&quot;&quot;)">
            <text:p/>
          </table:table-cell>
          <table:table-cell table:formula="of:=IF([.T13]&gt;0;[.$B13]&amp;&quot;,&quot;&amp;[.T$2]&amp;&quot;,&quot;&amp;[.T13];&quot;&quot;)">
            <text:p/>
          </table:table-cell>
          <table:table-cell table:formula="of:=IF([.U13]&gt;0;[.$B13]&amp;&quot;,&quot;&amp;[.U$2]&amp;&quot;,&quot;&amp;[.U13];&quot;&quot;)">
            <text:p/>
          </table:table-cell>
          <table:table-cell table:formula="of:=IF([.V13]&gt;0;[.$B13]&amp;&quot;,&quot;&amp;[.V$2]&amp;&quot;,&quot;&amp;[.V13];&quot;&quot;)">
            <text:p/>
          </table:table-cell>
          <table:table-cell table:formula="of:=IF([.W13]&gt;0;[.$B13]&amp;&quot;,&quot;&amp;[.W$2]&amp;&quot;,&quot;&amp;[.W13];&quot;&quot;)">
            <text:p/>
          </table:table-cell>
          <table:table-cell table:formula="of:=IF([.X13]&gt;0;[.$B13]&amp;&quot;,&quot;&amp;[.X$2]&amp;&quot;,&quot;&amp;[.X13];&quot;&quot;)" office:value-type="string" office:string-value="10,22,1">
            <text:p>10,22,1</text:p>
          </table:table-cell>
          <table:table-cell table:formula="of:=IF([.Y13]&gt;0;[.$B13]&amp;&quot;,&quot;&amp;[.Y$2]&amp;&quot;,&quot;&amp;[.Y13];&quot;&quot;)" office:value-type="string" office:string-value="10,23,1">
            <text:p>10,23,1</text:p>
          </table:table-cell>
          <table:table-cell table:formula="of:=IF([.Z13]&gt;0;[.$B13]&amp;&quot;,&quot;&amp;[.Z$2]&amp;&quot;,&quot;&amp;[.Z13];&quot;&quot;)" office:value-type="string" office:string-value="10,24,3">
            <text:p>10,24,3</text:p>
          </table:table-cell>
          <table:table-cell table:formula="of:=IF([.AA13]&gt;0;[.$B13]&amp;&quot;,&quot;&amp;[.AA$2]&amp;&quot;,&quot;&amp;[.AA13];&quot;&quot;)">
            <text:p/>
          </table:table-cell>
          <table:table-cell table:formula="of:=IF([.AB13]&gt;0;[.$B13]&amp;&quot;,&quot;&amp;[.AB$2]&amp;&quot;,&quot;&amp;[.AB13];&quot;&quot;)">
            <text:p/>
          </table:table-cell>
          <table:table-cell table:formula="of:=IF([.AC13]&gt;0;[.$B13]&amp;&quot;,&quot;&amp;[.AC$2]&amp;&quot;,&quot;&amp;[.AC13];&quot;&quot;)">
            <text:p/>
          </table:table-cell>
          <table:table-cell table:formula="of:=IF([.AD13]&gt;0;[.$B13]&amp;&quot;,&quot;&amp;[.AD$2]&amp;&quot;,&quot;&amp;[.AD13];&quot;&quot;)">
            <text:p/>
          </table:table-cell>
          <table:table-cell table:formula="of:=IF([.AE13]&gt;0;[.$B13]&amp;&quot;,&quot;&amp;[.AE$2]&amp;&quot;,&quot;&amp;[.AE13];&quot;&quot;)">
            <text:p/>
          </table:table-cell>
          <table:table-cell table:formula="of:=IF([.AF13]&gt;0;[.$B13]&amp;&quot;,&quot;&amp;[.AF$2]&amp;&quot;,&quot;&amp;[.AF13];&quot;&quot;)">
            <text:p/>
          </table:table-cell>
          <table:table-cell table:formula="of:=IF([.AG13]&gt;0;[.$B13]&amp;&quot;,&quot;&amp;[.AG$2]&amp;&quot;,&quot;&amp;[.AG13];&quot;&quot;)">
            <text:p/>
          </table:table-cell>
          <table:table-cell table:formula="of:=IF([.AH13]&gt;0;[.$B13]&amp;&quot;,&quot;&amp;[.AH$2]&amp;&quot;,&quot;&amp;[.AH13];&quot;&quot;)">
            <text:p/>
          </table:table-cell>
          <table:table-cell table:formula="of:=IF([.AI13]&gt;0;[.$B13]&amp;&quot;,&quot;&amp;[.AI$2]&amp;&quot;,&quot;&amp;[.AI13];&quot;&quot;)">
            <text:p/>
          </table:table-cell>
          <table:table-cell table:formula="of:=IF([.AJ13]&gt;0;[.$B13]&amp;&quot;,&quot;&amp;[.AJ$2]&amp;&quot;,&quot;&amp;[.AJ13];&quot;&quot;)">
            <text:p/>
          </table:table-cell>
          <table:table-cell table:formula="of:=IF([.AK13]&gt;0;[.$B13]&amp;&quot;,&quot;&amp;[.AK$2]&amp;&quot;,&quot;&amp;[.AK13];&quot;&quot;)" office:value-type="string" office:string-value="10,35,2">
            <text:p>10,35,2</text:p>
          </table:table-cell>
          <table:table-cell table:number-columns-repeated="9"/>
        </table:table-row>
        <table:table-row table:style-name="ro2">
          <table:table-cell office:value-type="string">
            <text:p>`</text:p>
          </table:table-cell>
          <table:table-cell office:value-type="float" office:value="11">
            <text:p>11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14]&gt;0;[.$B14]&amp;&quot;,&quot;&amp;[.C$2]&amp;&quot;,&quot;&amp;[.C14];&quot;&quot;)">
            <text:p/>
          </table:table-cell>
          <table:table-cell table:formula="of:=IF([.D14]&gt;0;[.$B14]&amp;&quot;,&quot;&amp;[.D$2]&amp;&quot;,&quot;&amp;[.D14];&quot;&quot;)">
            <text:p/>
          </table:table-cell>
          <table:table-cell table:formula="of:=IF([.E14]&gt;0;[.$B14]&amp;&quot;,&quot;&amp;[.E$2]&amp;&quot;,&quot;&amp;[.E14];&quot;&quot;)">
            <text:p/>
          </table:table-cell>
          <table:table-cell table:formula="of:=IF([.F14]&gt;0;[.$B14]&amp;&quot;,&quot;&amp;[.F$2]&amp;&quot;,&quot;&amp;[.F14];&quot;&quot;)">
            <text:p/>
          </table:table-cell>
          <table:table-cell table:formula="of:=IF([.G14]&gt;0;[.$B14]&amp;&quot;,&quot;&amp;[.G$2]&amp;&quot;,&quot;&amp;[.G14];&quot;&quot;)">
            <text:p/>
          </table:table-cell>
          <table:table-cell table:formula="of:=IF([.H14]&gt;0;[.$B14]&amp;&quot;,&quot;&amp;[.H$2]&amp;&quot;,&quot;&amp;[.H14];&quot;&quot;)">
            <text:p/>
          </table:table-cell>
          <table:table-cell table:formula="of:=IF([.I14]&gt;0;[.$B14]&amp;&quot;,&quot;&amp;[.I$2]&amp;&quot;,&quot;&amp;[.I14];&quot;&quot;)">
            <text:p/>
          </table:table-cell>
          <table:table-cell table:formula="of:=IF([.J14]&gt;0;[.$B14]&amp;&quot;,&quot;&amp;[.J$2]&amp;&quot;,&quot;&amp;[.J14];&quot;&quot;)">
            <text:p/>
          </table:table-cell>
          <table:table-cell table:formula="of:=IF([.K14]&gt;0;[.$B14]&amp;&quot;,&quot;&amp;[.K$2]&amp;&quot;,&quot;&amp;[.K14];&quot;&quot;)">
            <text:p/>
          </table:table-cell>
          <table:table-cell table:formula="of:=IF([.L14]&gt;0;[.$B14]&amp;&quot;,&quot;&amp;[.L$2]&amp;&quot;,&quot;&amp;[.L14];&quot;&quot;)">
            <text:p/>
          </table:table-cell>
          <table:table-cell table:formula="of:=IF([.M14]&gt;0;[.$B14]&amp;&quot;,&quot;&amp;[.M$2]&amp;&quot;,&quot;&amp;[.M14];&quot;&quot;)">
            <text:p/>
          </table:table-cell>
          <table:table-cell table:formula="of:=IF([.N14]&gt;0;[.$B14]&amp;&quot;,&quot;&amp;[.N$2]&amp;&quot;,&quot;&amp;[.N14];&quot;&quot;)" office:value-type="string" office:string-value="11,12,1">
            <text:p>11,12,1</text:p>
          </table:table-cell>
          <table:table-cell table:formula="of:=IF([.O14]&gt;0;[.$B14]&amp;&quot;,&quot;&amp;[.O$2]&amp;&quot;,&quot;&amp;[.O14];&quot;&quot;)">
            <text:p/>
          </table:table-cell>
          <table:table-cell table:formula="of:=IF([.P14]&gt;0;[.$B14]&amp;&quot;,&quot;&amp;[.P$2]&amp;&quot;,&quot;&amp;[.P14];&quot;&quot;)">
            <text:p/>
          </table:table-cell>
          <table:table-cell table:formula="of:=IF([.Q14]&gt;0;[.$B14]&amp;&quot;,&quot;&amp;[.Q$2]&amp;&quot;,&quot;&amp;[.Q14];&quot;&quot;)">
            <text:p/>
          </table:table-cell>
          <table:table-cell table:formula="of:=IF([.R14]&gt;0;[.$B14]&amp;&quot;,&quot;&amp;[.R$2]&amp;&quot;,&quot;&amp;[.R14];&quot;&quot;)">
            <text:p/>
          </table:table-cell>
          <table:table-cell table:formula="of:=IF([.S14]&gt;0;[.$B14]&amp;&quot;,&quot;&amp;[.S$2]&amp;&quot;,&quot;&amp;[.S14];&quot;&quot;)">
            <text:p/>
          </table:table-cell>
          <table:table-cell table:formula="of:=IF([.T14]&gt;0;[.$B14]&amp;&quot;,&quot;&amp;[.T$2]&amp;&quot;,&quot;&amp;[.T14];&quot;&quot;)">
            <text:p/>
          </table:table-cell>
          <table:table-cell table:formula="of:=IF([.U14]&gt;0;[.$B14]&amp;&quot;,&quot;&amp;[.U$2]&amp;&quot;,&quot;&amp;[.U14];&quot;&quot;)">
            <text:p/>
          </table:table-cell>
          <table:table-cell table:formula="of:=IF([.V14]&gt;0;[.$B14]&amp;&quot;,&quot;&amp;[.V$2]&amp;&quot;,&quot;&amp;[.V14];&quot;&quot;)">
            <text:p/>
          </table:table-cell>
          <table:table-cell table:formula="of:=IF([.W14]&gt;0;[.$B14]&amp;&quot;,&quot;&amp;[.W$2]&amp;&quot;,&quot;&amp;[.W14];&quot;&quot;)">
            <text:p/>
          </table:table-cell>
          <table:table-cell table:formula="of:=IF([.X14]&gt;0;[.$B14]&amp;&quot;,&quot;&amp;[.X$2]&amp;&quot;,&quot;&amp;[.X14];&quot;&quot;)" office:value-type="string" office:string-value="11,22,1">
            <text:p>11,22,1</text:p>
          </table:table-cell>
          <table:table-cell table:formula="of:=IF([.Y14]&gt;0;[.$B14]&amp;&quot;,&quot;&amp;[.Y$2]&amp;&quot;,&quot;&amp;[.Y14];&quot;&quot;)" office:value-type="string" office:string-value="11,23,1">
            <text:p>11,23,1</text:p>
          </table:table-cell>
          <table:table-cell table:formula="of:=IF([.Z14]&gt;0;[.$B14]&amp;&quot;,&quot;&amp;[.Z$2]&amp;&quot;,&quot;&amp;[.Z14];&quot;&quot;)" office:value-type="string" office:string-value="11,24,2">
            <text:p>11,24,2</text:p>
          </table:table-cell>
          <table:table-cell table:formula="of:=IF([.AA14]&gt;0;[.$B14]&amp;&quot;,&quot;&amp;[.AA$2]&amp;&quot;,&quot;&amp;[.AA14];&quot;&quot;)">
            <text:p/>
          </table:table-cell>
          <table:table-cell table:formula="of:=IF([.AB14]&gt;0;[.$B14]&amp;&quot;,&quot;&amp;[.AB$2]&amp;&quot;,&quot;&amp;[.AB14];&quot;&quot;)">
            <text:p/>
          </table:table-cell>
          <table:table-cell table:formula="of:=IF([.AC14]&gt;0;[.$B14]&amp;&quot;,&quot;&amp;[.AC$2]&amp;&quot;,&quot;&amp;[.AC14];&quot;&quot;)">
            <text:p/>
          </table:table-cell>
          <table:table-cell table:formula="of:=IF([.AD14]&gt;0;[.$B14]&amp;&quot;,&quot;&amp;[.AD$2]&amp;&quot;,&quot;&amp;[.AD14];&quot;&quot;)">
            <text:p/>
          </table:table-cell>
          <table:table-cell table:formula="of:=IF([.AE14]&gt;0;[.$B14]&amp;&quot;,&quot;&amp;[.AE$2]&amp;&quot;,&quot;&amp;[.AE14];&quot;&quot;)">
            <text:p/>
          </table:table-cell>
          <table:table-cell table:formula="of:=IF([.AF14]&gt;0;[.$B14]&amp;&quot;,&quot;&amp;[.AF$2]&amp;&quot;,&quot;&amp;[.AF14];&quot;&quot;)">
            <text:p/>
          </table:table-cell>
          <table:table-cell table:formula="of:=IF([.AG14]&gt;0;[.$B14]&amp;&quot;,&quot;&amp;[.AG$2]&amp;&quot;,&quot;&amp;[.AG14];&quot;&quot;)">
            <text:p/>
          </table:table-cell>
          <table:table-cell table:formula="of:=IF([.AH14]&gt;0;[.$B14]&amp;&quot;,&quot;&amp;[.AH$2]&amp;&quot;,&quot;&amp;[.AH14];&quot;&quot;)">
            <text:p/>
          </table:table-cell>
          <table:table-cell table:formula="of:=IF([.AI14]&gt;0;[.$B14]&amp;&quot;,&quot;&amp;[.AI$2]&amp;&quot;,&quot;&amp;[.AI14];&quot;&quot;)">
            <text:p/>
          </table:table-cell>
          <table:table-cell table:formula="of:=IF([.AJ14]&gt;0;[.$B14]&amp;&quot;,&quot;&amp;[.AJ$2]&amp;&quot;,&quot;&amp;[.AJ14];&quot;&quot;)">
            <text:p/>
          </table:table-cell>
          <table:table-cell table:formula="of:=IF([.AK14]&gt;0;[.$B14]&amp;&quot;,&quot;&amp;[.AK$2]&amp;&quot;,&quot;&amp;[.AK14];&quot;&quot;)" office:value-type="string" office:string-value="11,35,2">
            <text:p>11,35,2</text:p>
          </table:table-cell>
          <table:table-cell table:number-columns-repeated="9"/>
        </table:table-row>
        <table:table-row table:style-name="ro4">
          <table:table-cell table:style-name="ce2" office:value-type="string">
            <text:p>plus</text:p>
          </table:table-cell>
          <table:table-cell office:value-type="float" office:value="12">
            <text:p>12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3">
            <text:p>3</text:p>
          </table:table-cell>
          <table:table-cell/>
          <table:table-cell table:formula="of:=IF([.C15]&gt;0;[.$B15]&amp;&quot;,&quot;&amp;[.C$2]&amp;&quot;,&quot;&amp;[.C15];&quot;&quot;)">
            <text:p/>
          </table:table-cell>
          <table:table-cell table:formula="of:=IF([.D15]&gt;0;[.$B15]&amp;&quot;,&quot;&amp;[.D$2]&amp;&quot;,&quot;&amp;[.D15];&quot;&quot;)">
            <text:p/>
          </table:table-cell>
          <table:table-cell table:formula="of:=IF([.E15]&gt;0;[.$B15]&amp;&quot;,&quot;&amp;[.E$2]&amp;&quot;,&quot;&amp;[.E15];&quot;&quot;)">
            <text:p/>
          </table:table-cell>
          <table:table-cell table:formula="of:=IF([.F15]&gt;0;[.$B15]&amp;&quot;,&quot;&amp;[.F$2]&amp;&quot;,&quot;&amp;[.F15];&quot;&quot;)">
            <text:p/>
          </table:table-cell>
          <table:table-cell table:formula="of:=IF([.G15]&gt;0;[.$B15]&amp;&quot;,&quot;&amp;[.G$2]&amp;&quot;,&quot;&amp;[.G15];&quot;&quot;)">
            <text:p/>
          </table:table-cell>
          <table:table-cell table:formula="of:=IF([.H15]&gt;0;[.$B15]&amp;&quot;,&quot;&amp;[.H$2]&amp;&quot;,&quot;&amp;[.H15];&quot;&quot;)">
            <text:p/>
          </table:table-cell>
          <table:table-cell table:formula="of:=IF([.I15]&gt;0;[.$B15]&amp;&quot;,&quot;&amp;[.I$2]&amp;&quot;,&quot;&amp;[.I15];&quot;&quot;)">
            <text:p/>
          </table:table-cell>
          <table:table-cell table:formula="of:=IF([.J15]&gt;0;[.$B15]&amp;&quot;,&quot;&amp;[.J$2]&amp;&quot;,&quot;&amp;[.J15];&quot;&quot;)">
            <text:p/>
          </table:table-cell>
          <table:table-cell table:formula="of:=IF([.K15]&gt;0;[.$B15]&amp;&quot;,&quot;&amp;[.K$2]&amp;&quot;,&quot;&amp;[.K15];&quot;&quot;)">
            <text:p/>
          </table:table-cell>
          <table:table-cell table:formula="of:=IF([.L15]&gt;0;[.$B15]&amp;&quot;,&quot;&amp;[.L$2]&amp;&quot;,&quot;&amp;[.L15];&quot;&quot;)">
            <text:p/>
          </table:table-cell>
          <table:table-cell table:formula="of:=IF([.M15]&gt;0;[.$B15]&amp;&quot;,&quot;&amp;[.M$2]&amp;&quot;,&quot;&amp;[.M15];&quot;&quot;)">
            <text:p/>
          </table:table-cell>
          <table:table-cell table:formula="of:=IF([.N15]&gt;0;[.$B15]&amp;&quot;,&quot;&amp;[.N$2]&amp;&quot;,&quot;&amp;[.N15];&quot;&quot;)">
            <text:p/>
          </table:table-cell>
          <table:table-cell table:formula="of:=IF([.O15]&gt;0;[.$B15]&amp;&quot;,&quot;&amp;[.O$2]&amp;&quot;,&quot;&amp;[.O15];&quot;&quot;)">
            <text:p/>
          </table:table-cell>
          <table:table-cell table:formula="of:=IF([.P15]&gt;0;[.$B15]&amp;&quot;,&quot;&amp;[.P$2]&amp;&quot;,&quot;&amp;[.P15];&quot;&quot;)">
            <text:p/>
          </table:table-cell>
          <table:table-cell table:formula="of:=IF([.Q15]&gt;0;[.$B15]&amp;&quot;,&quot;&amp;[.Q$2]&amp;&quot;,&quot;&amp;[.Q15];&quot;&quot;)">
            <text:p/>
          </table:table-cell>
          <table:table-cell table:formula="of:=IF([.R15]&gt;0;[.$B15]&amp;&quot;,&quot;&amp;[.R$2]&amp;&quot;,&quot;&amp;[.R15];&quot;&quot;)">
            <text:p/>
          </table:table-cell>
          <table:table-cell table:formula="of:=IF([.S15]&gt;0;[.$B15]&amp;&quot;,&quot;&amp;[.S$2]&amp;&quot;,&quot;&amp;[.S15];&quot;&quot;)">
            <text:p/>
          </table:table-cell>
          <table:table-cell table:formula="of:=IF([.T15]&gt;0;[.$B15]&amp;&quot;,&quot;&amp;[.T$2]&amp;&quot;,&quot;&amp;[.T15];&quot;&quot;)">
            <text:p/>
          </table:table-cell>
          <table:table-cell table:formula="of:=IF([.U15]&gt;0;[.$B15]&amp;&quot;,&quot;&amp;[.U$2]&amp;&quot;,&quot;&amp;[.U15];&quot;&quot;)">
            <text:p/>
          </table:table-cell>
          <table:table-cell table:formula="of:=IF([.V15]&gt;0;[.$B15]&amp;&quot;,&quot;&amp;[.V$2]&amp;&quot;,&quot;&amp;[.V15];&quot;&quot;)">
            <text:p/>
          </table:table-cell>
          <table:table-cell table:formula="of:=IF([.W15]&gt;0;[.$B15]&amp;&quot;,&quot;&amp;[.W$2]&amp;&quot;,&quot;&amp;[.W15];&quot;&quot;)">
            <text:p/>
          </table:table-cell>
          <table:table-cell table:formula="of:=IF([.X15]&gt;0;[.$B15]&amp;&quot;,&quot;&amp;[.X$2]&amp;&quot;,&quot;&amp;[.X15];&quot;&quot;)" office:value-type="string" office:string-value="12,22,2">
            <text:p>12,22,2</text:p>
          </table:table-cell>
          <table:table-cell table:formula="of:=IF([.Y15]&gt;0;[.$B15]&amp;&quot;,&quot;&amp;[.Y$2]&amp;&quot;,&quot;&amp;[.Y15];&quot;&quot;)" office:value-type="string" office:string-value="12,23,1">
            <text:p>12,23,1</text:p>
          </table:table-cell>
          <table:table-cell table:formula="of:=IF([.Z15]&gt;0;[.$B15]&amp;&quot;,&quot;&amp;[.Z$2]&amp;&quot;,&quot;&amp;[.Z15];&quot;&quot;)" office:value-type="string" office:string-value="12,24,1">
            <text:p>12,24,1</text:p>
          </table:table-cell>
          <table:table-cell table:formula="of:=IF([.AA15]&gt;0;[.$B15]&amp;&quot;,&quot;&amp;[.AA$2]&amp;&quot;,&quot;&amp;[.AA15];&quot;&quot;)">
            <text:p/>
          </table:table-cell>
          <table:table-cell table:formula="of:=IF([.AB15]&gt;0;[.$B15]&amp;&quot;,&quot;&amp;[.AB$2]&amp;&quot;,&quot;&amp;[.AB15];&quot;&quot;)">
            <text:p/>
          </table:table-cell>
          <table:table-cell table:formula="of:=IF([.AC15]&gt;0;[.$B15]&amp;&quot;,&quot;&amp;[.AC$2]&amp;&quot;,&quot;&amp;[.AC15];&quot;&quot;)">
            <text:p/>
          </table:table-cell>
          <table:table-cell table:formula="of:=IF([.AD15]&gt;0;[.$B15]&amp;&quot;,&quot;&amp;[.AD$2]&amp;&quot;,&quot;&amp;[.AD15];&quot;&quot;)">
            <text:p/>
          </table:table-cell>
          <table:table-cell table:formula="of:=IF([.AE15]&gt;0;[.$B15]&amp;&quot;,&quot;&amp;[.AE$2]&amp;&quot;,&quot;&amp;[.AE15];&quot;&quot;)">
            <text:p/>
          </table:table-cell>
          <table:table-cell table:formula="of:=IF([.AF15]&gt;0;[.$B15]&amp;&quot;,&quot;&amp;[.AF$2]&amp;&quot;,&quot;&amp;[.AF15];&quot;&quot;)">
            <text:p/>
          </table:table-cell>
          <table:table-cell table:formula="of:=IF([.AG15]&gt;0;[.$B15]&amp;&quot;,&quot;&amp;[.AG$2]&amp;&quot;,&quot;&amp;[.AG15];&quot;&quot;)">
            <text:p/>
          </table:table-cell>
          <table:table-cell table:formula="of:=IF([.AH15]&gt;0;[.$B15]&amp;&quot;,&quot;&amp;[.AH$2]&amp;&quot;,&quot;&amp;[.AH15];&quot;&quot;)">
            <text:p/>
          </table:table-cell>
          <table:table-cell table:formula="of:=IF([.AI15]&gt;0;[.$B15]&amp;&quot;,&quot;&amp;[.AI$2]&amp;&quot;,&quot;&amp;[.AI15];&quot;&quot;)">
            <text:p/>
          </table:table-cell>
          <table:table-cell table:formula="of:=IF([.AJ15]&gt;0;[.$B15]&amp;&quot;,&quot;&amp;[.AJ$2]&amp;&quot;,&quot;&amp;[.AJ15];&quot;&quot;)">
            <text:p/>
          </table:table-cell>
          <table:table-cell table:formula="of:=IF([.AK15]&gt;0;[.$B15]&amp;&quot;,&quot;&amp;[.AK$2]&amp;&quot;,&quot;&amp;[.AK15];&quot;&quot;)" office:value-type="string" office:string-value="12,35,3">
            <text:p>12,35,3</text:p>
          </table:table-cell>
          <table:table-cell table:number-columns-repeated="9"/>
        </table:table-row>
        <table:table-row table:style-name="ro2">
          <table:table-cell office:value-type="string">
            <text:p>a</text:p>
          </table:table-cell>
          <table:table-cell office:value-type="float" office:value="13">
            <text:p>13</text:p>
          </table:table-cell>
          <table:table-cell table:number-columns-repeated="12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9"/>
          <table:table-cell/>
          <table:table-cell table:formula="of:=IF([.C16]&gt;0;[.$B16]&amp;&quot;,&quot;&amp;[.C$2]&amp;&quot;,&quot;&amp;[.C16];&quot;&quot;)">
            <text:p/>
          </table:table-cell>
          <table:table-cell table:formula="of:=IF([.D16]&gt;0;[.$B16]&amp;&quot;,&quot;&amp;[.D$2]&amp;&quot;,&quot;&amp;[.D16];&quot;&quot;)">
            <text:p/>
          </table:table-cell>
          <table:table-cell table:formula="of:=IF([.E16]&gt;0;[.$B16]&amp;&quot;,&quot;&amp;[.E$2]&amp;&quot;,&quot;&amp;[.E16];&quot;&quot;)">
            <text:p/>
          </table:table-cell>
          <table:table-cell table:formula="of:=IF([.F16]&gt;0;[.$B16]&amp;&quot;,&quot;&amp;[.F$2]&amp;&quot;,&quot;&amp;[.F16];&quot;&quot;)">
            <text:p/>
          </table:table-cell>
          <table:table-cell table:formula="of:=IF([.G16]&gt;0;[.$B16]&amp;&quot;,&quot;&amp;[.G$2]&amp;&quot;,&quot;&amp;[.G16];&quot;&quot;)">
            <text:p/>
          </table:table-cell>
          <table:table-cell table:formula="of:=IF([.H16]&gt;0;[.$B16]&amp;&quot;,&quot;&amp;[.H$2]&amp;&quot;,&quot;&amp;[.H16];&quot;&quot;)">
            <text:p/>
          </table:table-cell>
          <table:table-cell table:formula="of:=IF([.I16]&gt;0;[.$B16]&amp;&quot;,&quot;&amp;[.I$2]&amp;&quot;,&quot;&amp;[.I16];&quot;&quot;)">
            <text:p/>
          </table:table-cell>
          <table:table-cell table:formula="of:=IF([.J16]&gt;0;[.$B16]&amp;&quot;,&quot;&amp;[.J$2]&amp;&quot;,&quot;&amp;[.J16];&quot;&quot;)">
            <text:p/>
          </table:table-cell>
          <table:table-cell table:formula="of:=IF([.K16]&gt;0;[.$B16]&amp;&quot;,&quot;&amp;[.K$2]&amp;&quot;,&quot;&amp;[.K16];&quot;&quot;)">
            <text:p/>
          </table:table-cell>
          <table:table-cell table:formula="of:=IF([.L16]&gt;0;[.$B16]&amp;&quot;,&quot;&amp;[.L$2]&amp;&quot;,&quot;&amp;[.L16];&quot;&quot;)">
            <text:p/>
          </table:table-cell>
          <table:table-cell table:formula="of:=IF([.M16]&gt;0;[.$B16]&amp;&quot;,&quot;&amp;[.M$2]&amp;&quot;,&quot;&amp;[.M16];&quot;&quot;)">
            <text:p/>
          </table:table-cell>
          <table:table-cell table:formula="of:=IF([.N16]&gt;0;[.$B16]&amp;&quot;,&quot;&amp;[.N$2]&amp;&quot;,&quot;&amp;[.N16];&quot;&quot;)">
            <text:p/>
          </table:table-cell>
          <table:table-cell table:formula="of:=IF([.O16]&gt;0;[.$B16]&amp;&quot;,&quot;&amp;[.O$2]&amp;&quot;,&quot;&amp;[.O16];&quot;&quot;)">
            <text:p/>
          </table:table-cell>
          <table:table-cell table:formula="of:=IF([.P16]&gt;0;[.$B16]&amp;&quot;,&quot;&amp;[.P$2]&amp;&quot;,&quot;&amp;[.P16];&quot;&quot;)">
            <text:p/>
          </table:table-cell>
          <table:table-cell table:formula="of:=IF([.Q16]&gt;0;[.$B16]&amp;&quot;,&quot;&amp;[.Q$2]&amp;&quot;,&quot;&amp;[.Q16];&quot;&quot;)">
            <text:p/>
          </table:table-cell>
          <table:table-cell table:formula="of:=IF([.R16]&gt;0;[.$B16]&amp;&quot;,&quot;&amp;[.R$2]&amp;&quot;,&quot;&amp;[.R16];&quot;&quot;)">
            <text:p/>
          </table:table-cell>
          <table:table-cell table:formula="of:=IF([.S16]&gt;0;[.$B16]&amp;&quot;,&quot;&amp;[.S$2]&amp;&quot;,&quot;&amp;[.S16];&quot;&quot;)">
            <text:p/>
          </table:table-cell>
          <table:table-cell table:formula="of:=IF([.T16]&gt;0;[.$B16]&amp;&quot;,&quot;&amp;[.T$2]&amp;&quot;,&quot;&amp;[.T16];&quot;&quot;)">
            <text:p/>
          </table:table-cell>
          <table:table-cell table:formula="of:=IF([.U16]&gt;0;[.$B16]&amp;&quot;,&quot;&amp;[.U$2]&amp;&quot;,&quot;&amp;[.U16];&quot;&quot;)">
            <text:p/>
          </table:table-cell>
          <table:table-cell table:formula="of:=IF([.V16]&gt;0;[.$B16]&amp;&quot;,&quot;&amp;[.V$2]&amp;&quot;,&quot;&amp;[.V16];&quot;&quot;)">
            <text:p/>
          </table:table-cell>
          <table:table-cell table:formula="of:=IF([.W16]&gt;0;[.$B16]&amp;&quot;,&quot;&amp;[.W$2]&amp;&quot;,&quot;&amp;[.W16];&quot;&quot;)">
            <text:p/>
          </table:table-cell>
          <table:table-cell table:formula="of:=IF([.X16]&gt;0;[.$B16]&amp;&quot;,&quot;&amp;[.X$2]&amp;&quot;,&quot;&amp;[.X16];&quot;&quot;)">
            <text:p/>
          </table:table-cell>
          <table:table-cell table:formula="of:=IF([.Y16]&gt;0;[.$B16]&amp;&quot;,&quot;&amp;[.Y$2]&amp;&quot;,&quot;&amp;[.Y16];&quot;&quot;)">
            <text:p/>
          </table:table-cell>
          <table:table-cell table:formula="of:=IF([.Z16]&gt;0;[.$B16]&amp;&quot;,&quot;&amp;[.Z$2]&amp;&quot;,&quot;&amp;[.Z16];&quot;&quot;)">
            <text:p/>
          </table:table-cell>
          <table:table-cell table:formula="of:=IF([.AA16]&gt;0;[.$B16]&amp;&quot;,&quot;&amp;[.AA$2]&amp;&quot;,&quot;&amp;[.AA16];&quot;&quot;)" office:value-type="string" office:string-value="13,25,1">
            <text:p>13,25,1</text:p>
          </table:table-cell>
          <table:table-cell table:formula="of:=IF([.AB16]&gt;0;[.$B16]&amp;&quot;,&quot;&amp;[.AB$2]&amp;&quot;,&quot;&amp;[.AB16];&quot;&quot;)" office:value-type="string" office:string-value="13,26,1">
            <text:p>13,26,1</text:p>
          </table:table-cell>
          <table:table-cell table:formula="of:=IF([.AC16]&gt;0;[.$B16]&amp;&quot;,&quot;&amp;[.AC$2]&amp;&quot;,&quot;&amp;[.AC16];&quot;&quot;)">
            <text:p/>
          </table:table-cell>
          <table:table-cell table:formula="of:=IF([.AD16]&gt;0;[.$B16]&amp;&quot;,&quot;&amp;[.AD$2]&amp;&quot;,&quot;&amp;[.AD16];&quot;&quot;)">
            <text:p/>
          </table:table-cell>
          <table:table-cell table:formula="of:=IF([.AE16]&gt;0;[.$B16]&amp;&quot;,&quot;&amp;[.AE$2]&amp;&quot;,&quot;&amp;[.AE16];&quot;&quot;)">
            <text:p/>
          </table:table-cell>
          <table:table-cell table:formula="of:=IF([.AF16]&gt;0;[.$B16]&amp;&quot;,&quot;&amp;[.AF$2]&amp;&quot;,&quot;&amp;[.AF16];&quot;&quot;)">
            <text:p/>
          </table:table-cell>
          <table:table-cell table:formula="of:=IF([.AG16]&gt;0;[.$B16]&amp;&quot;,&quot;&amp;[.AG$2]&amp;&quot;,&quot;&amp;[.AG16];&quot;&quot;)">
            <text:p/>
          </table:table-cell>
          <table:table-cell table:formula="of:=IF([.AH16]&gt;0;[.$B16]&amp;&quot;,&quot;&amp;[.AH$2]&amp;&quot;,&quot;&amp;[.AH16];&quot;&quot;)">
            <text:p/>
          </table:table-cell>
          <table:table-cell table:formula="of:=IF([.AI16]&gt;0;[.$B16]&amp;&quot;,&quot;&amp;[.AI$2]&amp;&quot;,&quot;&amp;[.AI16];&quot;&quot;)">
            <text:p/>
          </table:table-cell>
          <table:table-cell table:formula="of:=IF([.AJ16]&gt;0;[.$B16]&amp;&quot;,&quot;&amp;[.AJ$2]&amp;&quot;,&quot;&amp;[.AJ16];&quot;&quot;)">
            <text:p/>
          </table:table-cell>
          <table:table-cell table:formula="of:=IF([.AK16]&gt;0;[.$B16]&amp;&quot;,&quot;&amp;[.AK$2]&amp;&quot;,&quot;&amp;[.AK16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s</text:p>
          </table:table-cell>
          <table:table-cell office:value-type="float" office:value="14">
            <text:p>14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8"/>
          <table:table-cell/>
          <table:table-cell table:formula="of:=IF([.C17]&gt;0;[.$B17]&amp;&quot;,&quot;&amp;[.C$2]&amp;&quot;,&quot;&amp;[.C17];&quot;&quot;)">
            <text:p/>
          </table:table-cell>
          <table:table-cell table:formula="of:=IF([.D17]&gt;0;[.$B17]&amp;&quot;,&quot;&amp;[.D$2]&amp;&quot;,&quot;&amp;[.D17];&quot;&quot;)">
            <text:p/>
          </table:table-cell>
          <table:table-cell table:formula="of:=IF([.E17]&gt;0;[.$B17]&amp;&quot;,&quot;&amp;[.E$2]&amp;&quot;,&quot;&amp;[.E17];&quot;&quot;)">
            <text:p/>
          </table:table-cell>
          <table:table-cell table:formula="of:=IF([.F17]&gt;0;[.$B17]&amp;&quot;,&quot;&amp;[.F$2]&amp;&quot;,&quot;&amp;[.F17];&quot;&quot;)">
            <text:p/>
          </table:table-cell>
          <table:table-cell table:formula="of:=IF([.G17]&gt;0;[.$B17]&amp;&quot;,&quot;&amp;[.G$2]&amp;&quot;,&quot;&amp;[.G17];&quot;&quot;)">
            <text:p/>
          </table:table-cell>
          <table:table-cell table:formula="of:=IF([.H17]&gt;0;[.$B17]&amp;&quot;,&quot;&amp;[.H$2]&amp;&quot;,&quot;&amp;[.H17];&quot;&quot;)">
            <text:p/>
          </table:table-cell>
          <table:table-cell table:formula="of:=IF([.I17]&gt;0;[.$B17]&amp;&quot;,&quot;&amp;[.I$2]&amp;&quot;,&quot;&amp;[.I17];&quot;&quot;)">
            <text:p/>
          </table:table-cell>
          <table:table-cell table:formula="of:=IF([.J17]&gt;0;[.$B17]&amp;&quot;,&quot;&amp;[.J$2]&amp;&quot;,&quot;&amp;[.J17];&quot;&quot;)">
            <text:p/>
          </table:table-cell>
          <table:table-cell table:formula="of:=IF([.K17]&gt;0;[.$B17]&amp;&quot;,&quot;&amp;[.K$2]&amp;&quot;,&quot;&amp;[.K17];&quot;&quot;)">
            <text:p/>
          </table:table-cell>
          <table:table-cell table:formula="of:=IF([.L17]&gt;0;[.$B17]&amp;&quot;,&quot;&amp;[.L$2]&amp;&quot;,&quot;&amp;[.L17];&quot;&quot;)">
            <text:p/>
          </table:table-cell>
          <table:table-cell table:formula="of:=IF([.M17]&gt;0;[.$B17]&amp;&quot;,&quot;&amp;[.M$2]&amp;&quot;,&quot;&amp;[.M17];&quot;&quot;)">
            <text:p/>
          </table:table-cell>
          <table:table-cell table:formula="of:=IF([.N17]&gt;0;[.$B17]&amp;&quot;,&quot;&amp;[.N$2]&amp;&quot;,&quot;&amp;[.N17];&quot;&quot;)">
            <text:p/>
          </table:table-cell>
          <table:table-cell table:formula="of:=IF([.O17]&gt;0;[.$B17]&amp;&quot;,&quot;&amp;[.O$2]&amp;&quot;,&quot;&amp;[.O17];&quot;&quot;)">
            <text:p/>
          </table:table-cell>
          <table:table-cell table:formula="of:=IF([.P17]&gt;0;[.$B17]&amp;&quot;,&quot;&amp;[.P$2]&amp;&quot;,&quot;&amp;[.P17];&quot;&quot;)">
            <text:p/>
          </table:table-cell>
          <table:table-cell table:formula="of:=IF([.Q17]&gt;0;[.$B17]&amp;&quot;,&quot;&amp;[.Q$2]&amp;&quot;,&quot;&amp;[.Q17];&quot;&quot;)">
            <text:p/>
          </table:table-cell>
          <table:table-cell table:formula="of:=IF([.R17]&gt;0;[.$B17]&amp;&quot;,&quot;&amp;[.R$2]&amp;&quot;,&quot;&amp;[.R17];&quot;&quot;)">
            <text:p/>
          </table:table-cell>
          <table:table-cell table:formula="of:=IF([.S17]&gt;0;[.$B17]&amp;&quot;,&quot;&amp;[.S$2]&amp;&quot;,&quot;&amp;[.S17];&quot;&quot;)">
            <text:p/>
          </table:table-cell>
          <table:table-cell table:formula="of:=IF([.T17]&gt;0;[.$B17]&amp;&quot;,&quot;&amp;[.T$2]&amp;&quot;,&quot;&amp;[.T17];&quot;&quot;)">
            <text:p/>
          </table:table-cell>
          <table:table-cell table:formula="of:=IF([.U17]&gt;0;[.$B17]&amp;&quot;,&quot;&amp;[.U$2]&amp;&quot;,&quot;&amp;[.U17];&quot;&quot;)">
            <text:p/>
          </table:table-cell>
          <table:table-cell table:formula="of:=IF([.V17]&gt;0;[.$B17]&amp;&quot;,&quot;&amp;[.V$2]&amp;&quot;,&quot;&amp;[.V17];&quot;&quot;)">
            <text:p/>
          </table:table-cell>
          <table:table-cell table:formula="of:=IF([.W17]&gt;0;[.$B17]&amp;&quot;,&quot;&amp;[.W$2]&amp;&quot;,&quot;&amp;[.W17];&quot;&quot;)">
            <text:p/>
          </table:table-cell>
          <table:table-cell table:formula="of:=IF([.X17]&gt;0;[.$B17]&amp;&quot;,&quot;&amp;[.X$2]&amp;&quot;,&quot;&amp;[.X17];&quot;&quot;)">
            <text:p/>
          </table:table-cell>
          <table:table-cell table:formula="of:=IF([.Y17]&gt;0;[.$B17]&amp;&quot;,&quot;&amp;[.Y$2]&amp;&quot;,&quot;&amp;[.Y17];&quot;&quot;)">
            <text:p/>
          </table:table-cell>
          <table:table-cell table:formula="of:=IF([.Z17]&gt;0;[.$B17]&amp;&quot;,&quot;&amp;[.Z$2]&amp;&quot;,&quot;&amp;[.Z17];&quot;&quot;)">
            <text:p/>
          </table:table-cell>
          <table:table-cell table:formula="of:=IF([.AA17]&gt;0;[.$B17]&amp;&quot;,&quot;&amp;[.AA$2]&amp;&quot;,&quot;&amp;[.AA17];&quot;&quot;)">
            <text:p/>
          </table:table-cell>
          <table:table-cell table:formula="of:=IF([.AB17]&gt;0;[.$B17]&amp;&quot;,&quot;&amp;[.AB$2]&amp;&quot;,&quot;&amp;[.AB17];&quot;&quot;)">
            <text:p/>
          </table:table-cell>
          <table:table-cell table:formula="of:=IF([.AC17]&gt;0;[.$B17]&amp;&quot;,&quot;&amp;[.AC$2]&amp;&quot;,&quot;&amp;[.AC17];&quot;&quot;)" office:value-type="string" office:string-value="14,27,1">
            <text:p>14,27,1</text:p>
          </table:table-cell>
          <table:table-cell table:formula="of:=IF([.AD17]&gt;0;[.$B17]&amp;&quot;,&quot;&amp;[.AD$2]&amp;&quot;,&quot;&amp;[.AD17];&quot;&quot;)">
            <text:p/>
          </table:table-cell>
          <table:table-cell table:formula="of:=IF([.AE17]&gt;0;[.$B17]&amp;&quot;,&quot;&amp;[.AE$2]&amp;&quot;,&quot;&amp;[.AE17];&quot;&quot;)">
            <text:p/>
          </table:table-cell>
          <table:table-cell table:formula="of:=IF([.AF17]&gt;0;[.$B17]&amp;&quot;,&quot;&amp;[.AF$2]&amp;&quot;,&quot;&amp;[.AF17];&quot;&quot;)">
            <text:p/>
          </table:table-cell>
          <table:table-cell table:formula="of:=IF([.AG17]&gt;0;[.$B17]&amp;&quot;,&quot;&amp;[.AG$2]&amp;&quot;,&quot;&amp;[.AG17];&quot;&quot;)">
            <text:p/>
          </table:table-cell>
          <table:table-cell table:formula="of:=IF([.AH17]&gt;0;[.$B17]&amp;&quot;,&quot;&amp;[.AH$2]&amp;&quot;,&quot;&amp;[.AH17];&quot;&quot;)">
            <text:p/>
          </table:table-cell>
          <table:table-cell table:formula="of:=IF([.AI17]&gt;0;[.$B17]&amp;&quot;,&quot;&amp;[.AI$2]&amp;&quot;,&quot;&amp;[.AI17];&quot;&quot;)">
            <text:p/>
          </table:table-cell>
          <table:table-cell table:formula="of:=IF([.AJ17]&gt;0;[.$B17]&amp;&quot;,&quot;&amp;[.AJ$2]&amp;&quot;,&quot;&amp;[.AJ17];&quot;&quot;)">
            <text:p/>
          </table:table-cell>
          <table:table-cell table:formula="of:=IF([.AK17]&gt;0;[.$B17]&amp;&quot;,&quot;&amp;[.AK$2]&amp;&quot;,&quot;&amp;[.AK17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7"/>
          <table:table-cell/>
          <table:table-cell table:formula="of:=IF([.C18]&gt;0;[.$B18]&amp;&quot;,&quot;&amp;[.C$2]&amp;&quot;,&quot;&amp;[.C18];&quot;&quot;)">
            <text:p/>
          </table:table-cell>
          <table:table-cell table:formula="of:=IF([.D18]&gt;0;[.$B18]&amp;&quot;,&quot;&amp;[.D$2]&amp;&quot;,&quot;&amp;[.D18];&quot;&quot;)">
            <text:p/>
          </table:table-cell>
          <table:table-cell table:formula="of:=IF([.E18]&gt;0;[.$B18]&amp;&quot;,&quot;&amp;[.E$2]&amp;&quot;,&quot;&amp;[.E18];&quot;&quot;)">
            <text:p/>
          </table:table-cell>
          <table:table-cell table:formula="of:=IF([.F18]&gt;0;[.$B18]&amp;&quot;,&quot;&amp;[.F$2]&amp;&quot;,&quot;&amp;[.F18];&quot;&quot;)">
            <text:p/>
          </table:table-cell>
          <table:table-cell table:formula="of:=IF([.G18]&gt;0;[.$B18]&amp;&quot;,&quot;&amp;[.G$2]&amp;&quot;,&quot;&amp;[.G18];&quot;&quot;)">
            <text:p/>
          </table:table-cell>
          <table:table-cell table:formula="of:=IF([.H18]&gt;0;[.$B18]&amp;&quot;,&quot;&amp;[.H$2]&amp;&quot;,&quot;&amp;[.H18];&quot;&quot;)">
            <text:p/>
          </table:table-cell>
          <table:table-cell table:formula="of:=IF([.I18]&gt;0;[.$B18]&amp;&quot;,&quot;&amp;[.I$2]&amp;&quot;,&quot;&amp;[.I18];&quot;&quot;)">
            <text:p/>
          </table:table-cell>
          <table:table-cell table:formula="of:=IF([.J18]&gt;0;[.$B18]&amp;&quot;,&quot;&amp;[.J$2]&amp;&quot;,&quot;&amp;[.J18];&quot;&quot;)">
            <text:p/>
          </table:table-cell>
          <table:table-cell table:formula="of:=IF([.K18]&gt;0;[.$B18]&amp;&quot;,&quot;&amp;[.K$2]&amp;&quot;,&quot;&amp;[.K18];&quot;&quot;)">
            <text:p/>
          </table:table-cell>
          <table:table-cell table:formula="of:=IF([.L18]&gt;0;[.$B18]&amp;&quot;,&quot;&amp;[.L$2]&amp;&quot;,&quot;&amp;[.L18];&quot;&quot;)">
            <text:p/>
          </table:table-cell>
          <table:table-cell table:formula="of:=IF([.M18]&gt;0;[.$B18]&amp;&quot;,&quot;&amp;[.M$2]&amp;&quot;,&quot;&amp;[.M18];&quot;&quot;)">
            <text:p/>
          </table:table-cell>
          <table:table-cell table:formula="of:=IF([.N18]&gt;0;[.$B18]&amp;&quot;,&quot;&amp;[.N$2]&amp;&quot;,&quot;&amp;[.N18];&quot;&quot;)">
            <text:p/>
          </table:table-cell>
          <table:table-cell table:formula="of:=IF([.O18]&gt;0;[.$B18]&amp;&quot;,&quot;&amp;[.O$2]&amp;&quot;,&quot;&amp;[.O18];&quot;&quot;)">
            <text:p/>
          </table:table-cell>
          <table:table-cell table:formula="of:=IF([.P18]&gt;0;[.$B18]&amp;&quot;,&quot;&amp;[.P$2]&amp;&quot;,&quot;&amp;[.P18];&quot;&quot;)">
            <text:p/>
          </table:table-cell>
          <table:table-cell table:formula="of:=IF([.Q18]&gt;0;[.$B18]&amp;&quot;,&quot;&amp;[.Q$2]&amp;&quot;,&quot;&amp;[.Q18];&quot;&quot;)">
            <text:p/>
          </table:table-cell>
          <table:table-cell table:formula="of:=IF([.R18]&gt;0;[.$B18]&amp;&quot;,&quot;&amp;[.R$2]&amp;&quot;,&quot;&amp;[.R18];&quot;&quot;)">
            <text:p/>
          </table:table-cell>
          <table:table-cell table:formula="of:=IF([.S18]&gt;0;[.$B18]&amp;&quot;,&quot;&amp;[.S$2]&amp;&quot;,&quot;&amp;[.S18];&quot;&quot;)">
            <text:p/>
          </table:table-cell>
          <table:table-cell table:formula="of:=IF([.T18]&gt;0;[.$B18]&amp;&quot;,&quot;&amp;[.T$2]&amp;&quot;,&quot;&amp;[.T18];&quot;&quot;)">
            <text:p/>
          </table:table-cell>
          <table:table-cell table:formula="of:=IF([.U18]&gt;0;[.$B18]&amp;&quot;,&quot;&amp;[.U$2]&amp;&quot;,&quot;&amp;[.U18];&quot;&quot;)">
            <text:p/>
          </table:table-cell>
          <table:table-cell table:formula="of:=IF([.V18]&gt;0;[.$B18]&amp;&quot;,&quot;&amp;[.V$2]&amp;&quot;,&quot;&amp;[.V18];&quot;&quot;)">
            <text:p/>
          </table:table-cell>
          <table:table-cell table:formula="of:=IF([.W18]&gt;0;[.$B18]&amp;&quot;,&quot;&amp;[.W$2]&amp;&quot;,&quot;&amp;[.W18];&quot;&quot;)">
            <text:p/>
          </table:table-cell>
          <table:table-cell table:formula="of:=IF([.X18]&gt;0;[.$B18]&amp;&quot;,&quot;&amp;[.X$2]&amp;&quot;,&quot;&amp;[.X18];&quot;&quot;)">
            <text:p/>
          </table:table-cell>
          <table:table-cell table:formula="of:=IF([.Y18]&gt;0;[.$B18]&amp;&quot;,&quot;&amp;[.Y$2]&amp;&quot;,&quot;&amp;[.Y18];&quot;&quot;)">
            <text:p/>
          </table:table-cell>
          <table:table-cell table:formula="of:=IF([.Z18]&gt;0;[.$B18]&amp;&quot;,&quot;&amp;[.Z$2]&amp;&quot;,&quot;&amp;[.Z18];&quot;&quot;)">
            <text:p/>
          </table:table-cell>
          <table:table-cell table:formula="of:=IF([.AA18]&gt;0;[.$B18]&amp;&quot;,&quot;&amp;[.AA$2]&amp;&quot;,&quot;&amp;[.AA18];&quot;&quot;)">
            <text:p/>
          </table:table-cell>
          <table:table-cell table:formula="of:=IF([.AB18]&gt;0;[.$B18]&amp;&quot;,&quot;&amp;[.AB$2]&amp;&quot;,&quot;&amp;[.AB18];&quot;&quot;)">
            <text:p/>
          </table:table-cell>
          <table:table-cell table:formula="of:=IF([.AC18]&gt;0;[.$B18]&amp;&quot;,&quot;&amp;[.AC$2]&amp;&quot;,&quot;&amp;[.AC18];&quot;&quot;)">
            <text:p/>
          </table:table-cell>
          <table:table-cell table:formula="of:=IF([.AD18]&gt;0;[.$B18]&amp;&quot;,&quot;&amp;[.AD$2]&amp;&quot;,&quot;&amp;[.AD18];&quot;&quot;)" office:value-type="string" office:string-value="15,28,1">
            <text:p>15,28,1</text:p>
          </table:table-cell>
          <table:table-cell table:formula="of:=IF([.AE18]&gt;0;[.$B18]&amp;&quot;,&quot;&amp;[.AE$2]&amp;&quot;,&quot;&amp;[.AE18];&quot;&quot;)">
            <text:p/>
          </table:table-cell>
          <table:table-cell table:formula="of:=IF([.AF18]&gt;0;[.$B18]&amp;&quot;,&quot;&amp;[.AF$2]&amp;&quot;,&quot;&amp;[.AF18];&quot;&quot;)">
            <text:p/>
          </table:table-cell>
          <table:table-cell table:formula="of:=IF([.AG18]&gt;0;[.$B18]&amp;&quot;,&quot;&amp;[.AG$2]&amp;&quot;,&quot;&amp;[.AG18];&quot;&quot;)">
            <text:p/>
          </table:table-cell>
          <table:table-cell table:formula="of:=IF([.AH18]&gt;0;[.$B18]&amp;&quot;,&quot;&amp;[.AH$2]&amp;&quot;,&quot;&amp;[.AH18];&quot;&quot;)">
            <text:p/>
          </table:table-cell>
          <table:table-cell table:formula="of:=IF([.AI18]&gt;0;[.$B18]&amp;&quot;,&quot;&amp;[.AI$2]&amp;&quot;,&quot;&amp;[.AI18];&quot;&quot;)">
            <text:p/>
          </table:table-cell>
          <table:table-cell table:formula="of:=IF([.AJ18]&gt;0;[.$B18]&amp;&quot;,&quot;&amp;[.AJ$2]&amp;&quot;,&quot;&amp;[.AJ18];&quot;&quot;)">
            <text:p/>
          </table:table-cell>
          <table:table-cell table:formula="of:=IF([.AK18]&gt;0;[.$B18]&amp;&quot;,&quot;&amp;[.AK$2]&amp;&quot;,&quot;&amp;[.AK18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/>
          <table:table-cell table:formula="of:=IF([.C19]&gt;0;[.$B19]&amp;&quot;,&quot;&amp;[.C$2]&amp;&quot;,&quot;&amp;[.C19];&quot;&quot;)">
            <text:p/>
          </table:table-cell>
          <table:table-cell table:formula="of:=IF([.D19]&gt;0;[.$B19]&amp;&quot;,&quot;&amp;[.D$2]&amp;&quot;,&quot;&amp;[.D19];&quot;&quot;)">
            <text:p/>
          </table:table-cell>
          <table:table-cell table:formula="of:=IF([.E19]&gt;0;[.$B19]&amp;&quot;,&quot;&amp;[.E$2]&amp;&quot;,&quot;&amp;[.E19];&quot;&quot;)">
            <text:p/>
          </table:table-cell>
          <table:table-cell table:formula="of:=IF([.F19]&gt;0;[.$B19]&amp;&quot;,&quot;&amp;[.F$2]&amp;&quot;,&quot;&amp;[.F19];&quot;&quot;)">
            <text:p/>
          </table:table-cell>
          <table:table-cell table:formula="of:=IF([.G19]&gt;0;[.$B19]&amp;&quot;,&quot;&amp;[.G$2]&amp;&quot;,&quot;&amp;[.G19];&quot;&quot;)">
            <text:p/>
          </table:table-cell>
          <table:table-cell table:formula="of:=IF([.H19]&gt;0;[.$B19]&amp;&quot;,&quot;&amp;[.H$2]&amp;&quot;,&quot;&amp;[.H19];&quot;&quot;)">
            <text:p/>
          </table:table-cell>
          <table:table-cell table:formula="of:=IF([.I19]&gt;0;[.$B19]&amp;&quot;,&quot;&amp;[.I$2]&amp;&quot;,&quot;&amp;[.I19];&quot;&quot;)">
            <text:p/>
          </table:table-cell>
          <table:table-cell table:formula="of:=IF([.J19]&gt;0;[.$B19]&amp;&quot;,&quot;&amp;[.J$2]&amp;&quot;,&quot;&amp;[.J19];&quot;&quot;)">
            <text:p/>
          </table:table-cell>
          <table:table-cell table:formula="of:=IF([.K19]&gt;0;[.$B19]&amp;&quot;,&quot;&amp;[.K$2]&amp;&quot;,&quot;&amp;[.K19];&quot;&quot;)">
            <text:p/>
          </table:table-cell>
          <table:table-cell table:formula="of:=IF([.L19]&gt;0;[.$B19]&amp;&quot;,&quot;&amp;[.L$2]&amp;&quot;,&quot;&amp;[.L19];&quot;&quot;)">
            <text:p/>
          </table:table-cell>
          <table:table-cell table:formula="of:=IF([.M19]&gt;0;[.$B19]&amp;&quot;,&quot;&amp;[.M$2]&amp;&quot;,&quot;&amp;[.M19];&quot;&quot;)">
            <text:p/>
          </table:table-cell>
          <table:table-cell table:formula="of:=IF([.N19]&gt;0;[.$B19]&amp;&quot;,&quot;&amp;[.N$2]&amp;&quot;,&quot;&amp;[.N19];&quot;&quot;)">
            <text:p/>
          </table:table-cell>
          <table:table-cell table:formula="of:=IF([.O19]&gt;0;[.$B19]&amp;&quot;,&quot;&amp;[.O$2]&amp;&quot;,&quot;&amp;[.O19];&quot;&quot;)">
            <text:p/>
          </table:table-cell>
          <table:table-cell table:formula="of:=IF([.P19]&gt;0;[.$B19]&amp;&quot;,&quot;&amp;[.P$2]&amp;&quot;,&quot;&amp;[.P19];&quot;&quot;)">
            <text:p/>
          </table:table-cell>
          <table:table-cell table:formula="of:=IF([.Q19]&gt;0;[.$B19]&amp;&quot;,&quot;&amp;[.Q$2]&amp;&quot;,&quot;&amp;[.Q19];&quot;&quot;)">
            <text:p/>
          </table:table-cell>
          <table:table-cell table:formula="of:=IF([.R19]&gt;0;[.$B19]&amp;&quot;,&quot;&amp;[.R$2]&amp;&quot;,&quot;&amp;[.R19];&quot;&quot;)">
            <text:p/>
          </table:table-cell>
          <table:table-cell table:formula="of:=IF([.S19]&gt;0;[.$B19]&amp;&quot;,&quot;&amp;[.S$2]&amp;&quot;,&quot;&amp;[.S19];&quot;&quot;)" office:value-type="string" office:string-value="16,17,1">
            <text:p>16,17,1</text:p>
          </table:table-cell>
          <table:table-cell table:formula="of:=IF([.T19]&gt;0;[.$B19]&amp;&quot;,&quot;&amp;[.T$2]&amp;&quot;,&quot;&amp;[.T19];&quot;&quot;)">
            <text:p/>
          </table:table-cell>
          <table:table-cell table:formula="of:=IF([.U19]&gt;0;[.$B19]&amp;&quot;,&quot;&amp;[.U$2]&amp;&quot;,&quot;&amp;[.U19];&quot;&quot;)">
            <text:p/>
          </table:table-cell>
          <table:table-cell table:formula="of:=IF([.V19]&gt;0;[.$B19]&amp;&quot;,&quot;&amp;[.V$2]&amp;&quot;,&quot;&amp;[.V19];&quot;&quot;)">
            <text:p/>
          </table:table-cell>
          <table:table-cell table:formula="of:=IF([.W19]&gt;0;[.$B19]&amp;&quot;,&quot;&amp;[.W$2]&amp;&quot;,&quot;&amp;[.W19];&quot;&quot;)">
            <text:p/>
          </table:table-cell>
          <table:table-cell table:formula="of:=IF([.X19]&gt;0;[.$B19]&amp;&quot;,&quot;&amp;[.X$2]&amp;&quot;,&quot;&amp;[.X19];&quot;&quot;)">
            <text:p/>
          </table:table-cell>
          <table:table-cell table:formula="of:=IF([.Y19]&gt;0;[.$B19]&amp;&quot;,&quot;&amp;[.Y$2]&amp;&quot;,&quot;&amp;[.Y19];&quot;&quot;)">
            <text:p/>
          </table:table-cell>
          <table:table-cell table:formula="of:=IF([.Z19]&gt;0;[.$B19]&amp;&quot;,&quot;&amp;[.Z$2]&amp;&quot;,&quot;&amp;[.Z19];&quot;&quot;)">
            <text:p/>
          </table:table-cell>
          <table:table-cell table:formula="of:=IF([.AA19]&gt;0;[.$B19]&amp;&quot;,&quot;&amp;[.AA$2]&amp;&quot;,&quot;&amp;[.AA19];&quot;&quot;)">
            <text:p/>
          </table:table-cell>
          <table:table-cell table:formula="of:=IF([.AB19]&gt;0;[.$B19]&amp;&quot;,&quot;&amp;[.AB$2]&amp;&quot;,&quot;&amp;[.AB19];&quot;&quot;)">
            <text:p/>
          </table:table-cell>
          <table:table-cell table:formula="of:=IF([.AC19]&gt;0;[.$B19]&amp;&quot;,&quot;&amp;[.AC$2]&amp;&quot;,&quot;&amp;[.AC19];&quot;&quot;)">
            <text:p/>
          </table:table-cell>
          <table:table-cell table:formula="of:=IF([.AD19]&gt;0;[.$B19]&amp;&quot;,&quot;&amp;[.AD$2]&amp;&quot;,&quot;&amp;[.AD19];&quot;&quot;)">
            <text:p/>
          </table:table-cell>
          <table:table-cell table:formula="of:=IF([.AE19]&gt;0;[.$B19]&amp;&quot;,&quot;&amp;[.AE$2]&amp;&quot;,&quot;&amp;[.AE19];&quot;&quot;)" office:value-type="string" office:string-value="16,29,1">
            <text:p>16,29,1</text:p>
          </table:table-cell>
          <table:table-cell table:formula="of:=IF([.AF19]&gt;0;[.$B19]&amp;&quot;,&quot;&amp;[.AF$2]&amp;&quot;,&quot;&amp;[.AF19];&quot;&quot;)" office:value-type="string" office:string-value="16,30,2">
            <text:p>16,30,2</text:p>
          </table:table-cell>
          <table:table-cell table:formula="of:=IF([.AG19]&gt;0;[.$B19]&amp;&quot;,&quot;&amp;[.AG$2]&amp;&quot;,&quot;&amp;[.AG19];&quot;&quot;)">
            <text:p/>
          </table:table-cell>
          <table:table-cell table:formula="of:=IF([.AH19]&gt;0;[.$B19]&amp;&quot;,&quot;&amp;[.AH$2]&amp;&quot;,&quot;&amp;[.AH19];&quot;&quot;)">
            <text:p/>
          </table:table-cell>
          <table:table-cell table:formula="of:=IF([.AI19]&gt;0;[.$B19]&amp;&quot;,&quot;&amp;[.AI$2]&amp;&quot;,&quot;&amp;[.AI19];&quot;&quot;)">
            <text:p/>
          </table:table-cell>
          <table:table-cell table:formula="of:=IF([.AJ19]&gt;0;[.$B19]&amp;&quot;,&quot;&amp;[.AJ$2]&amp;&quot;,&quot;&amp;[.AJ19];&quot;&quot;)">
            <text:p/>
          </table:table-cell>
          <table:table-cell table:formula="of:=IF([.AK19]&gt;0;[.$B19]&amp;&quot;,&quot;&amp;[.AK$2]&amp;&quot;,&quot;&amp;[.AK19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table:number-columns-repeated="16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5"/>
          <table:table-cell/>
          <table:table-cell table:formula="of:=IF([.C20]&gt;0;[.$B20]&amp;&quot;,&quot;&amp;[.C$2]&amp;&quot;,&quot;&amp;[.C20];&quot;&quot;)">
            <text:p/>
          </table:table-cell>
          <table:table-cell table:formula="of:=IF([.D20]&gt;0;[.$B20]&amp;&quot;,&quot;&amp;[.D$2]&amp;&quot;,&quot;&amp;[.D20];&quot;&quot;)">
            <text:p/>
          </table:table-cell>
          <table:table-cell table:formula="of:=IF([.E20]&gt;0;[.$B20]&amp;&quot;,&quot;&amp;[.E$2]&amp;&quot;,&quot;&amp;[.E20];&quot;&quot;)">
            <text:p/>
          </table:table-cell>
          <table:table-cell table:formula="of:=IF([.F20]&gt;0;[.$B20]&amp;&quot;,&quot;&amp;[.F$2]&amp;&quot;,&quot;&amp;[.F20];&quot;&quot;)">
            <text:p/>
          </table:table-cell>
          <table:table-cell table:formula="of:=IF([.G20]&gt;0;[.$B20]&amp;&quot;,&quot;&amp;[.G$2]&amp;&quot;,&quot;&amp;[.G20];&quot;&quot;)">
            <text:p/>
          </table:table-cell>
          <table:table-cell table:formula="of:=IF([.H20]&gt;0;[.$B20]&amp;&quot;,&quot;&amp;[.H$2]&amp;&quot;,&quot;&amp;[.H20];&quot;&quot;)">
            <text:p/>
          </table:table-cell>
          <table:table-cell table:formula="of:=IF([.I20]&gt;0;[.$B20]&amp;&quot;,&quot;&amp;[.I$2]&amp;&quot;,&quot;&amp;[.I20];&quot;&quot;)">
            <text:p/>
          </table:table-cell>
          <table:table-cell table:formula="of:=IF([.J20]&gt;0;[.$B20]&amp;&quot;,&quot;&amp;[.J$2]&amp;&quot;,&quot;&amp;[.J20];&quot;&quot;)">
            <text:p/>
          </table:table-cell>
          <table:table-cell table:formula="of:=IF([.K20]&gt;0;[.$B20]&amp;&quot;,&quot;&amp;[.K$2]&amp;&quot;,&quot;&amp;[.K20];&quot;&quot;)">
            <text:p/>
          </table:table-cell>
          <table:table-cell table:formula="of:=IF([.L20]&gt;0;[.$B20]&amp;&quot;,&quot;&amp;[.L$2]&amp;&quot;,&quot;&amp;[.L20];&quot;&quot;)">
            <text:p/>
          </table:table-cell>
          <table:table-cell table:formula="of:=IF([.M20]&gt;0;[.$B20]&amp;&quot;,&quot;&amp;[.M$2]&amp;&quot;,&quot;&amp;[.M20];&quot;&quot;)">
            <text:p/>
          </table:table-cell>
          <table:table-cell table:formula="of:=IF([.N20]&gt;0;[.$B20]&amp;&quot;,&quot;&amp;[.N$2]&amp;&quot;,&quot;&amp;[.N20];&quot;&quot;)">
            <text:p/>
          </table:table-cell>
          <table:table-cell table:formula="of:=IF([.O20]&gt;0;[.$B20]&amp;&quot;,&quot;&amp;[.O$2]&amp;&quot;,&quot;&amp;[.O20];&quot;&quot;)">
            <text:p/>
          </table:table-cell>
          <table:table-cell table:formula="of:=IF([.P20]&gt;0;[.$B20]&amp;&quot;,&quot;&amp;[.P$2]&amp;&quot;,&quot;&amp;[.P20];&quot;&quot;)">
            <text:p/>
          </table:table-cell>
          <table:table-cell table:formula="of:=IF([.Q20]&gt;0;[.$B20]&amp;&quot;,&quot;&amp;[.Q$2]&amp;&quot;,&quot;&amp;[.Q20];&quot;&quot;)">
            <text:p/>
          </table:table-cell>
          <table:table-cell table:formula="of:=IF([.R20]&gt;0;[.$B20]&amp;&quot;,&quot;&amp;[.R$2]&amp;&quot;,&quot;&amp;[.R20];&quot;&quot;)">
            <text:p/>
          </table:table-cell>
          <table:table-cell table:formula="of:=IF([.S20]&gt;0;[.$B20]&amp;&quot;,&quot;&amp;[.S$2]&amp;&quot;,&quot;&amp;[.S20];&quot;&quot;)">
            <text:p/>
          </table:table-cell>
          <table:table-cell table:formula="of:=IF([.T20]&gt;0;[.$B20]&amp;&quot;,&quot;&amp;[.T$2]&amp;&quot;,&quot;&amp;[.T20];&quot;&quot;)">
            <text:p/>
          </table:table-cell>
          <table:table-cell table:formula="of:=IF([.U20]&gt;0;[.$B20]&amp;&quot;,&quot;&amp;[.U$2]&amp;&quot;,&quot;&amp;[.U20];&quot;&quot;)">
            <text:p/>
          </table:table-cell>
          <table:table-cell table:formula="of:=IF([.V20]&gt;0;[.$B20]&amp;&quot;,&quot;&amp;[.V$2]&amp;&quot;,&quot;&amp;[.V20];&quot;&quot;)">
            <text:p/>
          </table:table-cell>
          <table:table-cell table:formula="of:=IF([.W20]&gt;0;[.$B20]&amp;&quot;,&quot;&amp;[.W$2]&amp;&quot;,&quot;&amp;[.W20];&quot;&quot;)">
            <text:p/>
          </table:table-cell>
          <table:table-cell table:formula="of:=IF([.X20]&gt;0;[.$B20]&amp;&quot;,&quot;&amp;[.X$2]&amp;&quot;,&quot;&amp;[.X20];&quot;&quot;)">
            <text:p/>
          </table:table-cell>
          <table:table-cell table:formula="of:=IF([.Y20]&gt;0;[.$B20]&amp;&quot;,&quot;&amp;[.Y$2]&amp;&quot;,&quot;&amp;[.Y20];&quot;&quot;)">
            <text:p/>
          </table:table-cell>
          <table:table-cell table:formula="of:=IF([.Z20]&gt;0;[.$B20]&amp;&quot;,&quot;&amp;[.Z$2]&amp;&quot;,&quot;&amp;[.Z20];&quot;&quot;)">
            <text:p/>
          </table:table-cell>
          <table:table-cell table:formula="of:=IF([.AA20]&gt;0;[.$B20]&amp;&quot;,&quot;&amp;[.AA$2]&amp;&quot;,&quot;&amp;[.AA20];&quot;&quot;)">
            <text:p/>
          </table:table-cell>
          <table:table-cell table:formula="of:=IF([.AB20]&gt;0;[.$B20]&amp;&quot;,&quot;&amp;[.AB$2]&amp;&quot;,&quot;&amp;[.AB20];&quot;&quot;)">
            <text:p/>
          </table:table-cell>
          <table:table-cell table:formula="of:=IF([.AC20]&gt;0;[.$B20]&amp;&quot;,&quot;&amp;[.AC$2]&amp;&quot;,&quot;&amp;[.AC20];&quot;&quot;)">
            <text:p/>
          </table:table-cell>
          <table:table-cell table:formula="of:=IF([.AD20]&gt;0;[.$B20]&amp;&quot;,&quot;&amp;[.AD$2]&amp;&quot;,&quot;&amp;[.AD20];&quot;&quot;)">
            <text:p/>
          </table:table-cell>
          <table:table-cell table:formula="of:=IF([.AE20]&gt;0;[.$B20]&amp;&quot;,&quot;&amp;[.AE$2]&amp;&quot;,&quot;&amp;[.AE20];&quot;&quot;)" office:value-type="string" office:string-value="17,29,1">
            <text:p>17,29,1</text:p>
          </table:table-cell>
          <table:table-cell table:formula="of:=IF([.AF20]&gt;0;[.$B20]&amp;&quot;,&quot;&amp;[.AF$2]&amp;&quot;,&quot;&amp;[.AF20];&quot;&quot;)" office:value-type="string" office:string-value="17,30,1">
            <text:p>17,30,1</text:p>
          </table:table-cell>
          <table:table-cell table:formula="of:=IF([.AG20]&gt;0;[.$B20]&amp;&quot;,&quot;&amp;[.AG$2]&amp;&quot;,&quot;&amp;[.AG20];&quot;&quot;)">
            <text:p/>
          </table:table-cell>
          <table:table-cell table:formula="of:=IF([.AH20]&gt;0;[.$B20]&amp;&quot;,&quot;&amp;[.AH$2]&amp;&quot;,&quot;&amp;[.AH20];&quot;&quot;)">
            <text:p/>
          </table:table-cell>
          <table:table-cell table:formula="of:=IF([.AI20]&gt;0;[.$B20]&amp;&quot;,&quot;&amp;[.AI$2]&amp;&quot;,&quot;&amp;[.AI20];&quot;&quot;)">
            <text:p/>
          </table:table-cell>
          <table:table-cell table:formula="of:=IF([.AJ20]&gt;0;[.$B20]&amp;&quot;,&quot;&amp;[.AJ$2]&amp;&quot;,&quot;&amp;[.AJ20];&quot;&quot;)">
            <text:p/>
          </table:table-cell>
          <table:table-cell table:formula="of:=IF([.AK20]&gt;0;[.$B20]&amp;&quot;,&quot;&amp;[.AK$2]&amp;&quot;,&quot;&amp;[.AK20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h</text:p>
          </table:table-cell>
          <table:table-cell office:value-type="float" office:value="18">
            <text:p>18</text:p>
          </table:table-cell>
          <table:table-cell table:number-columns-repeated="1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/>
          <table:table-cell table:formula="of:=IF([.C21]&gt;0;[.$B21]&amp;&quot;,&quot;&amp;[.C$2]&amp;&quot;,&quot;&amp;[.C21];&quot;&quot;)">
            <text:p/>
          </table:table-cell>
          <table:table-cell table:formula="of:=IF([.D21]&gt;0;[.$B21]&amp;&quot;,&quot;&amp;[.D$2]&amp;&quot;,&quot;&amp;[.D21];&quot;&quot;)">
            <text:p/>
          </table:table-cell>
          <table:table-cell table:formula="of:=IF([.E21]&gt;0;[.$B21]&amp;&quot;,&quot;&amp;[.E$2]&amp;&quot;,&quot;&amp;[.E21];&quot;&quot;)">
            <text:p/>
          </table:table-cell>
          <table:table-cell table:formula="of:=IF([.F21]&gt;0;[.$B21]&amp;&quot;,&quot;&amp;[.F$2]&amp;&quot;,&quot;&amp;[.F21];&quot;&quot;)">
            <text:p/>
          </table:table-cell>
          <table:table-cell table:formula="of:=IF([.G21]&gt;0;[.$B21]&amp;&quot;,&quot;&amp;[.G$2]&amp;&quot;,&quot;&amp;[.G21];&quot;&quot;)">
            <text:p/>
          </table:table-cell>
          <table:table-cell table:formula="of:=IF([.H21]&gt;0;[.$B21]&amp;&quot;,&quot;&amp;[.H$2]&amp;&quot;,&quot;&amp;[.H21];&quot;&quot;)">
            <text:p/>
          </table:table-cell>
          <table:table-cell table:formula="of:=IF([.I21]&gt;0;[.$B21]&amp;&quot;,&quot;&amp;[.I$2]&amp;&quot;,&quot;&amp;[.I21];&quot;&quot;)">
            <text:p/>
          </table:table-cell>
          <table:table-cell table:formula="of:=IF([.J21]&gt;0;[.$B21]&amp;&quot;,&quot;&amp;[.J$2]&amp;&quot;,&quot;&amp;[.J21];&quot;&quot;)">
            <text:p/>
          </table:table-cell>
          <table:table-cell table:formula="of:=IF([.K21]&gt;0;[.$B21]&amp;&quot;,&quot;&amp;[.K$2]&amp;&quot;,&quot;&amp;[.K21];&quot;&quot;)">
            <text:p/>
          </table:table-cell>
          <table:table-cell table:formula="of:=IF([.L21]&gt;0;[.$B21]&amp;&quot;,&quot;&amp;[.L$2]&amp;&quot;,&quot;&amp;[.L21];&quot;&quot;)">
            <text:p/>
          </table:table-cell>
          <table:table-cell table:formula="of:=IF([.M21]&gt;0;[.$B21]&amp;&quot;,&quot;&amp;[.M$2]&amp;&quot;,&quot;&amp;[.M21];&quot;&quot;)">
            <text:p/>
          </table:table-cell>
          <table:table-cell table:formula="of:=IF([.N21]&gt;0;[.$B21]&amp;&quot;,&quot;&amp;[.N$2]&amp;&quot;,&quot;&amp;[.N21];&quot;&quot;)">
            <text:p/>
          </table:table-cell>
          <table:table-cell table:formula="of:=IF([.O21]&gt;0;[.$B21]&amp;&quot;,&quot;&amp;[.O$2]&amp;&quot;,&quot;&amp;[.O21];&quot;&quot;)">
            <text:p/>
          </table:table-cell>
          <table:table-cell table:formula="of:=IF([.P21]&gt;0;[.$B21]&amp;&quot;,&quot;&amp;[.P$2]&amp;&quot;,&quot;&amp;[.P21];&quot;&quot;)">
            <text:p/>
          </table:table-cell>
          <table:table-cell table:formula="of:=IF([.Q21]&gt;0;[.$B21]&amp;&quot;,&quot;&amp;[.Q$2]&amp;&quot;,&quot;&amp;[.Q21];&quot;&quot;)">
            <text:p/>
          </table:table-cell>
          <table:table-cell table:formula="of:=IF([.R21]&gt;0;[.$B21]&amp;&quot;,&quot;&amp;[.R$2]&amp;&quot;,&quot;&amp;[.R21];&quot;&quot;)">
            <text:p/>
          </table:table-cell>
          <table:table-cell table:formula="of:=IF([.S21]&gt;0;[.$B21]&amp;&quot;,&quot;&amp;[.S$2]&amp;&quot;,&quot;&amp;[.S21];&quot;&quot;)">
            <text:p/>
          </table:table-cell>
          <table:table-cell table:formula="of:=IF([.T21]&gt;0;[.$B21]&amp;&quot;,&quot;&amp;[.T$2]&amp;&quot;,&quot;&amp;[.T21];&quot;&quot;)">
            <text:p/>
          </table:table-cell>
          <table:table-cell table:formula="of:=IF([.U21]&gt;0;[.$B21]&amp;&quot;,&quot;&amp;[.U$2]&amp;&quot;,&quot;&amp;[.U21];&quot;&quot;)" office:value-type="string" office:string-value="18,19,1">
            <text:p>18,19,1</text:p>
          </table:table-cell>
          <table:table-cell table:formula="of:=IF([.V21]&gt;0;[.$B21]&amp;&quot;,&quot;&amp;[.V$2]&amp;&quot;,&quot;&amp;[.V21];&quot;&quot;)">
            <text:p/>
          </table:table-cell>
          <table:table-cell table:formula="of:=IF([.W21]&gt;0;[.$B21]&amp;&quot;,&quot;&amp;[.W$2]&amp;&quot;,&quot;&amp;[.W21];&quot;&quot;)">
            <text:p/>
          </table:table-cell>
          <table:table-cell table:formula="of:=IF([.X21]&gt;0;[.$B21]&amp;&quot;,&quot;&amp;[.X$2]&amp;&quot;,&quot;&amp;[.X21];&quot;&quot;)">
            <text:p/>
          </table:table-cell>
          <table:table-cell table:formula="of:=IF([.Y21]&gt;0;[.$B21]&amp;&quot;,&quot;&amp;[.Y$2]&amp;&quot;,&quot;&amp;[.Y21];&quot;&quot;)">
            <text:p/>
          </table:table-cell>
          <table:table-cell table:formula="of:=IF([.Z21]&gt;0;[.$B21]&amp;&quot;,&quot;&amp;[.Z$2]&amp;&quot;,&quot;&amp;[.Z21];&quot;&quot;)">
            <text:p/>
          </table:table-cell>
          <table:table-cell table:formula="of:=IF([.AA21]&gt;0;[.$B21]&amp;&quot;,&quot;&amp;[.AA$2]&amp;&quot;,&quot;&amp;[.AA21];&quot;&quot;)">
            <text:p/>
          </table:table-cell>
          <table:table-cell table:formula="of:=IF([.AB21]&gt;0;[.$B21]&amp;&quot;,&quot;&amp;[.AB$2]&amp;&quot;,&quot;&amp;[.AB21];&quot;&quot;)">
            <text:p/>
          </table:table-cell>
          <table:table-cell table:formula="of:=IF([.AC21]&gt;0;[.$B21]&amp;&quot;,&quot;&amp;[.AC$2]&amp;&quot;,&quot;&amp;[.AC21];&quot;&quot;)">
            <text:p/>
          </table:table-cell>
          <table:table-cell table:formula="of:=IF([.AD21]&gt;0;[.$B21]&amp;&quot;,&quot;&amp;[.AD$2]&amp;&quot;,&quot;&amp;[.AD21];&quot;&quot;)">
            <text:p/>
          </table:table-cell>
          <table:table-cell table:formula="of:=IF([.AE21]&gt;0;[.$B21]&amp;&quot;,&quot;&amp;[.AE$2]&amp;&quot;,&quot;&amp;[.AE21];&quot;&quot;)">
            <text:p/>
          </table:table-cell>
          <table:table-cell table:formula="of:=IF([.AF21]&gt;0;[.$B21]&amp;&quot;,&quot;&amp;[.AF$2]&amp;&quot;,&quot;&amp;[.AF21];&quot;&quot;)">
            <text:p/>
          </table:table-cell>
          <table:table-cell table:formula="of:=IF([.AG21]&gt;0;[.$B21]&amp;&quot;,&quot;&amp;[.AG$2]&amp;&quot;,&quot;&amp;[.AG21];&quot;&quot;)" office:value-type="string" office:string-value="18,31,1">
            <text:p>18,31,1</text:p>
          </table:table-cell>
          <table:table-cell table:formula="of:=IF([.AH21]&gt;0;[.$B21]&amp;&quot;,&quot;&amp;[.AH$2]&amp;&quot;,&quot;&amp;[.AH21];&quot;&quot;)" office:value-type="string" office:string-value="18,32,2">
            <text:p>18,32,2</text:p>
          </table:table-cell>
          <table:table-cell table:formula="of:=IF([.AI21]&gt;0;[.$B21]&amp;&quot;,&quot;&amp;[.AI$2]&amp;&quot;,&quot;&amp;[.AI21];&quot;&quot;)">
            <text:p/>
          </table:table-cell>
          <table:table-cell table:formula="of:=IF([.AJ21]&gt;0;[.$B21]&amp;&quot;,&quot;&amp;[.AJ$2]&amp;&quot;,&quot;&amp;[.AJ21];&quot;&quot;)">
            <text:p/>
          </table:table-cell>
          <table:table-cell table:formula="of:=IF([.AK21]&gt;0;[.$B21]&amp;&quot;,&quot;&amp;[.AK$2]&amp;&quot;,&quot;&amp;[.AK21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j</text:p>
          </table:table-cell>
          <table:table-cell office:value-type="float" office:value="19">
            <text:p>19</text:p>
          </table:table-cell>
          <table:table-cell table:number-columns-repeated="18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3"/>
          <table:table-cell/>
          <table:table-cell table:formula="of:=IF([.C22]&gt;0;[.$B22]&amp;&quot;,&quot;&amp;[.C$2]&amp;&quot;,&quot;&amp;[.C22];&quot;&quot;)">
            <text:p/>
          </table:table-cell>
          <table:table-cell table:formula="of:=IF([.D22]&gt;0;[.$B22]&amp;&quot;,&quot;&amp;[.D$2]&amp;&quot;,&quot;&amp;[.D22];&quot;&quot;)">
            <text:p/>
          </table:table-cell>
          <table:table-cell table:formula="of:=IF([.E22]&gt;0;[.$B22]&amp;&quot;,&quot;&amp;[.E$2]&amp;&quot;,&quot;&amp;[.E22];&quot;&quot;)">
            <text:p/>
          </table:table-cell>
          <table:table-cell table:formula="of:=IF([.F22]&gt;0;[.$B22]&amp;&quot;,&quot;&amp;[.F$2]&amp;&quot;,&quot;&amp;[.F22];&quot;&quot;)">
            <text:p/>
          </table:table-cell>
          <table:table-cell table:formula="of:=IF([.G22]&gt;0;[.$B22]&amp;&quot;,&quot;&amp;[.G$2]&amp;&quot;,&quot;&amp;[.G22];&quot;&quot;)">
            <text:p/>
          </table:table-cell>
          <table:table-cell table:formula="of:=IF([.H22]&gt;0;[.$B22]&amp;&quot;,&quot;&amp;[.H$2]&amp;&quot;,&quot;&amp;[.H22];&quot;&quot;)">
            <text:p/>
          </table:table-cell>
          <table:table-cell table:formula="of:=IF([.I22]&gt;0;[.$B22]&amp;&quot;,&quot;&amp;[.I$2]&amp;&quot;,&quot;&amp;[.I22];&quot;&quot;)">
            <text:p/>
          </table:table-cell>
          <table:table-cell table:formula="of:=IF([.J22]&gt;0;[.$B22]&amp;&quot;,&quot;&amp;[.J$2]&amp;&quot;,&quot;&amp;[.J22];&quot;&quot;)">
            <text:p/>
          </table:table-cell>
          <table:table-cell table:formula="of:=IF([.K22]&gt;0;[.$B22]&amp;&quot;,&quot;&amp;[.K$2]&amp;&quot;,&quot;&amp;[.K22];&quot;&quot;)">
            <text:p/>
          </table:table-cell>
          <table:table-cell table:formula="of:=IF([.L22]&gt;0;[.$B22]&amp;&quot;,&quot;&amp;[.L$2]&amp;&quot;,&quot;&amp;[.L22];&quot;&quot;)">
            <text:p/>
          </table:table-cell>
          <table:table-cell table:formula="of:=IF([.M22]&gt;0;[.$B22]&amp;&quot;,&quot;&amp;[.M$2]&amp;&quot;,&quot;&amp;[.M22];&quot;&quot;)">
            <text:p/>
          </table:table-cell>
          <table:table-cell table:formula="of:=IF([.N22]&gt;0;[.$B22]&amp;&quot;,&quot;&amp;[.N$2]&amp;&quot;,&quot;&amp;[.N22];&quot;&quot;)">
            <text:p/>
          </table:table-cell>
          <table:table-cell table:formula="of:=IF([.O22]&gt;0;[.$B22]&amp;&quot;,&quot;&amp;[.O$2]&amp;&quot;,&quot;&amp;[.O22];&quot;&quot;)">
            <text:p/>
          </table:table-cell>
          <table:table-cell table:formula="of:=IF([.P22]&gt;0;[.$B22]&amp;&quot;,&quot;&amp;[.P$2]&amp;&quot;,&quot;&amp;[.P22];&quot;&quot;)">
            <text:p/>
          </table:table-cell>
          <table:table-cell table:formula="of:=IF([.Q22]&gt;0;[.$B22]&amp;&quot;,&quot;&amp;[.Q$2]&amp;&quot;,&quot;&amp;[.Q22];&quot;&quot;)">
            <text:p/>
          </table:table-cell>
          <table:table-cell table:formula="of:=IF([.R22]&gt;0;[.$B22]&amp;&quot;,&quot;&amp;[.R$2]&amp;&quot;,&quot;&amp;[.R22];&quot;&quot;)">
            <text:p/>
          </table:table-cell>
          <table:table-cell table:formula="of:=IF([.S22]&gt;0;[.$B22]&amp;&quot;,&quot;&amp;[.S$2]&amp;&quot;,&quot;&amp;[.S22];&quot;&quot;)">
            <text:p/>
          </table:table-cell>
          <table:table-cell table:formula="of:=IF([.T22]&gt;0;[.$B22]&amp;&quot;,&quot;&amp;[.T$2]&amp;&quot;,&quot;&amp;[.T22];&quot;&quot;)">
            <text:p/>
          </table:table-cell>
          <table:table-cell table:formula="of:=IF([.U22]&gt;0;[.$B22]&amp;&quot;,&quot;&amp;[.U$2]&amp;&quot;,&quot;&amp;[.U22];&quot;&quot;)">
            <text:p/>
          </table:table-cell>
          <table:table-cell table:formula="of:=IF([.V22]&gt;0;[.$B22]&amp;&quot;,&quot;&amp;[.V$2]&amp;&quot;,&quot;&amp;[.V22];&quot;&quot;)">
            <text:p/>
          </table:table-cell>
          <table:table-cell table:formula="of:=IF([.W22]&gt;0;[.$B22]&amp;&quot;,&quot;&amp;[.W$2]&amp;&quot;,&quot;&amp;[.W22];&quot;&quot;)">
            <text:p/>
          </table:table-cell>
          <table:table-cell table:formula="of:=IF([.X22]&gt;0;[.$B22]&amp;&quot;,&quot;&amp;[.X$2]&amp;&quot;,&quot;&amp;[.X22];&quot;&quot;)">
            <text:p/>
          </table:table-cell>
          <table:table-cell table:formula="of:=IF([.Y22]&gt;0;[.$B22]&amp;&quot;,&quot;&amp;[.Y$2]&amp;&quot;,&quot;&amp;[.Y22];&quot;&quot;)">
            <text:p/>
          </table:table-cell>
          <table:table-cell table:formula="of:=IF([.Z22]&gt;0;[.$B22]&amp;&quot;,&quot;&amp;[.Z$2]&amp;&quot;,&quot;&amp;[.Z22];&quot;&quot;)">
            <text:p/>
          </table:table-cell>
          <table:table-cell table:formula="of:=IF([.AA22]&gt;0;[.$B22]&amp;&quot;,&quot;&amp;[.AA$2]&amp;&quot;,&quot;&amp;[.AA22];&quot;&quot;)">
            <text:p/>
          </table:table-cell>
          <table:table-cell table:formula="of:=IF([.AB22]&gt;0;[.$B22]&amp;&quot;,&quot;&amp;[.AB$2]&amp;&quot;,&quot;&amp;[.AB22];&quot;&quot;)">
            <text:p/>
          </table:table-cell>
          <table:table-cell table:formula="of:=IF([.AC22]&gt;0;[.$B22]&amp;&quot;,&quot;&amp;[.AC$2]&amp;&quot;,&quot;&amp;[.AC22];&quot;&quot;)">
            <text:p/>
          </table:table-cell>
          <table:table-cell table:formula="of:=IF([.AD22]&gt;0;[.$B22]&amp;&quot;,&quot;&amp;[.AD$2]&amp;&quot;,&quot;&amp;[.AD22];&quot;&quot;)">
            <text:p/>
          </table:table-cell>
          <table:table-cell table:formula="of:=IF([.AE22]&gt;0;[.$B22]&amp;&quot;,&quot;&amp;[.AE$2]&amp;&quot;,&quot;&amp;[.AE22];&quot;&quot;)">
            <text:p/>
          </table:table-cell>
          <table:table-cell table:formula="of:=IF([.AF22]&gt;0;[.$B22]&amp;&quot;,&quot;&amp;[.AF$2]&amp;&quot;,&quot;&amp;[.AF22];&quot;&quot;)">
            <text:p/>
          </table:table-cell>
          <table:table-cell table:formula="of:=IF([.AG22]&gt;0;[.$B22]&amp;&quot;,&quot;&amp;[.AG$2]&amp;&quot;,&quot;&amp;[.AG22];&quot;&quot;)" office:value-type="string" office:string-value="19,31,1">
            <text:p>19,31,1</text:p>
          </table:table-cell>
          <table:table-cell table:formula="of:=IF([.AH22]&gt;0;[.$B22]&amp;&quot;,&quot;&amp;[.AH$2]&amp;&quot;,&quot;&amp;[.AH22];&quot;&quot;)" office:value-type="string" office:string-value="19,32,1">
            <text:p>19,32,1</text:p>
          </table:table-cell>
          <table:table-cell table:formula="of:=IF([.AI22]&gt;0;[.$B22]&amp;&quot;,&quot;&amp;[.AI$2]&amp;&quot;,&quot;&amp;[.AI22];&quot;&quot;)">
            <text:p/>
          </table:table-cell>
          <table:table-cell table:formula="of:=IF([.AJ22]&gt;0;[.$B22]&amp;&quot;,&quot;&amp;[.AJ$2]&amp;&quot;,&quot;&amp;[.AJ22];&quot;&quot;)">
            <text:p/>
          </table:table-cell>
          <table:table-cell table:formula="of:=IF([.AK22]&gt;0;[.$B22]&amp;&quot;,&quot;&amp;[.AK$2]&amp;&quot;,&quot;&amp;[.AK22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k</text:p>
          </table:table-cell>
          <table:table-cell office:value-type="float" office:value="20">
            <text:p>20</text:p>
          </table:table-cell>
          <table:table-cell table:number-columns-repeated="19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/>
          <table:table-cell/>
          <table:table-cell table:formula="of:=IF([.C23]&gt;0;[.$B23]&amp;&quot;,&quot;&amp;[.C$2]&amp;&quot;,&quot;&amp;[.C23];&quot;&quot;)">
            <text:p/>
          </table:table-cell>
          <table:table-cell table:formula="of:=IF([.D23]&gt;0;[.$B23]&amp;&quot;,&quot;&amp;[.D$2]&amp;&quot;,&quot;&amp;[.D23];&quot;&quot;)">
            <text:p/>
          </table:table-cell>
          <table:table-cell table:formula="of:=IF([.E23]&gt;0;[.$B23]&amp;&quot;,&quot;&amp;[.E$2]&amp;&quot;,&quot;&amp;[.E23];&quot;&quot;)">
            <text:p/>
          </table:table-cell>
          <table:table-cell table:formula="of:=IF([.F23]&gt;0;[.$B23]&amp;&quot;,&quot;&amp;[.F$2]&amp;&quot;,&quot;&amp;[.F23];&quot;&quot;)">
            <text:p/>
          </table:table-cell>
          <table:table-cell table:formula="of:=IF([.G23]&gt;0;[.$B23]&amp;&quot;,&quot;&amp;[.G$2]&amp;&quot;,&quot;&amp;[.G23];&quot;&quot;)">
            <text:p/>
          </table:table-cell>
          <table:table-cell table:formula="of:=IF([.H23]&gt;0;[.$B23]&amp;&quot;,&quot;&amp;[.H$2]&amp;&quot;,&quot;&amp;[.H23];&quot;&quot;)">
            <text:p/>
          </table:table-cell>
          <table:table-cell table:formula="of:=IF([.I23]&gt;0;[.$B23]&amp;&quot;,&quot;&amp;[.I$2]&amp;&quot;,&quot;&amp;[.I23];&quot;&quot;)">
            <text:p/>
          </table:table-cell>
          <table:table-cell table:formula="of:=IF([.J23]&gt;0;[.$B23]&amp;&quot;,&quot;&amp;[.J$2]&amp;&quot;,&quot;&amp;[.J23];&quot;&quot;)">
            <text:p/>
          </table:table-cell>
          <table:table-cell table:formula="of:=IF([.K23]&gt;0;[.$B23]&amp;&quot;,&quot;&amp;[.K$2]&amp;&quot;,&quot;&amp;[.K23];&quot;&quot;)">
            <text:p/>
          </table:table-cell>
          <table:table-cell table:formula="of:=IF([.L23]&gt;0;[.$B23]&amp;&quot;,&quot;&amp;[.L$2]&amp;&quot;,&quot;&amp;[.L23];&quot;&quot;)">
            <text:p/>
          </table:table-cell>
          <table:table-cell table:formula="of:=IF([.M23]&gt;0;[.$B23]&amp;&quot;,&quot;&amp;[.M$2]&amp;&quot;,&quot;&amp;[.M23];&quot;&quot;)">
            <text:p/>
          </table:table-cell>
          <table:table-cell table:formula="of:=IF([.N23]&gt;0;[.$B23]&amp;&quot;,&quot;&amp;[.N$2]&amp;&quot;,&quot;&amp;[.N23];&quot;&quot;)">
            <text:p/>
          </table:table-cell>
          <table:table-cell table:formula="of:=IF([.O23]&gt;0;[.$B23]&amp;&quot;,&quot;&amp;[.O$2]&amp;&quot;,&quot;&amp;[.O23];&quot;&quot;)">
            <text:p/>
          </table:table-cell>
          <table:table-cell table:formula="of:=IF([.P23]&gt;0;[.$B23]&amp;&quot;,&quot;&amp;[.P$2]&amp;&quot;,&quot;&amp;[.P23];&quot;&quot;)">
            <text:p/>
          </table:table-cell>
          <table:table-cell table:formula="of:=IF([.Q23]&gt;0;[.$B23]&amp;&quot;,&quot;&amp;[.Q$2]&amp;&quot;,&quot;&amp;[.Q23];&quot;&quot;)">
            <text:p/>
          </table:table-cell>
          <table:table-cell table:formula="of:=IF([.R23]&gt;0;[.$B23]&amp;&quot;,&quot;&amp;[.R$2]&amp;&quot;,&quot;&amp;[.R23];&quot;&quot;)">
            <text:p/>
          </table:table-cell>
          <table:table-cell table:formula="of:=IF([.S23]&gt;0;[.$B23]&amp;&quot;,&quot;&amp;[.S$2]&amp;&quot;,&quot;&amp;[.S23];&quot;&quot;)">
            <text:p/>
          </table:table-cell>
          <table:table-cell table:formula="of:=IF([.T23]&gt;0;[.$B23]&amp;&quot;,&quot;&amp;[.T$2]&amp;&quot;,&quot;&amp;[.T23];&quot;&quot;)">
            <text:p/>
          </table:table-cell>
          <table:table-cell table:formula="of:=IF([.U23]&gt;0;[.$B23]&amp;&quot;,&quot;&amp;[.U$2]&amp;&quot;,&quot;&amp;[.U23];&quot;&quot;)">
            <text:p/>
          </table:table-cell>
          <table:table-cell table:formula="of:=IF([.V23]&gt;0;[.$B23]&amp;&quot;,&quot;&amp;[.V$2]&amp;&quot;,&quot;&amp;[.V23];&quot;&quot;)">
            <text:p/>
          </table:table-cell>
          <table:table-cell table:formula="of:=IF([.W23]&gt;0;[.$B23]&amp;&quot;,&quot;&amp;[.W$2]&amp;&quot;,&quot;&amp;[.W23];&quot;&quot;)">
            <text:p/>
          </table:table-cell>
          <table:table-cell table:formula="of:=IF([.X23]&gt;0;[.$B23]&amp;&quot;,&quot;&amp;[.X$2]&amp;&quot;,&quot;&amp;[.X23];&quot;&quot;)">
            <text:p/>
          </table:table-cell>
          <table:table-cell table:formula="of:=IF([.Y23]&gt;0;[.$B23]&amp;&quot;,&quot;&amp;[.Y$2]&amp;&quot;,&quot;&amp;[.Y23];&quot;&quot;)">
            <text:p/>
          </table:table-cell>
          <table:table-cell table:formula="of:=IF([.Z23]&gt;0;[.$B23]&amp;&quot;,&quot;&amp;[.Z$2]&amp;&quot;,&quot;&amp;[.Z23];&quot;&quot;)">
            <text:p/>
          </table:table-cell>
          <table:table-cell table:formula="of:=IF([.AA23]&gt;0;[.$B23]&amp;&quot;,&quot;&amp;[.AA$2]&amp;&quot;,&quot;&amp;[.AA23];&quot;&quot;)">
            <text:p/>
          </table:table-cell>
          <table:table-cell table:formula="of:=IF([.AB23]&gt;0;[.$B23]&amp;&quot;,&quot;&amp;[.AB$2]&amp;&quot;,&quot;&amp;[.AB23];&quot;&quot;)">
            <text:p/>
          </table:table-cell>
          <table:table-cell table:formula="of:=IF([.AC23]&gt;0;[.$B23]&amp;&quot;,&quot;&amp;[.AC$2]&amp;&quot;,&quot;&amp;[.AC23];&quot;&quot;)">
            <text:p/>
          </table:table-cell>
          <table:table-cell table:formula="of:=IF([.AD23]&gt;0;[.$B23]&amp;&quot;,&quot;&amp;[.AD$2]&amp;&quot;,&quot;&amp;[.AD23];&quot;&quot;)">
            <text:p/>
          </table:table-cell>
          <table:table-cell table:formula="of:=IF([.AE23]&gt;0;[.$B23]&amp;&quot;,&quot;&amp;[.AE$2]&amp;&quot;,&quot;&amp;[.AE23];&quot;&quot;)">
            <text:p/>
          </table:table-cell>
          <table:table-cell table:formula="of:=IF([.AF23]&gt;0;[.$B23]&amp;&quot;,&quot;&amp;[.AF$2]&amp;&quot;,&quot;&amp;[.AF23];&quot;&quot;)">
            <text:p/>
          </table:table-cell>
          <table:table-cell table:formula="of:=IF([.AG23]&gt;0;[.$B23]&amp;&quot;,&quot;&amp;[.AG$2]&amp;&quot;,&quot;&amp;[.AG23];&quot;&quot;)">
            <text:p/>
          </table:table-cell>
          <table:table-cell table:formula="of:=IF([.AH23]&gt;0;[.$B23]&amp;&quot;,&quot;&amp;[.AH$2]&amp;&quot;,&quot;&amp;[.AH23];&quot;&quot;)">
            <text:p/>
          </table:table-cell>
          <table:table-cell table:formula="of:=IF([.AI23]&gt;0;[.$B23]&amp;&quot;,&quot;&amp;[.AI$2]&amp;&quot;,&quot;&amp;[.AI23];&quot;&quot;)" office:value-type="string" office:string-value="20,33,1">
            <text:p>20,33,1</text:p>
          </table:table-cell>
          <table:table-cell table:formula="of:=IF([.AJ23]&gt;0;[.$B23]&amp;&quot;,&quot;&amp;[.AJ$2]&amp;&quot;,&quot;&amp;[.AJ23];&quot;&quot;)">
            <text:p/>
          </table:table-cell>
          <table:table-cell table:formula="of:=IF([.AK23]&gt;0;[.$B23]&amp;&quot;,&quot;&amp;[.AK$2]&amp;&quot;,&quot;&amp;[.AK23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l</text:p>
          </table:table-cell>
          <table:table-cell office:value-type="float" office:value="21">
            <text:p>21</text:p>
          </table:table-cell>
          <table:table-cell table:number-columns-repeated="20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/>
          <table:table-cell table:formula="of:=IF([.C24]&gt;0;[.$B24]&amp;&quot;,&quot;&amp;[.C$2]&amp;&quot;,&quot;&amp;[.C24];&quot;&quot;)">
            <text:p/>
          </table:table-cell>
          <table:table-cell table:formula="of:=IF([.D24]&gt;0;[.$B24]&amp;&quot;,&quot;&amp;[.D$2]&amp;&quot;,&quot;&amp;[.D24];&quot;&quot;)">
            <text:p/>
          </table:table-cell>
          <table:table-cell table:formula="of:=IF([.E24]&gt;0;[.$B24]&amp;&quot;,&quot;&amp;[.E$2]&amp;&quot;,&quot;&amp;[.E24];&quot;&quot;)">
            <text:p/>
          </table:table-cell>
          <table:table-cell table:formula="of:=IF([.F24]&gt;0;[.$B24]&amp;&quot;,&quot;&amp;[.F$2]&amp;&quot;,&quot;&amp;[.F24];&quot;&quot;)">
            <text:p/>
          </table:table-cell>
          <table:table-cell table:formula="of:=IF([.G24]&gt;0;[.$B24]&amp;&quot;,&quot;&amp;[.G$2]&amp;&quot;,&quot;&amp;[.G24];&quot;&quot;)">
            <text:p/>
          </table:table-cell>
          <table:table-cell table:formula="of:=IF([.H24]&gt;0;[.$B24]&amp;&quot;,&quot;&amp;[.H$2]&amp;&quot;,&quot;&amp;[.H24];&quot;&quot;)">
            <text:p/>
          </table:table-cell>
          <table:table-cell table:formula="of:=IF([.I24]&gt;0;[.$B24]&amp;&quot;,&quot;&amp;[.I$2]&amp;&quot;,&quot;&amp;[.I24];&quot;&quot;)">
            <text:p/>
          </table:table-cell>
          <table:table-cell table:formula="of:=IF([.J24]&gt;0;[.$B24]&amp;&quot;,&quot;&amp;[.J$2]&amp;&quot;,&quot;&amp;[.J24];&quot;&quot;)">
            <text:p/>
          </table:table-cell>
          <table:table-cell table:formula="of:=IF([.K24]&gt;0;[.$B24]&amp;&quot;,&quot;&amp;[.K$2]&amp;&quot;,&quot;&amp;[.K24];&quot;&quot;)">
            <text:p/>
          </table:table-cell>
          <table:table-cell table:formula="of:=IF([.L24]&gt;0;[.$B24]&amp;&quot;,&quot;&amp;[.L$2]&amp;&quot;,&quot;&amp;[.L24];&quot;&quot;)">
            <text:p/>
          </table:table-cell>
          <table:table-cell table:formula="of:=IF([.M24]&gt;0;[.$B24]&amp;&quot;,&quot;&amp;[.M$2]&amp;&quot;,&quot;&amp;[.M24];&quot;&quot;)">
            <text:p/>
          </table:table-cell>
          <table:table-cell table:formula="of:=IF([.N24]&gt;0;[.$B24]&amp;&quot;,&quot;&amp;[.N$2]&amp;&quot;,&quot;&amp;[.N24];&quot;&quot;)">
            <text:p/>
          </table:table-cell>
          <table:table-cell table:formula="of:=IF([.O24]&gt;0;[.$B24]&amp;&quot;,&quot;&amp;[.O$2]&amp;&quot;,&quot;&amp;[.O24];&quot;&quot;)">
            <text:p/>
          </table:table-cell>
          <table:table-cell table:formula="of:=IF([.P24]&gt;0;[.$B24]&amp;&quot;,&quot;&amp;[.P$2]&amp;&quot;,&quot;&amp;[.P24];&quot;&quot;)">
            <text:p/>
          </table:table-cell>
          <table:table-cell table:formula="of:=IF([.Q24]&gt;0;[.$B24]&amp;&quot;,&quot;&amp;[.Q$2]&amp;&quot;,&quot;&amp;[.Q24];&quot;&quot;)">
            <text:p/>
          </table:table-cell>
          <table:table-cell table:formula="of:=IF([.R24]&gt;0;[.$B24]&amp;&quot;,&quot;&amp;[.R$2]&amp;&quot;,&quot;&amp;[.R24];&quot;&quot;)">
            <text:p/>
          </table:table-cell>
          <table:table-cell table:formula="of:=IF([.S24]&gt;0;[.$B24]&amp;&quot;,&quot;&amp;[.S$2]&amp;&quot;,&quot;&amp;[.S24];&quot;&quot;)">
            <text:p/>
          </table:table-cell>
          <table:table-cell table:formula="of:=IF([.T24]&gt;0;[.$B24]&amp;&quot;,&quot;&amp;[.T$2]&amp;&quot;,&quot;&amp;[.T24];&quot;&quot;)">
            <text:p/>
          </table:table-cell>
          <table:table-cell table:formula="of:=IF([.U24]&gt;0;[.$B24]&amp;&quot;,&quot;&amp;[.U$2]&amp;&quot;,&quot;&amp;[.U24];&quot;&quot;)">
            <text:p/>
          </table:table-cell>
          <table:table-cell table:formula="of:=IF([.V24]&gt;0;[.$B24]&amp;&quot;,&quot;&amp;[.V$2]&amp;&quot;,&quot;&amp;[.V24];&quot;&quot;)">
            <text:p/>
          </table:table-cell>
          <table:table-cell table:formula="of:=IF([.W24]&gt;0;[.$B24]&amp;&quot;,&quot;&amp;[.W$2]&amp;&quot;,&quot;&amp;[.W24];&quot;&quot;)">
            <text:p/>
          </table:table-cell>
          <table:table-cell table:formula="of:=IF([.X24]&gt;0;[.$B24]&amp;&quot;,&quot;&amp;[.X$2]&amp;&quot;,&quot;&amp;[.X24];&quot;&quot;)">
            <text:p/>
          </table:table-cell>
          <table:table-cell table:formula="of:=IF([.Y24]&gt;0;[.$B24]&amp;&quot;,&quot;&amp;[.Y$2]&amp;&quot;,&quot;&amp;[.Y24];&quot;&quot;)">
            <text:p/>
          </table:table-cell>
          <table:table-cell table:formula="of:=IF([.Z24]&gt;0;[.$B24]&amp;&quot;,&quot;&amp;[.Z$2]&amp;&quot;,&quot;&amp;[.Z24];&quot;&quot;)">
            <text:p/>
          </table:table-cell>
          <table:table-cell table:formula="of:=IF([.AA24]&gt;0;[.$B24]&amp;&quot;,&quot;&amp;[.AA$2]&amp;&quot;,&quot;&amp;[.AA24];&quot;&quot;)">
            <text:p/>
          </table:table-cell>
          <table:table-cell table:formula="of:=IF([.AB24]&gt;0;[.$B24]&amp;&quot;,&quot;&amp;[.AB$2]&amp;&quot;,&quot;&amp;[.AB24];&quot;&quot;)">
            <text:p/>
          </table:table-cell>
          <table:table-cell table:formula="of:=IF([.AC24]&gt;0;[.$B24]&amp;&quot;,&quot;&amp;[.AC$2]&amp;&quot;,&quot;&amp;[.AC24];&quot;&quot;)">
            <text:p/>
          </table:table-cell>
          <table:table-cell table:formula="of:=IF([.AD24]&gt;0;[.$B24]&amp;&quot;,&quot;&amp;[.AD$2]&amp;&quot;,&quot;&amp;[.AD24];&quot;&quot;)">
            <text:p/>
          </table:table-cell>
          <table:table-cell table:formula="of:=IF([.AE24]&gt;0;[.$B24]&amp;&quot;,&quot;&amp;[.AE$2]&amp;&quot;,&quot;&amp;[.AE24];&quot;&quot;)">
            <text:p/>
          </table:table-cell>
          <table:table-cell table:formula="of:=IF([.AF24]&gt;0;[.$B24]&amp;&quot;,&quot;&amp;[.AF$2]&amp;&quot;,&quot;&amp;[.AF24];&quot;&quot;)">
            <text:p/>
          </table:table-cell>
          <table:table-cell table:formula="of:=IF([.AG24]&gt;0;[.$B24]&amp;&quot;,&quot;&amp;[.AG$2]&amp;&quot;,&quot;&amp;[.AG24];&quot;&quot;)">
            <text:p/>
          </table:table-cell>
          <table:table-cell table:formula="of:=IF([.AH24]&gt;0;[.$B24]&amp;&quot;,&quot;&amp;[.AH$2]&amp;&quot;,&quot;&amp;[.AH24];&quot;&quot;)">
            <text:p/>
          </table:table-cell>
          <table:table-cell table:formula="of:=IF([.AI24]&gt;0;[.$B24]&amp;&quot;,&quot;&amp;[.AI$2]&amp;&quot;,&quot;&amp;[.AI24];&quot;&quot;)">
            <text:p/>
          </table:table-cell>
          <table:table-cell table:formula="of:=IF([.AJ24]&gt;0;[.$B24]&amp;&quot;,&quot;&amp;[.AJ$2]&amp;&quot;,&quot;&amp;[.AJ24];&quot;&quot;)" office:value-type="string" office:string-value="21,34,1">
            <text:p>21,34,1</text:p>
          </table:table-cell>
          <table:table-cell table:formula="of:=IF([.AK24]&gt;0;[.$B24]&amp;&quot;,&quot;&amp;[.AK$2]&amp;&quot;,&quot;&amp;[.AK24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ñ</text:p>
          </table:table-cell>
          <table:table-cell office:value-type="float" office:value="22">
            <text:p>22</text:p>
          </table:table-cell>
          <table:table-cell table:number-columns-repeated="2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table:formula="of:=IF([.C25]&gt;0;[.$B25]&amp;&quot;,&quot;&amp;[.C$2]&amp;&quot;,&quot;&amp;[.C25];&quot;&quot;)">
            <text:p/>
          </table:table-cell>
          <table:table-cell table:formula="of:=IF([.D25]&gt;0;[.$B25]&amp;&quot;,&quot;&amp;[.D$2]&amp;&quot;,&quot;&amp;[.D25];&quot;&quot;)">
            <text:p/>
          </table:table-cell>
          <table:table-cell table:formula="of:=IF([.E25]&gt;0;[.$B25]&amp;&quot;,&quot;&amp;[.E$2]&amp;&quot;,&quot;&amp;[.E25];&quot;&quot;)">
            <text:p/>
          </table:table-cell>
          <table:table-cell table:formula="of:=IF([.F25]&gt;0;[.$B25]&amp;&quot;,&quot;&amp;[.F$2]&amp;&quot;,&quot;&amp;[.F25];&quot;&quot;)">
            <text:p/>
          </table:table-cell>
          <table:table-cell table:formula="of:=IF([.G25]&gt;0;[.$B25]&amp;&quot;,&quot;&amp;[.G$2]&amp;&quot;,&quot;&amp;[.G25];&quot;&quot;)">
            <text:p/>
          </table:table-cell>
          <table:table-cell table:formula="of:=IF([.H25]&gt;0;[.$B25]&amp;&quot;,&quot;&amp;[.H$2]&amp;&quot;,&quot;&amp;[.H25];&quot;&quot;)">
            <text:p/>
          </table:table-cell>
          <table:table-cell table:formula="of:=IF([.I25]&gt;0;[.$B25]&amp;&quot;,&quot;&amp;[.I$2]&amp;&quot;,&quot;&amp;[.I25];&quot;&quot;)">
            <text:p/>
          </table:table-cell>
          <table:table-cell table:formula="of:=IF([.J25]&gt;0;[.$B25]&amp;&quot;,&quot;&amp;[.J$2]&amp;&quot;,&quot;&amp;[.J25];&quot;&quot;)">
            <text:p/>
          </table:table-cell>
          <table:table-cell table:formula="of:=IF([.K25]&gt;0;[.$B25]&amp;&quot;,&quot;&amp;[.K$2]&amp;&quot;,&quot;&amp;[.K25];&quot;&quot;)">
            <text:p/>
          </table:table-cell>
          <table:table-cell table:formula="of:=IF([.L25]&gt;0;[.$B25]&amp;&quot;,&quot;&amp;[.L$2]&amp;&quot;,&quot;&amp;[.L25];&quot;&quot;)">
            <text:p/>
          </table:table-cell>
          <table:table-cell table:formula="of:=IF([.M25]&gt;0;[.$B25]&amp;&quot;,&quot;&amp;[.M$2]&amp;&quot;,&quot;&amp;[.M25];&quot;&quot;)">
            <text:p/>
          </table:table-cell>
          <table:table-cell table:formula="of:=IF([.N25]&gt;0;[.$B25]&amp;&quot;,&quot;&amp;[.N$2]&amp;&quot;,&quot;&amp;[.N25];&quot;&quot;)">
            <text:p/>
          </table:table-cell>
          <table:table-cell table:formula="of:=IF([.O25]&gt;0;[.$B25]&amp;&quot;,&quot;&amp;[.O$2]&amp;&quot;,&quot;&amp;[.O25];&quot;&quot;)">
            <text:p/>
          </table:table-cell>
          <table:table-cell table:formula="of:=IF([.P25]&gt;0;[.$B25]&amp;&quot;,&quot;&amp;[.P$2]&amp;&quot;,&quot;&amp;[.P25];&quot;&quot;)">
            <text:p/>
          </table:table-cell>
          <table:table-cell table:formula="of:=IF([.Q25]&gt;0;[.$B25]&amp;&quot;,&quot;&amp;[.Q$2]&amp;&quot;,&quot;&amp;[.Q25];&quot;&quot;)">
            <text:p/>
          </table:table-cell>
          <table:table-cell table:formula="of:=IF([.R25]&gt;0;[.$B25]&amp;&quot;,&quot;&amp;[.R$2]&amp;&quot;,&quot;&amp;[.R25];&quot;&quot;)">
            <text:p/>
          </table:table-cell>
          <table:table-cell table:formula="of:=IF([.S25]&gt;0;[.$B25]&amp;&quot;,&quot;&amp;[.S$2]&amp;&quot;,&quot;&amp;[.S25];&quot;&quot;)">
            <text:p/>
          </table:table-cell>
          <table:table-cell table:formula="of:=IF([.T25]&gt;0;[.$B25]&amp;&quot;,&quot;&amp;[.T$2]&amp;&quot;,&quot;&amp;[.T25];&quot;&quot;)">
            <text:p/>
          </table:table-cell>
          <table:table-cell table:formula="of:=IF([.U25]&gt;0;[.$B25]&amp;&quot;,&quot;&amp;[.U$2]&amp;&quot;,&quot;&amp;[.U25];&quot;&quot;)">
            <text:p/>
          </table:table-cell>
          <table:table-cell table:formula="of:=IF([.V25]&gt;0;[.$B25]&amp;&quot;,&quot;&amp;[.V$2]&amp;&quot;,&quot;&amp;[.V25];&quot;&quot;)">
            <text:p/>
          </table:table-cell>
          <table:table-cell table:formula="of:=IF([.W25]&gt;0;[.$B25]&amp;&quot;,&quot;&amp;[.W$2]&amp;&quot;,&quot;&amp;[.W25];&quot;&quot;)">
            <text:p/>
          </table:table-cell>
          <table:table-cell table:formula="of:=IF([.X25]&gt;0;[.$B25]&amp;&quot;,&quot;&amp;[.X$2]&amp;&quot;,&quot;&amp;[.X25];&quot;&quot;)">
            <text:p/>
          </table:table-cell>
          <table:table-cell table:formula="of:=IF([.Y25]&gt;0;[.$B25]&amp;&quot;,&quot;&amp;[.Y$2]&amp;&quot;,&quot;&amp;[.Y25];&quot;&quot;)" office:value-type="string" office:string-value="22,23,1">
            <text:p>22,23,1</text:p>
          </table:table-cell>
          <table:table-cell table:formula="of:=IF([.Z25]&gt;0;[.$B25]&amp;&quot;,&quot;&amp;[.Z$2]&amp;&quot;,&quot;&amp;[.Z25];&quot;&quot;)" office:value-type="string" office:string-value="22,24,2">
            <text:p>22,24,2</text:p>
          </table:table-cell>
          <table:table-cell table:formula="of:=IF([.AA25]&gt;0;[.$B25]&amp;&quot;,&quot;&amp;[.AA$2]&amp;&quot;,&quot;&amp;[.AA25];&quot;&quot;)">
            <text:p/>
          </table:table-cell>
          <table:table-cell table:formula="of:=IF([.AB25]&gt;0;[.$B25]&amp;&quot;,&quot;&amp;[.AB$2]&amp;&quot;,&quot;&amp;[.AB25];&quot;&quot;)">
            <text:p/>
          </table:table-cell>
          <table:table-cell table:formula="of:=IF([.AC25]&gt;0;[.$B25]&amp;&quot;,&quot;&amp;[.AC$2]&amp;&quot;,&quot;&amp;[.AC25];&quot;&quot;)">
            <text:p/>
          </table:table-cell>
          <table:table-cell table:formula="of:=IF([.AD25]&gt;0;[.$B25]&amp;&quot;,&quot;&amp;[.AD$2]&amp;&quot;,&quot;&amp;[.AD25];&quot;&quot;)">
            <text:p/>
          </table:table-cell>
          <table:table-cell table:formula="of:=IF([.AE25]&gt;0;[.$B25]&amp;&quot;,&quot;&amp;[.AE$2]&amp;&quot;,&quot;&amp;[.AE25];&quot;&quot;)">
            <text:p/>
          </table:table-cell>
          <table:table-cell table:formula="of:=IF([.AF25]&gt;0;[.$B25]&amp;&quot;,&quot;&amp;[.AF$2]&amp;&quot;,&quot;&amp;[.AF25];&quot;&quot;)">
            <text:p/>
          </table:table-cell>
          <table:table-cell table:formula="of:=IF([.AG25]&gt;0;[.$B25]&amp;&quot;,&quot;&amp;[.AG$2]&amp;&quot;,&quot;&amp;[.AG25];&quot;&quot;)">
            <text:p/>
          </table:table-cell>
          <table:table-cell table:formula="of:=IF([.AH25]&gt;0;[.$B25]&amp;&quot;,&quot;&amp;[.AH$2]&amp;&quot;,&quot;&amp;[.AH25];&quot;&quot;)">
            <text:p/>
          </table:table-cell>
          <table:table-cell table:formula="of:=IF([.AI25]&gt;0;[.$B25]&amp;&quot;,&quot;&amp;[.AI$2]&amp;&quot;,&quot;&amp;[.AI25];&quot;&quot;)">
            <text:p/>
          </table:table-cell>
          <table:table-cell table:formula="of:=IF([.AJ25]&gt;0;[.$B25]&amp;&quot;,&quot;&amp;[.AJ$2]&amp;&quot;,&quot;&amp;[.AJ25];&quot;&quot;)">
            <text:p/>
          </table:table-cell>
          <table:table-cell table:formula="of:=IF([.AK25]&gt;0;[.$B25]&amp;&quot;,&quot;&amp;[.AK$2]&amp;&quot;,&quot;&amp;[.AK25];&quot;&quot;)" office:value-type="string" office:string-value="22,35,1">
            <text:p>22,35,1</text:p>
          </table:table-cell>
          <table:table-cell table:number-columns-repeated="9"/>
        </table:table-row>
        <table:table-row table:style-name="ro2">
          <table:table-cell office:value-type="string">
            <text:p>´</text:p>
          </table:table-cell>
          <table:table-cell office:value-type="float" office:value="23">
            <text:p>23</text:p>
          </table:table-cell>
          <table:table-cell table:number-columns-repeated="2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table:formula="of:=IF([.C26]&gt;0;[.$B26]&amp;&quot;,&quot;&amp;[.C$2]&amp;&quot;,&quot;&amp;[.C26];&quot;&quot;)">
            <text:p/>
          </table:table-cell>
          <table:table-cell table:formula="of:=IF([.D26]&gt;0;[.$B26]&amp;&quot;,&quot;&amp;[.D$2]&amp;&quot;,&quot;&amp;[.D26];&quot;&quot;)">
            <text:p/>
          </table:table-cell>
          <table:table-cell table:formula="of:=IF([.E26]&gt;0;[.$B26]&amp;&quot;,&quot;&amp;[.E$2]&amp;&quot;,&quot;&amp;[.E26];&quot;&quot;)">
            <text:p/>
          </table:table-cell>
          <table:table-cell table:formula="of:=IF([.F26]&gt;0;[.$B26]&amp;&quot;,&quot;&amp;[.F$2]&amp;&quot;,&quot;&amp;[.F26];&quot;&quot;)">
            <text:p/>
          </table:table-cell>
          <table:table-cell table:formula="of:=IF([.G26]&gt;0;[.$B26]&amp;&quot;,&quot;&amp;[.G$2]&amp;&quot;,&quot;&amp;[.G26];&quot;&quot;)">
            <text:p/>
          </table:table-cell>
          <table:table-cell table:formula="of:=IF([.H26]&gt;0;[.$B26]&amp;&quot;,&quot;&amp;[.H$2]&amp;&quot;,&quot;&amp;[.H26];&quot;&quot;)">
            <text:p/>
          </table:table-cell>
          <table:table-cell table:formula="of:=IF([.I26]&gt;0;[.$B26]&amp;&quot;,&quot;&amp;[.I$2]&amp;&quot;,&quot;&amp;[.I26];&quot;&quot;)">
            <text:p/>
          </table:table-cell>
          <table:table-cell table:formula="of:=IF([.J26]&gt;0;[.$B26]&amp;&quot;,&quot;&amp;[.J$2]&amp;&quot;,&quot;&amp;[.J26];&quot;&quot;)">
            <text:p/>
          </table:table-cell>
          <table:table-cell table:formula="of:=IF([.K26]&gt;0;[.$B26]&amp;&quot;,&quot;&amp;[.K$2]&amp;&quot;,&quot;&amp;[.K26];&quot;&quot;)">
            <text:p/>
          </table:table-cell>
          <table:table-cell table:formula="of:=IF([.L26]&gt;0;[.$B26]&amp;&quot;,&quot;&amp;[.L$2]&amp;&quot;,&quot;&amp;[.L26];&quot;&quot;)">
            <text:p/>
          </table:table-cell>
          <table:table-cell table:formula="of:=IF([.M26]&gt;0;[.$B26]&amp;&quot;,&quot;&amp;[.M$2]&amp;&quot;,&quot;&amp;[.M26];&quot;&quot;)">
            <text:p/>
          </table:table-cell>
          <table:table-cell table:formula="of:=IF([.N26]&gt;0;[.$B26]&amp;&quot;,&quot;&amp;[.N$2]&amp;&quot;,&quot;&amp;[.N26];&quot;&quot;)">
            <text:p/>
          </table:table-cell>
          <table:table-cell table:formula="of:=IF([.O26]&gt;0;[.$B26]&amp;&quot;,&quot;&amp;[.O$2]&amp;&quot;,&quot;&amp;[.O26];&quot;&quot;)">
            <text:p/>
          </table:table-cell>
          <table:table-cell table:formula="of:=IF([.P26]&gt;0;[.$B26]&amp;&quot;,&quot;&amp;[.P$2]&amp;&quot;,&quot;&amp;[.P26];&quot;&quot;)">
            <text:p/>
          </table:table-cell>
          <table:table-cell table:formula="of:=IF([.Q26]&gt;0;[.$B26]&amp;&quot;,&quot;&amp;[.Q$2]&amp;&quot;,&quot;&amp;[.Q26];&quot;&quot;)">
            <text:p/>
          </table:table-cell>
          <table:table-cell table:formula="of:=IF([.R26]&gt;0;[.$B26]&amp;&quot;,&quot;&amp;[.R$2]&amp;&quot;,&quot;&amp;[.R26];&quot;&quot;)">
            <text:p/>
          </table:table-cell>
          <table:table-cell table:formula="of:=IF([.S26]&gt;0;[.$B26]&amp;&quot;,&quot;&amp;[.S$2]&amp;&quot;,&quot;&amp;[.S26];&quot;&quot;)">
            <text:p/>
          </table:table-cell>
          <table:table-cell table:formula="of:=IF([.T26]&gt;0;[.$B26]&amp;&quot;,&quot;&amp;[.T$2]&amp;&quot;,&quot;&amp;[.T26];&quot;&quot;)">
            <text:p/>
          </table:table-cell>
          <table:table-cell table:formula="of:=IF([.U26]&gt;0;[.$B26]&amp;&quot;,&quot;&amp;[.U$2]&amp;&quot;,&quot;&amp;[.U26];&quot;&quot;)">
            <text:p/>
          </table:table-cell>
          <table:table-cell table:formula="of:=IF([.V26]&gt;0;[.$B26]&amp;&quot;,&quot;&amp;[.V$2]&amp;&quot;,&quot;&amp;[.V26];&quot;&quot;)">
            <text:p/>
          </table:table-cell>
          <table:table-cell table:formula="of:=IF([.W26]&gt;0;[.$B26]&amp;&quot;,&quot;&amp;[.W$2]&amp;&quot;,&quot;&amp;[.W26];&quot;&quot;)">
            <text:p/>
          </table:table-cell>
          <table:table-cell table:formula="of:=IF([.X26]&gt;0;[.$B26]&amp;&quot;,&quot;&amp;[.X$2]&amp;&quot;,&quot;&amp;[.X26];&quot;&quot;)">
            <text:p/>
          </table:table-cell>
          <table:table-cell table:formula="of:=IF([.Y26]&gt;0;[.$B26]&amp;&quot;,&quot;&amp;[.Y$2]&amp;&quot;,&quot;&amp;[.Y26];&quot;&quot;)">
            <text:p/>
          </table:table-cell>
          <table:table-cell table:formula="of:=IF([.Z26]&gt;0;[.$B26]&amp;&quot;,&quot;&amp;[.Z$2]&amp;&quot;,&quot;&amp;[.Z26];&quot;&quot;)" office:value-type="string" office:string-value="23,24,1">
            <text:p>23,24,1</text:p>
          </table:table-cell>
          <table:table-cell table:formula="of:=IF([.AA26]&gt;0;[.$B26]&amp;&quot;,&quot;&amp;[.AA$2]&amp;&quot;,&quot;&amp;[.AA26];&quot;&quot;)">
            <text:p/>
          </table:table-cell>
          <table:table-cell table:formula="of:=IF([.AB26]&gt;0;[.$B26]&amp;&quot;,&quot;&amp;[.AB$2]&amp;&quot;,&quot;&amp;[.AB26];&quot;&quot;)">
            <text:p/>
          </table:table-cell>
          <table:table-cell table:formula="of:=IF([.AC26]&gt;0;[.$B26]&amp;&quot;,&quot;&amp;[.AC$2]&amp;&quot;,&quot;&amp;[.AC26];&quot;&quot;)">
            <text:p/>
          </table:table-cell>
          <table:table-cell table:formula="of:=IF([.AD26]&gt;0;[.$B26]&amp;&quot;,&quot;&amp;[.AD$2]&amp;&quot;,&quot;&amp;[.AD26];&quot;&quot;)">
            <text:p/>
          </table:table-cell>
          <table:table-cell table:formula="of:=IF([.AE26]&gt;0;[.$B26]&amp;&quot;,&quot;&amp;[.AE$2]&amp;&quot;,&quot;&amp;[.AE26];&quot;&quot;)">
            <text:p/>
          </table:table-cell>
          <table:table-cell table:formula="of:=IF([.AF26]&gt;0;[.$B26]&amp;&quot;,&quot;&amp;[.AF$2]&amp;&quot;,&quot;&amp;[.AF26];&quot;&quot;)">
            <text:p/>
          </table:table-cell>
          <table:table-cell table:formula="of:=IF([.AG26]&gt;0;[.$B26]&amp;&quot;,&quot;&amp;[.AG$2]&amp;&quot;,&quot;&amp;[.AG26];&quot;&quot;)">
            <text:p/>
          </table:table-cell>
          <table:table-cell table:formula="of:=IF([.AH26]&gt;0;[.$B26]&amp;&quot;,&quot;&amp;[.AH$2]&amp;&quot;,&quot;&amp;[.AH26];&quot;&quot;)">
            <text:p/>
          </table:table-cell>
          <table:table-cell table:formula="of:=IF([.AI26]&gt;0;[.$B26]&amp;&quot;,&quot;&amp;[.AI$2]&amp;&quot;,&quot;&amp;[.AI26];&quot;&quot;)">
            <text:p/>
          </table:table-cell>
          <table:table-cell table:formula="of:=IF([.AJ26]&gt;0;[.$B26]&amp;&quot;,&quot;&amp;[.AJ$2]&amp;&quot;,&quot;&amp;[.AJ26];&quot;&quot;)">
            <text:p/>
          </table:table-cell>
          <table:table-cell table:formula="of:=IF([.AK26]&gt;0;[.$B26]&amp;&quot;,&quot;&amp;[.AK$2]&amp;&quot;,&quot;&amp;[.AK26];&quot;&quot;)" office:value-type="string" office:string-value="23,35,1">
            <text:p>23,35,1</text:p>
          </table:table-cell>
          <table:table-cell table:number-columns-repeated="9"/>
        </table:table-row>
        <table:table-row table:style-name="ro3">
          <table:table-cell office:value-type="string">
            <text:p>ç</text:p>
          </table:table-cell>
          <table:table-cell office:value-type="float" office:value="24">
            <text:p>24</text:p>
          </table:table-cell>
          <table:table-cell table:number-columns-repeated="23"/>
          <table:table-cell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27]&gt;0;[.$B27]&amp;&quot;,&quot;&amp;[.C$2]&amp;&quot;,&quot;&amp;[.C27];&quot;&quot;)">
            <text:p/>
          </table:table-cell>
          <table:table-cell table:formula="of:=IF([.D27]&gt;0;[.$B27]&amp;&quot;,&quot;&amp;[.D$2]&amp;&quot;,&quot;&amp;[.D27];&quot;&quot;)">
            <text:p/>
          </table:table-cell>
          <table:table-cell table:formula="of:=IF([.E27]&gt;0;[.$B27]&amp;&quot;,&quot;&amp;[.E$2]&amp;&quot;,&quot;&amp;[.E27];&quot;&quot;)">
            <text:p/>
          </table:table-cell>
          <table:table-cell table:formula="of:=IF([.F27]&gt;0;[.$B27]&amp;&quot;,&quot;&amp;[.F$2]&amp;&quot;,&quot;&amp;[.F27];&quot;&quot;)">
            <text:p/>
          </table:table-cell>
          <table:table-cell table:formula="of:=IF([.G27]&gt;0;[.$B27]&amp;&quot;,&quot;&amp;[.G$2]&amp;&quot;,&quot;&amp;[.G27];&quot;&quot;)">
            <text:p/>
          </table:table-cell>
          <table:table-cell table:formula="of:=IF([.H27]&gt;0;[.$B27]&amp;&quot;,&quot;&amp;[.H$2]&amp;&quot;,&quot;&amp;[.H27];&quot;&quot;)">
            <text:p/>
          </table:table-cell>
          <table:table-cell table:formula="of:=IF([.I27]&gt;0;[.$B27]&amp;&quot;,&quot;&amp;[.I$2]&amp;&quot;,&quot;&amp;[.I27];&quot;&quot;)">
            <text:p/>
          </table:table-cell>
          <table:table-cell table:formula="of:=IF([.J27]&gt;0;[.$B27]&amp;&quot;,&quot;&amp;[.J$2]&amp;&quot;,&quot;&amp;[.J27];&quot;&quot;)">
            <text:p/>
          </table:table-cell>
          <table:table-cell table:formula="of:=IF([.K27]&gt;0;[.$B27]&amp;&quot;,&quot;&amp;[.K$2]&amp;&quot;,&quot;&amp;[.K27];&quot;&quot;)">
            <text:p/>
          </table:table-cell>
          <table:table-cell table:formula="of:=IF([.L27]&gt;0;[.$B27]&amp;&quot;,&quot;&amp;[.L$2]&amp;&quot;,&quot;&amp;[.L27];&quot;&quot;)">
            <text:p/>
          </table:table-cell>
          <table:table-cell table:formula="of:=IF([.M27]&gt;0;[.$B27]&amp;&quot;,&quot;&amp;[.M$2]&amp;&quot;,&quot;&amp;[.M27];&quot;&quot;)">
            <text:p/>
          </table:table-cell>
          <table:table-cell table:formula="of:=IF([.N27]&gt;0;[.$B27]&amp;&quot;,&quot;&amp;[.N$2]&amp;&quot;,&quot;&amp;[.N27];&quot;&quot;)">
            <text:p/>
          </table:table-cell>
          <table:table-cell table:formula="of:=IF([.O27]&gt;0;[.$B27]&amp;&quot;,&quot;&amp;[.O$2]&amp;&quot;,&quot;&amp;[.O27];&quot;&quot;)">
            <text:p/>
          </table:table-cell>
          <table:table-cell table:formula="of:=IF([.P27]&gt;0;[.$B27]&amp;&quot;,&quot;&amp;[.P$2]&amp;&quot;,&quot;&amp;[.P27];&quot;&quot;)">
            <text:p/>
          </table:table-cell>
          <table:table-cell table:formula="of:=IF([.Q27]&gt;0;[.$B27]&amp;&quot;,&quot;&amp;[.Q$2]&amp;&quot;,&quot;&amp;[.Q27];&quot;&quot;)">
            <text:p/>
          </table:table-cell>
          <table:table-cell table:formula="of:=IF([.R27]&gt;0;[.$B27]&amp;&quot;,&quot;&amp;[.R$2]&amp;&quot;,&quot;&amp;[.R27];&quot;&quot;)">
            <text:p/>
          </table:table-cell>
          <table:table-cell table:formula="of:=IF([.S27]&gt;0;[.$B27]&amp;&quot;,&quot;&amp;[.S$2]&amp;&quot;,&quot;&amp;[.S27];&quot;&quot;)">
            <text:p/>
          </table:table-cell>
          <table:table-cell table:formula="of:=IF([.T27]&gt;0;[.$B27]&amp;&quot;,&quot;&amp;[.T$2]&amp;&quot;,&quot;&amp;[.T27];&quot;&quot;)">
            <text:p/>
          </table:table-cell>
          <table:table-cell table:formula="of:=IF([.U27]&gt;0;[.$B27]&amp;&quot;,&quot;&amp;[.U$2]&amp;&quot;,&quot;&amp;[.U27];&quot;&quot;)">
            <text:p/>
          </table:table-cell>
          <table:table-cell table:formula="of:=IF([.V27]&gt;0;[.$B27]&amp;&quot;,&quot;&amp;[.V$2]&amp;&quot;,&quot;&amp;[.V27];&quot;&quot;)">
            <text:p/>
          </table:table-cell>
          <table:table-cell table:formula="of:=IF([.W27]&gt;0;[.$B27]&amp;&quot;,&quot;&amp;[.W$2]&amp;&quot;,&quot;&amp;[.W27];&quot;&quot;)">
            <text:p/>
          </table:table-cell>
          <table:table-cell table:formula="of:=IF([.X27]&gt;0;[.$B27]&amp;&quot;,&quot;&amp;[.X$2]&amp;&quot;,&quot;&amp;[.X27];&quot;&quot;)">
            <text:p/>
          </table:table-cell>
          <table:table-cell table:formula="of:=IF([.Y27]&gt;0;[.$B27]&amp;&quot;,&quot;&amp;[.Y$2]&amp;&quot;,&quot;&amp;[.Y27];&quot;&quot;)">
            <text:p/>
          </table:table-cell>
          <table:table-cell table:formula="of:=IF([.Z27]&gt;0;[.$B27]&amp;&quot;,&quot;&amp;[.Z$2]&amp;&quot;,&quot;&amp;[.Z27];&quot;&quot;)">
            <text:p/>
          </table:table-cell>
          <table:table-cell table:formula="of:=IF([.AA27]&gt;0;[.$B27]&amp;&quot;,&quot;&amp;[.AA$2]&amp;&quot;,&quot;&amp;[.AA27];&quot;&quot;)">
            <text:p/>
          </table:table-cell>
          <table:table-cell table:formula="of:=IF([.AB27]&gt;0;[.$B27]&amp;&quot;,&quot;&amp;[.AB$2]&amp;&quot;,&quot;&amp;[.AB27];&quot;&quot;)">
            <text:p/>
          </table:table-cell>
          <table:table-cell table:formula="of:=IF([.AC27]&gt;0;[.$B27]&amp;&quot;,&quot;&amp;[.AC$2]&amp;&quot;,&quot;&amp;[.AC27];&quot;&quot;)">
            <text:p/>
          </table:table-cell>
          <table:table-cell table:formula="of:=IF([.AD27]&gt;0;[.$B27]&amp;&quot;,&quot;&amp;[.AD$2]&amp;&quot;,&quot;&amp;[.AD27];&quot;&quot;)">
            <text:p/>
          </table:table-cell>
          <table:table-cell table:formula="of:=IF([.AE27]&gt;0;[.$B27]&amp;&quot;,&quot;&amp;[.AE$2]&amp;&quot;,&quot;&amp;[.AE27];&quot;&quot;)">
            <text:p/>
          </table:table-cell>
          <table:table-cell table:formula="of:=IF([.AF27]&gt;0;[.$B27]&amp;&quot;,&quot;&amp;[.AF$2]&amp;&quot;,&quot;&amp;[.AF27];&quot;&quot;)">
            <text:p/>
          </table:table-cell>
          <table:table-cell table:formula="of:=IF([.AG27]&gt;0;[.$B27]&amp;&quot;,&quot;&amp;[.AG$2]&amp;&quot;,&quot;&amp;[.AG27];&quot;&quot;)">
            <text:p/>
          </table:table-cell>
          <table:table-cell table:formula="of:=IF([.AH27]&gt;0;[.$B27]&amp;&quot;,&quot;&amp;[.AH$2]&amp;&quot;,&quot;&amp;[.AH27];&quot;&quot;)">
            <text:p/>
          </table:table-cell>
          <table:table-cell table:formula="of:=IF([.AI27]&gt;0;[.$B27]&amp;&quot;,&quot;&amp;[.AI$2]&amp;&quot;,&quot;&amp;[.AI27];&quot;&quot;)">
            <text:p/>
          </table:table-cell>
          <table:table-cell table:formula="of:=IF([.AJ27]&gt;0;[.$B27]&amp;&quot;,&quot;&amp;[.AJ$2]&amp;&quot;,&quot;&amp;[.AJ27];&quot;&quot;)">
            <text:p/>
          </table:table-cell>
          <table:table-cell table:formula="of:=IF([.AK27]&gt;0;[.$B27]&amp;&quot;,&quot;&amp;[.AK$2]&amp;&quot;,&quot;&amp;[.AK27];&quot;&quot;)" office:value-type="string" office:string-value="24,35,2">
            <text:p>24,35,2</text:p>
          </table:table-cell>
          <table:table-cell table:number-columns-repeated="9"/>
        </table:table-row>
        <table:table-row table:style-name="ro2">
          <table:table-cell office:value-type="string">
            <text:p>&lt;</text:p>
          </table:table-cell>
          <table:table-cell office:value-type="float" office:value="25">
            <text:p>25</text:p>
          </table:table-cell>
          <table:table-cell table:number-columns-repeated="2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/>
          <table:table-cell table:formula="of:=IF([.C28]&gt;0;[.$B28]&amp;&quot;,&quot;&amp;[.C$2]&amp;&quot;,&quot;&amp;[.C28];&quot;&quot;)">
            <text:p/>
          </table:table-cell>
          <table:table-cell table:formula="of:=IF([.D28]&gt;0;[.$B28]&amp;&quot;,&quot;&amp;[.D$2]&amp;&quot;,&quot;&amp;[.D28];&quot;&quot;)">
            <text:p/>
          </table:table-cell>
          <table:table-cell table:formula="of:=IF([.E28]&gt;0;[.$B28]&amp;&quot;,&quot;&amp;[.E$2]&amp;&quot;,&quot;&amp;[.E28];&quot;&quot;)">
            <text:p/>
          </table:table-cell>
          <table:table-cell table:formula="of:=IF([.F28]&gt;0;[.$B28]&amp;&quot;,&quot;&amp;[.F$2]&amp;&quot;,&quot;&amp;[.F28];&quot;&quot;)">
            <text:p/>
          </table:table-cell>
          <table:table-cell table:formula="of:=IF([.G28]&gt;0;[.$B28]&amp;&quot;,&quot;&amp;[.G$2]&amp;&quot;,&quot;&amp;[.G28];&quot;&quot;)">
            <text:p/>
          </table:table-cell>
          <table:table-cell table:formula="of:=IF([.H28]&gt;0;[.$B28]&amp;&quot;,&quot;&amp;[.H$2]&amp;&quot;,&quot;&amp;[.H28];&quot;&quot;)">
            <text:p/>
          </table:table-cell>
          <table:table-cell table:formula="of:=IF([.I28]&gt;0;[.$B28]&amp;&quot;,&quot;&amp;[.I$2]&amp;&quot;,&quot;&amp;[.I28];&quot;&quot;)">
            <text:p/>
          </table:table-cell>
          <table:table-cell table:formula="of:=IF([.J28]&gt;0;[.$B28]&amp;&quot;,&quot;&amp;[.J$2]&amp;&quot;,&quot;&amp;[.J28];&quot;&quot;)">
            <text:p/>
          </table:table-cell>
          <table:table-cell table:formula="of:=IF([.K28]&gt;0;[.$B28]&amp;&quot;,&quot;&amp;[.K$2]&amp;&quot;,&quot;&amp;[.K28];&quot;&quot;)">
            <text:p/>
          </table:table-cell>
          <table:table-cell table:formula="of:=IF([.L28]&gt;0;[.$B28]&amp;&quot;,&quot;&amp;[.L$2]&amp;&quot;,&quot;&amp;[.L28];&quot;&quot;)">
            <text:p/>
          </table:table-cell>
          <table:table-cell table:formula="of:=IF([.M28]&gt;0;[.$B28]&amp;&quot;,&quot;&amp;[.M$2]&amp;&quot;,&quot;&amp;[.M28];&quot;&quot;)">
            <text:p/>
          </table:table-cell>
          <table:table-cell table:formula="of:=IF([.N28]&gt;0;[.$B28]&amp;&quot;,&quot;&amp;[.N$2]&amp;&quot;,&quot;&amp;[.N28];&quot;&quot;)">
            <text:p/>
          </table:table-cell>
          <table:table-cell table:formula="of:=IF([.O28]&gt;0;[.$B28]&amp;&quot;,&quot;&amp;[.O$2]&amp;&quot;,&quot;&amp;[.O28];&quot;&quot;)">
            <text:p/>
          </table:table-cell>
          <table:table-cell table:formula="of:=IF([.P28]&gt;0;[.$B28]&amp;&quot;,&quot;&amp;[.P$2]&amp;&quot;,&quot;&amp;[.P28];&quot;&quot;)">
            <text:p/>
          </table:table-cell>
          <table:table-cell table:formula="of:=IF([.Q28]&gt;0;[.$B28]&amp;&quot;,&quot;&amp;[.Q$2]&amp;&quot;,&quot;&amp;[.Q28];&quot;&quot;)">
            <text:p/>
          </table:table-cell>
          <table:table-cell table:formula="of:=IF([.R28]&gt;0;[.$B28]&amp;&quot;,&quot;&amp;[.R$2]&amp;&quot;,&quot;&amp;[.R28];&quot;&quot;)">
            <text:p/>
          </table:table-cell>
          <table:table-cell table:formula="of:=IF([.S28]&gt;0;[.$B28]&amp;&quot;,&quot;&amp;[.S$2]&amp;&quot;,&quot;&amp;[.S28];&quot;&quot;)">
            <text:p/>
          </table:table-cell>
          <table:table-cell table:formula="of:=IF([.T28]&gt;0;[.$B28]&amp;&quot;,&quot;&amp;[.T$2]&amp;&quot;,&quot;&amp;[.T28];&quot;&quot;)">
            <text:p/>
          </table:table-cell>
          <table:table-cell table:formula="of:=IF([.U28]&gt;0;[.$B28]&amp;&quot;,&quot;&amp;[.U$2]&amp;&quot;,&quot;&amp;[.U28];&quot;&quot;)">
            <text:p/>
          </table:table-cell>
          <table:table-cell table:formula="of:=IF([.V28]&gt;0;[.$B28]&amp;&quot;,&quot;&amp;[.V$2]&amp;&quot;,&quot;&amp;[.V28];&quot;&quot;)">
            <text:p/>
          </table:table-cell>
          <table:table-cell table:formula="of:=IF([.W28]&gt;0;[.$B28]&amp;&quot;,&quot;&amp;[.W$2]&amp;&quot;,&quot;&amp;[.W28];&quot;&quot;)">
            <text:p/>
          </table:table-cell>
          <table:table-cell table:formula="of:=IF([.X28]&gt;0;[.$B28]&amp;&quot;,&quot;&amp;[.X$2]&amp;&quot;,&quot;&amp;[.X28];&quot;&quot;)">
            <text:p/>
          </table:table-cell>
          <table:table-cell table:formula="of:=IF([.Y28]&gt;0;[.$B28]&amp;&quot;,&quot;&amp;[.Y$2]&amp;&quot;,&quot;&amp;[.Y28];&quot;&quot;)">
            <text:p/>
          </table:table-cell>
          <table:table-cell table:formula="of:=IF([.Z28]&gt;0;[.$B28]&amp;&quot;,&quot;&amp;[.Z$2]&amp;&quot;,&quot;&amp;[.Z28];&quot;&quot;)">
            <text:p/>
          </table:table-cell>
          <table:table-cell table:formula="of:=IF([.AA28]&gt;0;[.$B28]&amp;&quot;,&quot;&amp;[.AA$2]&amp;&quot;,&quot;&amp;[.AA28];&quot;&quot;)">
            <text:p/>
          </table:table-cell>
          <table:table-cell table:formula="of:=IF([.AB28]&gt;0;[.$B28]&amp;&quot;,&quot;&amp;[.AB$2]&amp;&quot;,&quot;&amp;[.AB28];&quot;&quot;)" office:value-type="string" office:string-value="25,26,1">
            <text:p>25,26,1</text:p>
          </table:table-cell>
          <table:table-cell table:formula="of:=IF([.AC28]&gt;0;[.$B28]&amp;&quot;,&quot;&amp;[.AC$2]&amp;&quot;,&quot;&amp;[.AC28];&quot;&quot;)">
            <text:p/>
          </table:table-cell>
          <table:table-cell table:formula="of:=IF([.AD28]&gt;0;[.$B28]&amp;&quot;,&quot;&amp;[.AD$2]&amp;&quot;,&quot;&amp;[.AD28];&quot;&quot;)">
            <text:p/>
          </table:table-cell>
          <table:table-cell table:formula="of:=IF([.AE28]&gt;0;[.$B28]&amp;&quot;,&quot;&amp;[.AE$2]&amp;&quot;,&quot;&amp;[.AE28];&quot;&quot;)">
            <text:p/>
          </table:table-cell>
          <table:table-cell table:formula="of:=IF([.AF28]&gt;0;[.$B28]&amp;&quot;,&quot;&amp;[.AF$2]&amp;&quot;,&quot;&amp;[.AF28];&quot;&quot;)">
            <text:p/>
          </table:table-cell>
          <table:table-cell table:formula="of:=IF([.AG28]&gt;0;[.$B28]&amp;&quot;,&quot;&amp;[.AG$2]&amp;&quot;,&quot;&amp;[.AG28];&quot;&quot;)">
            <text:p/>
          </table:table-cell>
          <table:table-cell table:formula="of:=IF([.AH28]&gt;0;[.$B28]&amp;&quot;,&quot;&amp;[.AH$2]&amp;&quot;,&quot;&amp;[.AH28];&quot;&quot;)">
            <text:p/>
          </table:table-cell>
          <table:table-cell table:formula="of:=IF([.AI28]&gt;0;[.$B28]&amp;&quot;,&quot;&amp;[.AI$2]&amp;&quot;,&quot;&amp;[.AI28];&quot;&quot;)">
            <text:p/>
          </table:table-cell>
          <table:table-cell table:formula="of:=IF([.AJ28]&gt;0;[.$B28]&amp;&quot;,&quot;&amp;[.AJ$2]&amp;&quot;,&quot;&amp;[.AJ28];&quot;&quot;)">
            <text:p/>
          </table:table-cell>
          <table:table-cell table:formula="of:=IF([.AK28]&gt;0;[.$B28]&amp;&quot;,&quot;&amp;[.AK$2]&amp;&quot;,&quot;&amp;[.AK28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z</text:p>
          </table:table-cell>
          <table:table-cell office:value-type="float" office:value="26">
            <text:p>26</text:p>
          </table:table-cell>
          <table:table-cell table:number-columns-repeated="25"/>
          <table:table-cell office:value-type="float" office:value="0">
            <text:p>0</text:p>
          </table:table-cell>
          <table:table-cell table:number-columns-repeated="9"/>
          <table:table-cell/>
          <table:table-cell table:formula="of:=IF([.C29]&gt;0;[.$B29]&amp;&quot;,&quot;&amp;[.C$2]&amp;&quot;,&quot;&amp;[.C29];&quot;&quot;)">
            <text:p/>
          </table:table-cell>
          <table:table-cell table:formula="of:=IF([.D29]&gt;0;[.$B29]&amp;&quot;,&quot;&amp;[.D$2]&amp;&quot;,&quot;&amp;[.D29];&quot;&quot;)">
            <text:p/>
          </table:table-cell>
          <table:table-cell table:formula="of:=IF([.E29]&gt;0;[.$B29]&amp;&quot;,&quot;&amp;[.E$2]&amp;&quot;,&quot;&amp;[.E29];&quot;&quot;)">
            <text:p/>
          </table:table-cell>
          <table:table-cell table:formula="of:=IF([.F29]&gt;0;[.$B29]&amp;&quot;,&quot;&amp;[.F$2]&amp;&quot;,&quot;&amp;[.F29];&quot;&quot;)">
            <text:p/>
          </table:table-cell>
          <table:table-cell table:formula="of:=IF([.G29]&gt;0;[.$B29]&amp;&quot;,&quot;&amp;[.G$2]&amp;&quot;,&quot;&amp;[.G29];&quot;&quot;)">
            <text:p/>
          </table:table-cell>
          <table:table-cell table:formula="of:=IF([.H29]&gt;0;[.$B29]&amp;&quot;,&quot;&amp;[.H$2]&amp;&quot;,&quot;&amp;[.H29];&quot;&quot;)">
            <text:p/>
          </table:table-cell>
          <table:table-cell table:formula="of:=IF([.I29]&gt;0;[.$B29]&amp;&quot;,&quot;&amp;[.I$2]&amp;&quot;,&quot;&amp;[.I29];&quot;&quot;)">
            <text:p/>
          </table:table-cell>
          <table:table-cell table:formula="of:=IF([.J29]&gt;0;[.$B29]&amp;&quot;,&quot;&amp;[.J$2]&amp;&quot;,&quot;&amp;[.J29];&quot;&quot;)">
            <text:p/>
          </table:table-cell>
          <table:table-cell table:formula="of:=IF([.K29]&gt;0;[.$B29]&amp;&quot;,&quot;&amp;[.K$2]&amp;&quot;,&quot;&amp;[.K29];&quot;&quot;)">
            <text:p/>
          </table:table-cell>
          <table:table-cell table:formula="of:=IF([.L29]&gt;0;[.$B29]&amp;&quot;,&quot;&amp;[.L$2]&amp;&quot;,&quot;&amp;[.L29];&quot;&quot;)">
            <text:p/>
          </table:table-cell>
          <table:table-cell table:formula="of:=IF([.M29]&gt;0;[.$B29]&amp;&quot;,&quot;&amp;[.M$2]&amp;&quot;,&quot;&amp;[.M29];&quot;&quot;)">
            <text:p/>
          </table:table-cell>
          <table:table-cell table:formula="of:=IF([.N29]&gt;0;[.$B29]&amp;&quot;,&quot;&amp;[.N$2]&amp;&quot;,&quot;&amp;[.N29];&quot;&quot;)">
            <text:p/>
          </table:table-cell>
          <table:table-cell table:formula="of:=IF([.O29]&gt;0;[.$B29]&amp;&quot;,&quot;&amp;[.O$2]&amp;&quot;,&quot;&amp;[.O29];&quot;&quot;)">
            <text:p/>
          </table:table-cell>
          <table:table-cell table:formula="of:=IF([.P29]&gt;0;[.$B29]&amp;&quot;,&quot;&amp;[.P$2]&amp;&quot;,&quot;&amp;[.P29];&quot;&quot;)">
            <text:p/>
          </table:table-cell>
          <table:table-cell table:formula="of:=IF([.Q29]&gt;0;[.$B29]&amp;&quot;,&quot;&amp;[.Q$2]&amp;&quot;,&quot;&amp;[.Q29];&quot;&quot;)">
            <text:p/>
          </table:table-cell>
          <table:table-cell table:formula="of:=IF([.R29]&gt;0;[.$B29]&amp;&quot;,&quot;&amp;[.R$2]&amp;&quot;,&quot;&amp;[.R29];&quot;&quot;)">
            <text:p/>
          </table:table-cell>
          <table:table-cell table:formula="of:=IF([.S29]&gt;0;[.$B29]&amp;&quot;,&quot;&amp;[.S$2]&amp;&quot;,&quot;&amp;[.S29];&quot;&quot;)">
            <text:p/>
          </table:table-cell>
          <table:table-cell table:formula="of:=IF([.T29]&gt;0;[.$B29]&amp;&quot;,&quot;&amp;[.T$2]&amp;&quot;,&quot;&amp;[.T29];&quot;&quot;)">
            <text:p/>
          </table:table-cell>
          <table:table-cell table:formula="of:=IF([.U29]&gt;0;[.$B29]&amp;&quot;,&quot;&amp;[.U$2]&amp;&quot;,&quot;&amp;[.U29];&quot;&quot;)">
            <text:p/>
          </table:table-cell>
          <table:table-cell table:formula="of:=IF([.V29]&gt;0;[.$B29]&amp;&quot;,&quot;&amp;[.V$2]&amp;&quot;,&quot;&amp;[.V29];&quot;&quot;)">
            <text:p/>
          </table:table-cell>
          <table:table-cell table:formula="of:=IF([.W29]&gt;0;[.$B29]&amp;&quot;,&quot;&amp;[.W$2]&amp;&quot;,&quot;&amp;[.W29];&quot;&quot;)">
            <text:p/>
          </table:table-cell>
          <table:table-cell table:formula="of:=IF([.X29]&gt;0;[.$B29]&amp;&quot;,&quot;&amp;[.X$2]&amp;&quot;,&quot;&amp;[.X29];&quot;&quot;)">
            <text:p/>
          </table:table-cell>
          <table:table-cell table:formula="of:=IF([.Y29]&gt;0;[.$B29]&amp;&quot;,&quot;&amp;[.Y$2]&amp;&quot;,&quot;&amp;[.Y29];&quot;&quot;)">
            <text:p/>
          </table:table-cell>
          <table:table-cell table:formula="of:=IF([.Z29]&gt;0;[.$B29]&amp;&quot;,&quot;&amp;[.Z$2]&amp;&quot;,&quot;&amp;[.Z29];&quot;&quot;)">
            <text:p/>
          </table:table-cell>
          <table:table-cell table:formula="of:=IF([.AA29]&gt;0;[.$B29]&amp;&quot;,&quot;&amp;[.AA$2]&amp;&quot;,&quot;&amp;[.AA29];&quot;&quot;)">
            <text:p/>
          </table:table-cell>
          <table:table-cell table:formula="of:=IF([.AB29]&gt;0;[.$B29]&amp;&quot;,&quot;&amp;[.AB$2]&amp;&quot;,&quot;&amp;[.AB29];&quot;&quot;)">
            <text:p/>
          </table:table-cell>
          <table:table-cell table:formula="of:=IF([.AC29]&gt;0;[.$B29]&amp;&quot;,&quot;&amp;[.AC$2]&amp;&quot;,&quot;&amp;[.AC29];&quot;&quot;)">
            <text:p/>
          </table:table-cell>
          <table:table-cell table:formula="of:=IF([.AD29]&gt;0;[.$B29]&amp;&quot;,&quot;&amp;[.AD$2]&amp;&quot;,&quot;&amp;[.AD29];&quot;&quot;)">
            <text:p/>
          </table:table-cell>
          <table:table-cell table:formula="of:=IF([.AE29]&gt;0;[.$B29]&amp;&quot;,&quot;&amp;[.AE$2]&amp;&quot;,&quot;&amp;[.AE29];&quot;&quot;)">
            <text:p/>
          </table:table-cell>
          <table:table-cell table:formula="of:=IF([.AF29]&gt;0;[.$B29]&amp;&quot;,&quot;&amp;[.AF$2]&amp;&quot;,&quot;&amp;[.AF29];&quot;&quot;)">
            <text:p/>
          </table:table-cell>
          <table:table-cell table:formula="of:=IF([.AG29]&gt;0;[.$B29]&amp;&quot;,&quot;&amp;[.AG$2]&amp;&quot;,&quot;&amp;[.AG29];&quot;&quot;)">
            <text:p/>
          </table:table-cell>
          <table:table-cell table:formula="of:=IF([.AH29]&gt;0;[.$B29]&amp;&quot;,&quot;&amp;[.AH$2]&amp;&quot;,&quot;&amp;[.AH29];&quot;&quot;)">
            <text:p/>
          </table:table-cell>
          <table:table-cell table:formula="of:=IF([.AI29]&gt;0;[.$B29]&amp;&quot;,&quot;&amp;[.AI$2]&amp;&quot;,&quot;&amp;[.AI29];&quot;&quot;)">
            <text:p/>
          </table:table-cell>
          <table:table-cell table:formula="of:=IF([.AJ29]&gt;0;[.$B29]&amp;&quot;,&quot;&amp;[.AJ$2]&amp;&quot;,&quot;&amp;[.AJ29];&quot;&quot;)">
            <text:p/>
          </table:table-cell>
          <table:table-cell table:formula="of:=IF([.AK29]&gt;0;[.$B29]&amp;&quot;,&quot;&amp;[.AK$2]&amp;&quot;,&quot;&amp;[.AK29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x</text:p>
          </table:table-cell>
          <table:table-cell office:value-type="float" office:value="27">
            <text:p>27</text:p>
          </table:table-cell>
          <table:table-cell table:number-columns-repeated="26"/>
          <table:table-cell office:value-type="float" office:value="0">
            <text:p>0</text:p>
          </table:table-cell>
          <table:table-cell table:number-columns-repeated="8"/>
          <table:table-cell/>
          <table:table-cell table:formula="of:=IF([.C30]&gt;0;[.$B30]&amp;&quot;,&quot;&amp;[.C$2]&amp;&quot;,&quot;&amp;[.C30];&quot;&quot;)">
            <text:p/>
          </table:table-cell>
          <table:table-cell table:formula="of:=IF([.D30]&gt;0;[.$B30]&amp;&quot;,&quot;&amp;[.D$2]&amp;&quot;,&quot;&amp;[.D30];&quot;&quot;)">
            <text:p/>
          </table:table-cell>
          <table:table-cell table:formula="of:=IF([.E30]&gt;0;[.$B30]&amp;&quot;,&quot;&amp;[.E$2]&amp;&quot;,&quot;&amp;[.E30];&quot;&quot;)">
            <text:p/>
          </table:table-cell>
          <table:table-cell table:formula="of:=IF([.F30]&gt;0;[.$B30]&amp;&quot;,&quot;&amp;[.F$2]&amp;&quot;,&quot;&amp;[.F30];&quot;&quot;)">
            <text:p/>
          </table:table-cell>
          <table:table-cell table:formula="of:=IF([.G30]&gt;0;[.$B30]&amp;&quot;,&quot;&amp;[.G$2]&amp;&quot;,&quot;&amp;[.G30];&quot;&quot;)">
            <text:p/>
          </table:table-cell>
          <table:table-cell table:formula="of:=IF([.H30]&gt;0;[.$B30]&amp;&quot;,&quot;&amp;[.H$2]&amp;&quot;,&quot;&amp;[.H30];&quot;&quot;)">
            <text:p/>
          </table:table-cell>
          <table:table-cell table:formula="of:=IF([.I30]&gt;0;[.$B30]&amp;&quot;,&quot;&amp;[.I$2]&amp;&quot;,&quot;&amp;[.I30];&quot;&quot;)">
            <text:p/>
          </table:table-cell>
          <table:table-cell table:formula="of:=IF([.J30]&gt;0;[.$B30]&amp;&quot;,&quot;&amp;[.J$2]&amp;&quot;,&quot;&amp;[.J30];&quot;&quot;)">
            <text:p/>
          </table:table-cell>
          <table:table-cell table:formula="of:=IF([.K30]&gt;0;[.$B30]&amp;&quot;,&quot;&amp;[.K$2]&amp;&quot;,&quot;&amp;[.K30];&quot;&quot;)">
            <text:p/>
          </table:table-cell>
          <table:table-cell table:formula="of:=IF([.L30]&gt;0;[.$B30]&amp;&quot;,&quot;&amp;[.L$2]&amp;&quot;,&quot;&amp;[.L30];&quot;&quot;)">
            <text:p/>
          </table:table-cell>
          <table:table-cell table:formula="of:=IF([.M30]&gt;0;[.$B30]&amp;&quot;,&quot;&amp;[.M$2]&amp;&quot;,&quot;&amp;[.M30];&quot;&quot;)">
            <text:p/>
          </table:table-cell>
          <table:table-cell table:formula="of:=IF([.N30]&gt;0;[.$B30]&amp;&quot;,&quot;&amp;[.N$2]&amp;&quot;,&quot;&amp;[.N30];&quot;&quot;)">
            <text:p/>
          </table:table-cell>
          <table:table-cell table:formula="of:=IF([.O30]&gt;0;[.$B30]&amp;&quot;,&quot;&amp;[.O$2]&amp;&quot;,&quot;&amp;[.O30];&quot;&quot;)">
            <text:p/>
          </table:table-cell>
          <table:table-cell table:formula="of:=IF([.P30]&gt;0;[.$B30]&amp;&quot;,&quot;&amp;[.P$2]&amp;&quot;,&quot;&amp;[.P30];&quot;&quot;)">
            <text:p/>
          </table:table-cell>
          <table:table-cell table:formula="of:=IF([.Q30]&gt;0;[.$B30]&amp;&quot;,&quot;&amp;[.Q$2]&amp;&quot;,&quot;&amp;[.Q30];&quot;&quot;)">
            <text:p/>
          </table:table-cell>
          <table:table-cell table:formula="of:=IF([.R30]&gt;0;[.$B30]&amp;&quot;,&quot;&amp;[.R$2]&amp;&quot;,&quot;&amp;[.R30];&quot;&quot;)">
            <text:p/>
          </table:table-cell>
          <table:table-cell table:formula="of:=IF([.S30]&gt;0;[.$B30]&amp;&quot;,&quot;&amp;[.S$2]&amp;&quot;,&quot;&amp;[.S30];&quot;&quot;)">
            <text:p/>
          </table:table-cell>
          <table:table-cell table:formula="of:=IF([.T30]&gt;0;[.$B30]&amp;&quot;,&quot;&amp;[.T$2]&amp;&quot;,&quot;&amp;[.T30];&quot;&quot;)">
            <text:p/>
          </table:table-cell>
          <table:table-cell table:formula="of:=IF([.U30]&gt;0;[.$B30]&amp;&quot;,&quot;&amp;[.U$2]&amp;&quot;,&quot;&amp;[.U30];&quot;&quot;)">
            <text:p/>
          </table:table-cell>
          <table:table-cell table:formula="of:=IF([.V30]&gt;0;[.$B30]&amp;&quot;,&quot;&amp;[.V$2]&amp;&quot;,&quot;&amp;[.V30];&quot;&quot;)">
            <text:p/>
          </table:table-cell>
          <table:table-cell table:formula="of:=IF([.W30]&gt;0;[.$B30]&amp;&quot;,&quot;&amp;[.W$2]&amp;&quot;,&quot;&amp;[.W30];&quot;&quot;)">
            <text:p/>
          </table:table-cell>
          <table:table-cell table:formula="of:=IF([.X30]&gt;0;[.$B30]&amp;&quot;,&quot;&amp;[.X$2]&amp;&quot;,&quot;&amp;[.X30];&quot;&quot;)">
            <text:p/>
          </table:table-cell>
          <table:table-cell table:formula="of:=IF([.Y30]&gt;0;[.$B30]&amp;&quot;,&quot;&amp;[.Y$2]&amp;&quot;,&quot;&amp;[.Y30];&quot;&quot;)">
            <text:p/>
          </table:table-cell>
          <table:table-cell table:formula="of:=IF([.Z30]&gt;0;[.$B30]&amp;&quot;,&quot;&amp;[.Z$2]&amp;&quot;,&quot;&amp;[.Z30];&quot;&quot;)">
            <text:p/>
          </table:table-cell>
          <table:table-cell table:formula="of:=IF([.AA30]&gt;0;[.$B30]&amp;&quot;,&quot;&amp;[.AA$2]&amp;&quot;,&quot;&amp;[.AA30];&quot;&quot;)">
            <text:p/>
          </table:table-cell>
          <table:table-cell table:formula="of:=IF([.AB30]&gt;0;[.$B30]&amp;&quot;,&quot;&amp;[.AB$2]&amp;&quot;,&quot;&amp;[.AB30];&quot;&quot;)">
            <text:p/>
          </table:table-cell>
          <table:table-cell table:formula="of:=IF([.AC30]&gt;0;[.$B30]&amp;&quot;,&quot;&amp;[.AC$2]&amp;&quot;,&quot;&amp;[.AC30];&quot;&quot;)">
            <text:p/>
          </table:table-cell>
          <table:table-cell table:formula="of:=IF([.AD30]&gt;0;[.$B30]&amp;&quot;,&quot;&amp;[.AD$2]&amp;&quot;,&quot;&amp;[.AD30];&quot;&quot;)">
            <text:p/>
          </table:table-cell>
          <table:table-cell table:formula="of:=IF([.AE30]&gt;0;[.$B30]&amp;&quot;,&quot;&amp;[.AE$2]&amp;&quot;,&quot;&amp;[.AE30];&quot;&quot;)">
            <text:p/>
          </table:table-cell>
          <table:table-cell table:formula="of:=IF([.AF30]&gt;0;[.$B30]&amp;&quot;,&quot;&amp;[.AF$2]&amp;&quot;,&quot;&amp;[.AF30];&quot;&quot;)">
            <text:p/>
          </table:table-cell>
          <table:table-cell table:formula="of:=IF([.AG30]&gt;0;[.$B30]&amp;&quot;,&quot;&amp;[.AG$2]&amp;&quot;,&quot;&amp;[.AG30];&quot;&quot;)">
            <text:p/>
          </table:table-cell>
          <table:table-cell table:formula="of:=IF([.AH30]&gt;0;[.$B30]&amp;&quot;,&quot;&amp;[.AH$2]&amp;&quot;,&quot;&amp;[.AH30];&quot;&quot;)">
            <text:p/>
          </table:table-cell>
          <table:table-cell table:formula="of:=IF([.AI30]&gt;0;[.$B30]&amp;&quot;,&quot;&amp;[.AI$2]&amp;&quot;,&quot;&amp;[.AI30];&quot;&quot;)">
            <text:p/>
          </table:table-cell>
          <table:table-cell table:formula="of:=IF([.AJ30]&gt;0;[.$B30]&amp;&quot;,&quot;&amp;[.AJ$2]&amp;&quot;,&quot;&amp;[.AJ30];&quot;&quot;)">
            <text:p/>
          </table:table-cell>
          <table:table-cell table:formula="of:=IF([.AK30]&gt;0;[.$B30]&amp;&quot;,&quot;&amp;[.AK$2]&amp;&quot;,&quot;&amp;[.AK30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table:number-columns-repeated="27"/>
          <table:table-cell office:value-type="float" office:value="0">
            <text:p>0</text:p>
          </table:table-cell>
          <table:table-cell table:number-columns-repeated="7"/>
          <table:table-cell/>
          <table:table-cell table:formula="of:=IF([.C31]&gt;0;[.$B31]&amp;&quot;,&quot;&amp;[.C$2]&amp;&quot;,&quot;&amp;[.C31];&quot;&quot;)">
            <text:p/>
          </table:table-cell>
          <table:table-cell table:formula="of:=IF([.D31]&gt;0;[.$B31]&amp;&quot;,&quot;&amp;[.D$2]&amp;&quot;,&quot;&amp;[.D31];&quot;&quot;)">
            <text:p/>
          </table:table-cell>
          <table:table-cell table:formula="of:=IF([.E31]&gt;0;[.$B31]&amp;&quot;,&quot;&amp;[.E$2]&amp;&quot;,&quot;&amp;[.E31];&quot;&quot;)">
            <text:p/>
          </table:table-cell>
          <table:table-cell table:formula="of:=IF([.F31]&gt;0;[.$B31]&amp;&quot;,&quot;&amp;[.F$2]&amp;&quot;,&quot;&amp;[.F31];&quot;&quot;)">
            <text:p/>
          </table:table-cell>
          <table:table-cell table:formula="of:=IF([.G31]&gt;0;[.$B31]&amp;&quot;,&quot;&amp;[.G$2]&amp;&quot;,&quot;&amp;[.G31];&quot;&quot;)">
            <text:p/>
          </table:table-cell>
          <table:table-cell table:formula="of:=IF([.H31]&gt;0;[.$B31]&amp;&quot;,&quot;&amp;[.H$2]&amp;&quot;,&quot;&amp;[.H31];&quot;&quot;)">
            <text:p/>
          </table:table-cell>
          <table:table-cell table:formula="of:=IF([.I31]&gt;0;[.$B31]&amp;&quot;,&quot;&amp;[.I$2]&amp;&quot;,&quot;&amp;[.I31];&quot;&quot;)">
            <text:p/>
          </table:table-cell>
          <table:table-cell table:formula="of:=IF([.J31]&gt;0;[.$B31]&amp;&quot;,&quot;&amp;[.J$2]&amp;&quot;,&quot;&amp;[.J31];&quot;&quot;)">
            <text:p/>
          </table:table-cell>
          <table:table-cell table:formula="of:=IF([.K31]&gt;0;[.$B31]&amp;&quot;,&quot;&amp;[.K$2]&amp;&quot;,&quot;&amp;[.K31];&quot;&quot;)">
            <text:p/>
          </table:table-cell>
          <table:table-cell table:formula="of:=IF([.L31]&gt;0;[.$B31]&amp;&quot;,&quot;&amp;[.L$2]&amp;&quot;,&quot;&amp;[.L31];&quot;&quot;)">
            <text:p/>
          </table:table-cell>
          <table:table-cell table:formula="of:=IF([.M31]&gt;0;[.$B31]&amp;&quot;,&quot;&amp;[.M$2]&amp;&quot;,&quot;&amp;[.M31];&quot;&quot;)">
            <text:p/>
          </table:table-cell>
          <table:table-cell table:formula="of:=IF([.N31]&gt;0;[.$B31]&amp;&quot;,&quot;&amp;[.N$2]&amp;&quot;,&quot;&amp;[.N31];&quot;&quot;)">
            <text:p/>
          </table:table-cell>
          <table:table-cell table:formula="of:=IF([.O31]&gt;0;[.$B31]&amp;&quot;,&quot;&amp;[.O$2]&amp;&quot;,&quot;&amp;[.O31];&quot;&quot;)">
            <text:p/>
          </table:table-cell>
          <table:table-cell table:formula="of:=IF([.P31]&gt;0;[.$B31]&amp;&quot;,&quot;&amp;[.P$2]&amp;&quot;,&quot;&amp;[.P31];&quot;&quot;)">
            <text:p/>
          </table:table-cell>
          <table:table-cell table:formula="of:=IF([.Q31]&gt;0;[.$B31]&amp;&quot;,&quot;&amp;[.Q$2]&amp;&quot;,&quot;&amp;[.Q31];&quot;&quot;)">
            <text:p/>
          </table:table-cell>
          <table:table-cell table:formula="of:=IF([.R31]&gt;0;[.$B31]&amp;&quot;,&quot;&amp;[.R$2]&amp;&quot;,&quot;&amp;[.R31];&quot;&quot;)">
            <text:p/>
          </table:table-cell>
          <table:table-cell table:formula="of:=IF([.S31]&gt;0;[.$B31]&amp;&quot;,&quot;&amp;[.S$2]&amp;&quot;,&quot;&amp;[.S31];&quot;&quot;)">
            <text:p/>
          </table:table-cell>
          <table:table-cell table:formula="of:=IF([.T31]&gt;0;[.$B31]&amp;&quot;,&quot;&amp;[.T$2]&amp;&quot;,&quot;&amp;[.T31];&quot;&quot;)">
            <text:p/>
          </table:table-cell>
          <table:table-cell table:formula="of:=IF([.U31]&gt;0;[.$B31]&amp;&quot;,&quot;&amp;[.U$2]&amp;&quot;,&quot;&amp;[.U31];&quot;&quot;)">
            <text:p/>
          </table:table-cell>
          <table:table-cell table:formula="of:=IF([.V31]&gt;0;[.$B31]&amp;&quot;,&quot;&amp;[.V$2]&amp;&quot;,&quot;&amp;[.V31];&quot;&quot;)">
            <text:p/>
          </table:table-cell>
          <table:table-cell table:formula="of:=IF([.W31]&gt;0;[.$B31]&amp;&quot;,&quot;&amp;[.W$2]&amp;&quot;,&quot;&amp;[.W31];&quot;&quot;)">
            <text:p/>
          </table:table-cell>
          <table:table-cell table:formula="of:=IF([.X31]&gt;0;[.$B31]&amp;&quot;,&quot;&amp;[.X$2]&amp;&quot;,&quot;&amp;[.X31];&quot;&quot;)">
            <text:p/>
          </table:table-cell>
          <table:table-cell table:formula="of:=IF([.Y31]&gt;0;[.$B31]&amp;&quot;,&quot;&amp;[.Y$2]&amp;&quot;,&quot;&amp;[.Y31];&quot;&quot;)">
            <text:p/>
          </table:table-cell>
          <table:table-cell table:formula="of:=IF([.Z31]&gt;0;[.$B31]&amp;&quot;,&quot;&amp;[.Z$2]&amp;&quot;,&quot;&amp;[.Z31];&quot;&quot;)">
            <text:p/>
          </table:table-cell>
          <table:table-cell table:formula="of:=IF([.AA31]&gt;0;[.$B31]&amp;&quot;,&quot;&amp;[.AA$2]&amp;&quot;,&quot;&amp;[.AA31];&quot;&quot;)">
            <text:p/>
          </table:table-cell>
          <table:table-cell table:formula="of:=IF([.AB31]&gt;0;[.$B31]&amp;&quot;,&quot;&amp;[.AB$2]&amp;&quot;,&quot;&amp;[.AB31];&quot;&quot;)">
            <text:p/>
          </table:table-cell>
          <table:table-cell table:formula="of:=IF([.AC31]&gt;0;[.$B31]&amp;&quot;,&quot;&amp;[.AC$2]&amp;&quot;,&quot;&amp;[.AC31];&quot;&quot;)">
            <text:p/>
          </table:table-cell>
          <table:table-cell table:formula="of:=IF([.AD31]&gt;0;[.$B31]&amp;&quot;,&quot;&amp;[.AD$2]&amp;&quot;,&quot;&amp;[.AD31];&quot;&quot;)">
            <text:p/>
          </table:table-cell>
          <table:table-cell table:formula="of:=IF([.AE31]&gt;0;[.$B31]&amp;&quot;,&quot;&amp;[.AE$2]&amp;&quot;,&quot;&amp;[.AE31];&quot;&quot;)">
            <text:p/>
          </table:table-cell>
          <table:table-cell table:formula="of:=IF([.AF31]&gt;0;[.$B31]&amp;&quot;,&quot;&amp;[.AF$2]&amp;&quot;,&quot;&amp;[.AF31];&quot;&quot;)">
            <text:p/>
          </table:table-cell>
          <table:table-cell table:formula="of:=IF([.AG31]&gt;0;[.$B31]&amp;&quot;,&quot;&amp;[.AG$2]&amp;&quot;,&quot;&amp;[.AG31];&quot;&quot;)">
            <text:p/>
          </table:table-cell>
          <table:table-cell table:formula="of:=IF([.AH31]&gt;0;[.$B31]&amp;&quot;,&quot;&amp;[.AH$2]&amp;&quot;,&quot;&amp;[.AH31];&quot;&quot;)">
            <text:p/>
          </table:table-cell>
          <table:table-cell table:formula="of:=IF([.AI31]&gt;0;[.$B31]&amp;&quot;,&quot;&amp;[.AI$2]&amp;&quot;,&quot;&amp;[.AI31];&quot;&quot;)">
            <text:p/>
          </table:table-cell>
          <table:table-cell table:formula="of:=IF([.AJ31]&gt;0;[.$B31]&amp;&quot;,&quot;&amp;[.AJ$2]&amp;&quot;,&quot;&amp;[.AJ31];&quot;&quot;)">
            <text:p/>
          </table:table-cell>
          <table:table-cell table:formula="of:=IF([.AK31]&gt;0;[.$B31]&amp;&quot;,&quot;&amp;[.AK$2]&amp;&quot;,&quot;&amp;[.AK31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table:number-columns-repeated="2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/>
          <table:table-cell table:formula="of:=IF([.C32]&gt;0;[.$B32]&amp;&quot;,&quot;&amp;[.C$2]&amp;&quot;,&quot;&amp;[.C32];&quot;&quot;)">
            <text:p/>
          </table:table-cell>
          <table:table-cell table:formula="of:=IF([.D32]&gt;0;[.$B32]&amp;&quot;,&quot;&amp;[.D$2]&amp;&quot;,&quot;&amp;[.D32];&quot;&quot;)">
            <text:p/>
          </table:table-cell>
          <table:table-cell table:formula="of:=IF([.E32]&gt;0;[.$B32]&amp;&quot;,&quot;&amp;[.E$2]&amp;&quot;,&quot;&amp;[.E32];&quot;&quot;)">
            <text:p/>
          </table:table-cell>
          <table:table-cell table:formula="of:=IF([.F32]&gt;0;[.$B32]&amp;&quot;,&quot;&amp;[.F$2]&amp;&quot;,&quot;&amp;[.F32];&quot;&quot;)">
            <text:p/>
          </table:table-cell>
          <table:table-cell table:formula="of:=IF([.G32]&gt;0;[.$B32]&amp;&quot;,&quot;&amp;[.G$2]&amp;&quot;,&quot;&amp;[.G32];&quot;&quot;)">
            <text:p/>
          </table:table-cell>
          <table:table-cell table:formula="of:=IF([.H32]&gt;0;[.$B32]&amp;&quot;,&quot;&amp;[.H$2]&amp;&quot;,&quot;&amp;[.H32];&quot;&quot;)">
            <text:p/>
          </table:table-cell>
          <table:table-cell table:formula="of:=IF([.I32]&gt;0;[.$B32]&amp;&quot;,&quot;&amp;[.I$2]&amp;&quot;,&quot;&amp;[.I32];&quot;&quot;)">
            <text:p/>
          </table:table-cell>
          <table:table-cell table:formula="of:=IF([.J32]&gt;0;[.$B32]&amp;&quot;,&quot;&amp;[.J$2]&amp;&quot;,&quot;&amp;[.J32];&quot;&quot;)">
            <text:p/>
          </table:table-cell>
          <table:table-cell table:formula="of:=IF([.K32]&gt;0;[.$B32]&amp;&quot;,&quot;&amp;[.K$2]&amp;&quot;,&quot;&amp;[.K32];&quot;&quot;)">
            <text:p/>
          </table:table-cell>
          <table:table-cell table:formula="of:=IF([.L32]&gt;0;[.$B32]&amp;&quot;,&quot;&amp;[.L$2]&amp;&quot;,&quot;&amp;[.L32];&quot;&quot;)">
            <text:p/>
          </table:table-cell>
          <table:table-cell table:formula="of:=IF([.M32]&gt;0;[.$B32]&amp;&quot;,&quot;&amp;[.M$2]&amp;&quot;,&quot;&amp;[.M32];&quot;&quot;)">
            <text:p/>
          </table:table-cell>
          <table:table-cell table:formula="of:=IF([.N32]&gt;0;[.$B32]&amp;&quot;,&quot;&amp;[.N$2]&amp;&quot;,&quot;&amp;[.N32];&quot;&quot;)">
            <text:p/>
          </table:table-cell>
          <table:table-cell table:formula="of:=IF([.O32]&gt;0;[.$B32]&amp;&quot;,&quot;&amp;[.O$2]&amp;&quot;,&quot;&amp;[.O32];&quot;&quot;)">
            <text:p/>
          </table:table-cell>
          <table:table-cell table:formula="of:=IF([.P32]&gt;0;[.$B32]&amp;&quot;,&quot;&amp;[.P$2]&amp;&quot;,&quot;&amp;[.P32];&quot;&quot;)">
            <text:p/>
          </table:table-cell>
          <table:table-cell table:formula="of:=IF([.Q32]&gt;0;[.$B32]&amp;&quot;,&quot;&amp;[.Q$2]&amp;&quot;,&quot;&amp;[.Q32];&quot;&quot;)">
            <text:p/>
          </table:table-cell>
          <table:table-cell table:formula="of:=IF([.R32]&gt;0;[.$B32]&amp;&quot;,&quot;&amp;[.R$2]&amp;&quot;,&quot;&amp;[.R32];&quot;&quot;)">
            <text:p/>
          </table:table-cell>
          <table:table-cell table:formula="of:=IF([.S32]&gt;0;[.$B32]&amp;&quot;,&quot;&amp;[.S$2]&amp;&quot;,&quot;&amp;[.S32];&quot;&quot;)">
            <text:p/>
          </table:table-cell>
          <table:table-cell table:formula="of:=IF([.T32]&gt;0;[.$B32]&amp;&quot;,&quot;&amp;[.T$2]&amp;&quot;,&quot;&amp;[.T32];&quot;&quot;)">
            <text:p/>
          </table:table-cell>
          <table:table-cell table:formula="of:=IF([.U32]&gt;0;[.$B32]&amp;&quot;,&quot;&amp;[.U$2]&amp;&quot;,&quot;&amp;[.U32];&quot;&quot;)">
            <text:p/>
          </table:table-cell>
          <table:table-cell table:formula="of:=IF([.V32]&gt;0;[.$B32]&amp;&quot;,&quot;&amp;[.V$2]&amp;&quot;,&quot;&amp;[.V32];&quot;&quot;)">
            <text:p/>
          </table:table-cell>
          <table:table-cell table:formula="of:=IF([.W32]&gt;0;[.$B32]&amp;&quot;,&quot;&amp;[.W$2]&amp;&quot;,&quot;&amp;[.W32];&quot;&quot;)">
            <text:p/>
          </table:table-cell>
          <table:table-cell table:formula="of:=IF([.X32]&gt;0;[.$B32]&amp;&quot;,&quot;&amp;[.X$2]&amp;&quot;,&quot;&amp;[.X32];&quot;&quot;)">
            <text:p/>
          </table:table-cell>
          <table:table-cell table:formula="of:=IF([.Y32]&gt;0;[.$B32]&amp;&quot;,&quot;&amp;[.Y$2]&amp;&quot;,&quot;&amp;[.Y32];&quot;&quot;)">
            <text:p/>
          </table:table-cell>
          <table:table-cell table:formula="of:=IF([.Z32]&gt;0;[.$B32]&amp;&quot;,&quot;&amp;[.Z$2]&amp;&quot;,&quot;&amp;[.Z32];&quot;&quot;)">
            <text:p/>
          </table:table-cell>
          <table:table-cell table:formula="of:=IF([.AA32]&gt;0;[.$B32]&amp;&quot;,&quot;&amp;[.AA$2]&amp;&quot;,&quot;&amp;[.AA32];&quot;&quot;)">
            <text:p/>
          </table:table-cell>
          <table:table-cell table:formula="of:=IF([.AB32]&gt;0;[.$B32]&amp;&quot;,&quot;&amp;[.AB$2]&amp;&quot;,&quot;&amp;[.AB32];&quot;&quot;)">
            <text:p/>
          </table:table-cell>
          <table:table-cell table:formula="of:=IF([.AC32]&gt;0;[.$B32]&amp;&quot;,&quot;&amp;[.AC$2]&amp;&quot;,&quot;&amp;[.AC32];&quot;&quot;)">
            <text:p/>
          </table:table-cell>
          <table:table-cell table:formula="of:=IF([.AD32]&gt;0;[.$B32]&amp;&quot;,&quot;&amp;[.AD$2]&amp;&quot;,&quot;&amp;[.AD32];&quot;&quot;)">
            <text:p/>
          </table:table-cell>
          <table:table-cell table:formula="of:=IF([.AE32]&gt;0;[.$B32]&amp;&quot;,&quot;&amp;[.AE$2]&amp;&quot;,&quot;&amp;[.AE32];&quot;&quot;)">
            <text:p/>
          </table:table-cell>
          <table:table-cell table:formula="of:=IF([.AF32]&gt;0;[.$B32]&amp;&quot;,&quot;&amp;[.AF$2]&amp;&quot;,&quot;&amp;[.AF32];&quot;&quot;)" office:value-type="string" office:string-value="29,30,1">
            <text:p>29,30,1</text:p>
          </table:table-cell>
          <table:table-cell table:formula="of:=IF([.AG32]&gt;0;[.$B32]&amp;&quot;,&quot;&amp;[.AG$2]&amp;&quot;,&quot;&amp;[.AG32];&quot;&quot;)">
            <text:p/>
          </table:table-cell>
          <table:table-cell table:formula="of:=IF([.AH32]&gt;0;[.$B32]&amp;&quot;,&quot;&amp;[.AH$2]&amp;&quot;,&quot;&amp;[.AH32];&quot;&quot;)">
            <text:p/>
          </table:table-cell>
          <table:table-cell table:formula="of:=IF([.AI32]&gt;0;[.$B32]&amp;&quot;,&quot;&amp;[.AI$2]&amp;&quot;,&quot;&amp;[.AI32];&quot;&quot;)">
            <text:p/>
          </table:table-cell>
          <table:table-cell table:formula="of:=IF([.AJ32]&gt;0;[.$B32]&amp;&quot;,&quot;&amp;[.AJ$2]&amp;&quot;,&quot;&amp;[.AJ32];&quot;&quot;)">
            <text:p/>
          </table:table-cell>
          <table:table-cell table:formula="of:=IF([.AK32]&gt;0;[.$B32]&amp;&quot;,&quot;&amp;[.AK$2]&amp;&quot;,&quot;&amp;[.AK32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5"/>
          <table:table-cell/>
          <table:table-cell table:formula="of:=IF([.C33]&gt;0;[.$B33]&amp;&quot;,&quot;&amp;[.C$2]&amp;&quot;,&quot;&amp;[.C33];&quot;&quot;)">
            <text:p/>
          </table:table-cell>
          <table:table-cell table:formula="of:=IF([.D33]&gt;0;[.$B33]&amp;&quot;,&quot;&amp;[.D$2]&amp;&quot;,&quot;&amp;[.D33];&quot;&quot;)">
            <text:p/>
          </table:table-cell>
          <table:table-cell table:formula="of:=IF([.E33]&gt;0;[.$B33]&amp;&quot;,&quot;&amp;[.E$2]&amp;&quot;,&quot;&amp;[.E33];&quot;&quot;)">
            <text:p/>
          </table:table-cell>
          <table:table-cell table:formula="of:=IF([.F33]&gt;0;[.$B33]&amp;&quot;,&quot;&amp;[.F$2]&amp;&quot;,&quot;&amp;[.F33];&quot;&quot;)">
            <text:p/>
          </table:table-cell>
          <table:table-cell table:formula="of:=IF([.G33]&gt;0;[.$B33]&amp;&quot;,&quot;&amp;[.G$2]&amp;&quot;,&quot;&amp;[.G33];&quot;&quot;)">
            <text:p/>
          </table:table-cell>
          <table:table-cell table:formula="of:=IF([.H33]&gt;0;[.$B33]&amp;&quot;,&quot;&amp;[.H$2]&amp;&quot;,&quot;&amp;[.H33];&quot;&quot;)">
            <text:p/>
          </table:table-cell>
          <table:table-cell table:formula="of:=IF([.I33]&gt;0;[.$B33]&amp;&quot;,&quot;&amp;[.I$2]&amp;&quot;,&quot;&amp;[.I33];&quot;&quot;)">
            <text:p/>
          </table:table-cell>
          <table:table-cell table:formula="of:=IF([.J33]&gt;0;[.$B33]&amp;&quot;,&quot;&amp;[.J$2]&amp;&quot;,&quot;&amp;[.J33];&quot;&quot;)">
            <text:p/>
          </table:table-cell>
          <table:table-cell table:formula="of:=IF([.K33]&gt;0;[.$B33]&amp;&quot;,&quot;&amp;[.K$2]&amp;&quot;,&quot;&amp;[.K33];&quot;&quot;)">
            <text:p/>
          </table:table-cell>
          <table:table-cell table:formula="of:=IF([.L33]&gt;0;[.$B33]&amp;&quot;,&quot;&amp;[.L$2]&amp;&quot;,&quot;&amp;[.L33];&quot;&quot;)">
            <text:p/>
          </table:table-cell>
          <table:table-cell table:formula="of:=IF([.M33]&gt;0;[.$B33]&amp;&quot;,&quot;&amp;[.M$2]&amp;&quot;,&quot;&amp;[.M33];&quot;&quot;)">
            <text:p/>
          </table:table-cell>
          <table:table-cell table:formula="of:=IF([.N33]&gt;0;[.$B33]&amp;&quot;,&quot;&amp;[.N$2]&amp;&quot;,&quot;&amp;[.N33];&quot;&quot;)">
            <text:p/>
          </table:table-cell>
          <table:table-cell table:formula="of:=IF([.O33]&gt;0;[.$B33]&amp;&quot;,&quot;&amp;[.O$2]&amp;&quot;,&quot;&amp;[.O33];&quot;&quot;)">
            <text:p/>
          </table:table-cell>
          <table:table-cell table:formula="of:=IF([.P33]&gt;0;[.$B33]&amp;&quot;,&quot;&amp;[.P$2]&amp;&quot;,&quot;&amp;[.P33];&quot;&quot;)">
            <text:p/>
          </table:table-cell>
          <table:table-cell table:formula="of:=IF([.Q33]&gt;0;[.$B33]&amp;&quot;,&quot;&amp;[.Q$2]&amp;&quot;,&quot;&amp;[.Q33];&quot;&quot;)">
            <text:p/>
          </table:table-cell>
          <table:table-cell table:formula="of:=IF([.R33]&gt;0;[.$B33]&amp;&quot;,&quot;&amp;[.R$2]&amp;&quot;,&quot;&amp;[.R33];&quot;&quot;)">
            <text:p/>
          </table:table-cell>
          <table:table-cell table:formula="of:=IF([.S33]&gt;0;[.$B33]&amp;&quot;,&quot;&amp;[.S$2]&amp;&quot;,&quot;&amp;[.S33];&quot;&quot;)">
            <text:p/>
          </table:table-cell>
          <table:table-cell table:formula="of:=IF([.T33]&gt;0;[.$B33]&amp;&quot;,&quot;&amp;[.T$2]&amp;&quot;,&quot;&amp;[.T33];&quot;&quot;)">
            <text:p/>
          </table:table-cell>
          <table:table-cell table:formula="of:=IF([.U33]&gt;0;[.$B33]&amp;&quot;,&quot;&amp;[.U$2]&amp;&quot;,&quot;&amp;[.U33];&quot;&quot;)">
            <text:p/>
          </table:table-cell>
          <table:table-cell table:formula="of:=IF([.V33]&gt;0;[.$B33]&amp;&quot;,&quot;&amp;[.V$2]&amp;&quot;,&quot;&amp;[.V33];&quot;&quot;)">
            <text:p/>
          </table:table-cell>
          <table:table-cell table:formula="of:=IF([.W33]&gt;0;[.$B33]&amp;&quot;,&quot;&amp;[.W$2]&amp;&quot;,&quot;&amp;[.W33];&quot;&quot;)">
            <text:p/>
          </table:table-cell>
          <table:table-cell table:formula="of:=IF([.X33]&gt;0;[.$B33]&amp;&quot;,&quot;&amp;[.X$2]&amp;&quot;,&quot;&amp;[.X33];&quot;&quot;)">
            <text:p/>
          </table:table-cell>
          <table:table-cell table:formula="of:=IF([.Y33]&gt;0;[.$B33]&amp;&quot;,&quot;&amp;[.Y$2]&amp;&quot;,&quot;&amp;[.Y33];&quot;&quot;)">
            <text:p/>
          </table:table-cell>
          <table:table-cell table:formula="of:=IF([.Z33]&gt;0;[.$B33]&amp;&quot;,&quot;&amp;[.Z$2]&amp;&quot;,&quot;&amp;[.Z33];&quot;&quot;)">
            <text:p/>
          </table:table-cell>
          <table:table-cell table:formula="of:=IF([.AA33]&gt;0;[.$B33]&amp;&quot;,&quot;&amp;[.AA$2]&amp;&quot;,&quot;&amp;[.AA33];&quot;&quot;)">
            <text:p/>
          </table:table-cell>
          <table:table-cell table:formula="of:=IF([.AB33]&gt;0;[.$B33]&amp;&quot;,&quot;&amp;[.AB$2]&amp;&quot;,&quot;&amp;[.AB33];&quot;&quot;)">
            <text:p/>
          </table:table-cell>
          <table:table-cell table:formula="of:=IF([.AC33]&gt;0;[.$B33]&amp;&quot;,&quot;&amp;[.AC$2]&amp;&quot;,&quot;&amp;[.AC33];&quot;&quot;)">
            <text:p/>
          </table:table-cell>
          <table:table-cell table:formula="of:=IF([.AD33]&gt;0;[.$B33]&amp;&quot;,&quot;&amp;[.AD$2]&amp;&quot;,&quot;&amp;[.AD33];&quot;&quot;)">
            <text:p/>
          </table:table-cell>
          <table:table-cell table:formula="of:=IF([.AE33]&gt;0;[.$B33]&amp;&quot;,&quot;&amp;[.AE$2]&amp;&quot;,&quot;&amp;[.AE33];&quot;&quot;)">
            <text:p/>
          </table:table-cell>
          <table:table-cell table:formula="of:=IF([.AF33]&gt;0;[.$B33]&amp;&quot;,&quot;&amp;[.AF$2]&amp;&quot;,&quot;&amp;[.AF33];&quot;&quot;)">
            <text:p/>
          </table:table-cell>
          <table:table-cell table:formula="of:=IF([.AG33]&gt;0;[.$B33]&amp;&quot;,&quot;&amp;[.AG$2]&amp;&quot;,&quot;&amp;[.AG33];&quot;&quot;)">
            <text:p/>
          </table:table-cell>
          <table:table-cell table:formula="of:=IF([.AH33]&gt;0;[.$B33]&amp;&quot;,&quot;&amp;[.AH$2]&amp;&quot;,&quot;&amp;[.AH33];&quot;&quot;)">
            <text:p/>
          </table:table-cell>
          <table:table-cell table:formula="of:=IF([.AI33]&gt;0;[.$B33]&amp;&quot;,&quot;&amp;[.AI$2]&amp;&quot;,&quot;&amp;[.AI33];&quot;&quot;)">
            <text:p/>
          </table:table-cell>
          <table:table-cell table:formula="of:=IF([.AJ33]&gt;0;[.$B33]&amp;&quot;,&quot;&amp;[.AJ$2]&amp;&quot;,&quot;&amp;[.AJ33];&quot;&quot;)">
            <text:p/>
          </table:table-cell>
          <table:table-cell table:formula="of:=IF([.AK33]&gt;0;[.$B33]&amp;&quot;,&quot;&amp;[.AK$2]&amp;&quot;,&quot;&amp;[.AK33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n</text:p>
          </table:table-cell>
          <table:table-cell office:value-type="float" office:value="31">
            <text:p>31</text:p>
          </table:table-cell>
          <table:table-cell table:number-columns-repeated="3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IF([.C34]&gt;0;[.$B34]&amp;&quot;,&quot;&amp;[.C$2]&amp;&quot;,&quot;&amp;[.C34];&quot;&quot;)">
            <text:p/>
          </table:table-cell>
          <table:table-cell table:formula="of:=IF([.D34]&gt;0;[.$B34]&amp;&quot;,&quot;&amp;[.D$2]&amp;&quot;,&quot;&amp;[.D34];&quot;&quot;)">
            <text:p/>
          </table:table-cell>
          <table:table-cell table:formula="of:=IF([.E34]&gt;0;[.$B34]&amp;&quot;,&quot;&amp;[.E$2]&amp;&quot;,&quot;&amp;[.E34];&quot;&quot;)">
            <text:p/>
          </table:table-cell>
          <table:table-cell table:formula="of:=IF([.F34]&gt;0;[.$B34]&amp;&quot;,&quot;&amp;[.F$2]&amp;&quot;,&quot;&amp;[.F34];&quot;&quot;)">
            <text:p/>
          </table:table-cell>
          <table:table-cell table:formula="of:=IF([.G34]&gt;0;[.$B34]&amp;&quot;,&quot;&amp;[.G$2]&amp;&quot;,&quot;&amp;[.G34];&quot;&quot;)">
            <text:p/>
          </table:table-cell>
          <table:table-cell table:formula="of:=IF([.H34]&gt;0;[.$B34]&amp;&quot;,&quot;&amp;[.H$2]&amp;&quot;,&quot;&amp;[.H34];&quot;&quot;)">
            <text:p/>
          </table:table-cell>
          <table:table-cell table:formula="of:=IF([.I34]&gt;0;[.$B34]&amp;&quot;,&quot;&amp;[.I$2]&amp;&quot;,&quot;&amp;[.I34];&quot;&quot;)">
            <text:p/>
          </table:table-cell>
          <table:table-cell table:formula="of:=IF([.J34]&gt;0;[.$B34]&amp;&quot;,&quot;&amp;[.J$2]&amp;&quot;,&quot;&amp;[.J34];&quot;&quot;)">
            <text:p/>
          </table:table-cell>
          <table:table-cell table:formula="of:=IF([.K34]&gt;0;[.$B34]&amp;&quot;,&quot;&amp;[.K$2]&amp;&quot;,&quot;&amp;[.K34];&quot;&quot;)">
            <text:p/>
          </table:table-cell>
          <table:table-cell table:formula="of:=IF([.L34]&gt;0;[.$B34]&amp;&quot;,&quot;&amp;[.L$2]&amp;&quot;,&quot;&amp;[.L34];&quot;&quot;)">
            <text:p/>
          </table:table-cell>
          <table:table-cell table:formula="of:=IF([.M34]&gt;0;[.$B34]&amp;&quot;,&quot;&amp;[.M$2]&amp;&quot;,&quot;&amp;[.M34];&quot;&quot;)">
            <text:p/>
          </table:table-cell>
          <table:table-cell table:formula="of:=IF([.N34]&gt;0;[.$B34]&amp;&quot;,&quot;&amp;[.N$2]&amp;&quot;,&quot;&amp;[.N34];&quot;&quot;)">
            <text:p/>
          </table:table-cell>
          <table:table-cell table:formula="of:=IF([.O34]&gt;0;[.$B34]&amp;&quot;,&quot;&amp;[.O$2]&amp;&quot;,&quot;&amp;[.O34];&quot;&quot;)">
            <text:p/>
          </table:table-cell>
          <table:table-cell table:formula="of:=IF([.P34]&gt;0;[.$B34]&amp;&quot;,&quot;&amp;[.P$2]&amp;&quot;,&quot;&amp;[.P34];&quot;&quot;)">
            <text:p/>
          </table:table-cell>
          <table:table-cell table:formula="of:=IF([.Q34]&gt;0;[.$B34]&amp;&quot;,&quot;&amp;[.Q$2]&amp;&quot;,&quot;&amp;[.Q34];&quot;&quot;)">
            <text:p/>
          </table:table-cell>
          <table:table-cell table:formula="of:=IF([.R34]&gt;0;[.$B34]&amp;&quot;,&quot;&amp;[.R$2]&amp;&quot;,&quot;&amp;[.R34];&quot;&quot;)">
            <text:p/>
          </table:table-cell>
          <table:table-cell table:formula="of:=IF([.S34]&gt;0;[.$B34]&amp;&quot;,&quot;&amp;[.S$2]&amp;&quot;,&quot;&amp;[.S34];&quot;&quot;)">
            <text:p/>
          </table:table-cell>
          <table:table-cell table:formula="of:=IF([.T34]&gt;0;[.$B34]&amp;&quot;,&quot;&amp;[.T$2]&amp;&quot;,&quot;&amp;[.T34];&quot;&quot;)">
            <text:p/>
          </table:table-cell>
          <table:table-cell table:formula="of:=IF([.U34]&gt;0;[.$B34]&amp;&quot;,&quot;&amp;[.U$2]&amp;&quot;,&quot;&amp;[.U34];&quot;&quot;)">
            <text:p/>
          </table:table-cell>
          <table:table-cell table:formula="of:=IF([.V34]&gt;0;[.$B34]&amp;&quot;,&quot;&amp;[.V$2]&amp;&quot;,&quot;&amp;[.V34];&quot;&quot;)">
            <text:p/>
          </table:table-cell>
          <table:table-cell table:formula="of:=IF([.W34]&gt;0;[.$B34]&amp;&quot;,&quot;&amp;[.W$2]&amp;&quot;,&quot;&amp;[.W34];&quot;&quot;)">
            <text:p/>
          </table:table-cell>
          <table:table-cell table:formula="of:=IF([.X34]&gt;0;[.$B34]&amp;&quot;,&quot;&amp;[.X$2]&amp;&quot;,&quot;&amp;[.X34];&quot;&quot;)">
            <text:p/>
          </table:table-cell>
          <table:table-cell table:formula="of:=IF([.Y34]&gt;0;[.$B34]&amp;&quot;,&quot;&amp;[.Y$2]&amp;&quot;,&quot;&amp;[.Y34];&quot;&quot;)">
            <text:p/>
          </table:table-cell>
          <table:table-cell table:formula="of:=IF([.Z34]&gt;0;[.$B34]&amp;&quot;,&quot;&amp;[.Z$2]&amp;&quot;,&quot;&amp;[.Z34];&quot;&quot;)">
            <text:p/>
          </table:table-cell>
          <table:table-cell table:formula="of:=IF([.AA34]&gt;0;[.$B34]&amp;&quot;,&quot;&amp;[.AA$2]&amp;&quot;,&quot;&amp;[.AA34];&quot;&quot;)">
            <text:p/>
          </table:table-cell>
          <table:table-cell table:formula="of:=IF([.AB34]&gt;0;[.$B34]&amp;&quot;,&quot;&amp;[.AB$2]&amp;&quot;,&quot;&amp;[.AB34];&quot;&quot;)">
            <text:p/>
          </table:table-cell>
          <table:table-cell table:formula="of:=IF([.AC34]&gt;0;[.$B34]&amp;&quot;,&quot;&amp;[.AC$2]&amp;&quot;,&quot;&amp;[.AC34];&quot;&quot;)">
            <text:p/>
          </table:table-cell>
          <table:table-cell table:formula="of:=IF([.AD34]&gt;0;[.$B34]&amp;&quot;,&quot;&amp;[.AD$2]&amp;&quot;,&quot;&amp;[.AD34];&quot;&quot;)">
            <text:p/>
          </table:table-cell>
          <table:table-cell table:formula="of:=IF([.AE34]&gt;0;[.$B34]&amp;&quot;,&quot;&amp;[.AE$2]&amp;&quot;,&quot;&amp;[.AE34];&quot;&quot;)">
            <text:p/>
          </table:table-cell>
          <table:table-cell table:formula="of:=IF([.AF34]&gt;0;[.$B34]&amp;&quot;,&quot;&amp;[.AF$2]&amp;&quot;,&quot;&amp;[.AF34];&quot;&quot;)">
            <text:p/>
          </table:table-cell>
          <table:table-cell table:formula="of:=IF([.AG34]&gt;0;[.$B34]&amp;&quot;,&quot;&amp;[.AG$2]&amp;&quot;,&quot;&amp;[.AG34];&quot;&quot;)">
            <text:p/>
          </table:table-cell>
          <table:table-cell table:formula="of:=IF([.AH34]&gt;0;[.$B34]&amp;&quot;,&quot;&amp;[.AH$2]&amp;&quot;,&quot;&amp;[.AH34];&quot;&quot;)" office:value-type="string" office:string-value="31,32,1">
            <text:p>31,32,1</text:p>
          </table:table-cell>
          <table:table-cell table:formula="of:=IF([.AI34]&gt;0;[.$B34]&amp;&quot;,&quot;&amp;[.AI$2]&amp;&quot;,&quot;&amp;[.AI34];&quot;&quot;)">
            <text:p/>
          </table:table-cell>
          <table:table-cell table:formula="of:=IF([.AJ34]&gt;0;[.$B34]&amp;&quot;,&quot;&amp;[.AJ$2]&amp;&quot;,&quot;&amp;[.AJ34];&quot;&quot;)">
            <text:p/>
          </table:table-cell>
          <table:table-cell table:formula="of:=IF([.AK34]&gt;0;[.$B34]&amp;&quot;,&quot;&amp;[.AK$2]&amp;&quot;,&quot;&amp;[.AK34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table:number-columns-repeated="31"/>
          <table:table-cell office:value-type="float" office:value="0">
            <text:p>0</text:p>
          </table:table-cell>
          <table:table-cell table:number-columns-repeated="3"/>
          <table:table-cell/>
          <table:table-cell table:formula="of:=IF([.C35]&gt;0;[.$B35]&amp;&quot;,&quot;&amp;[.C$2]&amp;&quot;,&quot;&amp;[.C35];&quot;&quot;)">
            <text:p/>
          </table:table-cell>
          <table:table-cell table:formula="of:=IF([.D35]&gt;0;[.$B35]&amp;&quot;,&quot;&amp;[.D$2]&amp;&quot;,&quot;&amp;[.D35];&quot;&quot;)">
            <text:p/>
          </table:table-cell>
          <table:table-cell table:formula="of:=IF([.E35]&gt;0;[.$B35]&amp;&quot;,&quot;&amp;[.E$2]&amp;&quot;,&quot;&amp;[.E35];&quot;&quot;)">
            <text:p/>
          </table:table-cell>
          <table:table-cell table:formula="of:=IF([.F35]&gt;0;[.$B35]&amp;&quot;,&quot;&amp;[.F$2]&amp;&quot;,&quot;&amp;[.F35];&quot;&quot;)">
            <text:p/>
          </table:table-cell>
          <table:table-cell table:formula="of:=IF([.G35]&gt;0;[.$B35]&amp;&quot;,&quot;&amp;[.G$2]&amp;&quot;,&quot;&amp;[.G35];&quot;&quot;)">
            <text:p/>
          </table:table-cell>
          <table:table-cell table:formula="of:=IF([.H35]&gt;0;[.$B35]&amp;&quot;,&quot;&amp;[.H$2]&amp;&quot;,&quot;&amp;[.H35];&quot;&quot;)">
            <text:p/>
          </table:table-cell>
          <table:table-cell table:formula="of:=IF([.I35]&gt;0;[.$B35]&amp;&quot;,&quot;&amp;[.I$2]&amp;&quot;,&quot;&amp;[.I35];&quot;&quot;)">
            <text:p/>
          </table:table-cell>
          <table:table-cell table:formula="of:=IF([.J35]&gt;0;[.$B35]&amp;&quot;,&quot;&amp;[.J$2]&amp;&quot;,&quot;&amp;[.J35];&quot;&quot;)">
            <text:p/>
          </table:table-cell>
          <table:table-cell table:formula="of:=IF([.K35]&gt;0;[.$B35]&amp;&quot;,&quot;&amp;[.K$2]&amp;&quot;,&quot;&amp;[.K35];&quot;&quot;)">
            <text:p/>
          </table:table-cell>
          <table:table-cell table:formula="of:=IF([.L35]&gt;0;[.$B35]&amp;&quot;,&quot;&amp;[.L$2]&amp;&quot;,&quot;&amp;[.L35];&quot;&quot;)">
            <text:p/>
          </table:table-cell>
          <table:table-cell table:formula="of:=IF([.M35]&gt;0;[.$B35]&amp;&quot;,&quot;&amp;[.M$2]&amp;&quot;,&quot;&amp;[.M35];&quot;&quot;)">
            <text:p/>
          </table:table-cell>
          <table:table-cell table:formula="of:=IF([.N35]&gt;0;[.$B35]&amp;&quot;,&quot;&amp;[.N$2]&amp;&quot;,&quot;&amp;[.N35];&quot;&quot;)">
            <text:p/>
          </table:table-cell>
          <table:table-cell table:formula="of:=IF([.O35]&gt;0;[.$B35]&amp;&quot;,&quot;&amp;[.O$2]&amp;&quot;,&quot;&amp;[.O35];&quot;&quot;)">
            <text:p/>
          </table:table-cell>
          <table:table-cell table:formula="of:=IF([.P35]&gt;0;[.$B35]&amp;&quot;,&quot;&amp;[.P$2]&amp;&quot;,&quot;&amp;[.P35];&quot;&quot;)">
            <text:p/>
          </table:table-cell>
          <table:table-cell table:formula="of:=IF([.Q35]&gt;0;[.$B35]&amp;&quot;,&quot;&amp;[.Q$2]&amp;&quot;,&quot;&amp;[.Q35];&quot;&quot;)">
            <text:p/>
          </table:table-cell>
          <table:table-cell table:formula="of:=IF([.R35]&gt;0;[.$B35]&amp;&quot;,&quot;&amp;[.R$2]&amp;&quot;,&quot;&amp;[.R35];&quot;&quot;)">
            <text:p/>
          </table:table-cell>
          <table:table-cell table:formula="of:=IF([.S35]&gt;0;[.$B35]&amp;&quot;,&quot;&amp;[.S$2]&amp;&quot;,&quot;&amp;[.S35];&quot;&quot;)">
            <text:p/>
          </table:table-cell>
          <table:table-cell table:formula="of:=IF([.T35]&gt;0;[.$B35]&amp;&quot;,&quot;&amp;[.T$2]&amp;&quot;,&quot;&amp;[.T35];&quot;&quot;)">
            <text:p/>
          </table:table-cell>
          <table:table-cell table:formula="of:=IF([.U35]&gt;0;[.$B35]&amp;&quot;,&quot;&amp;[.U$2]&amp;&quot;,&quot;&amp;[.U35];&quot;&quot;)">
            <text:p/>
          </table:table-cell>
          <table:table-cell table:formula="of:=IF([.V35]&gt;0;[.$B35]&amp;&quot;,&quot;&amp;[.V$2]&amp;&quot;,&quot;&amp;[.V35];&quot;&quot;)">
            <text:p/>
          </table:table-cell>
          <table:table-cell table:formula="of:=IF([.W35]&gt;0;[.$B35]&amp;&quot;,&quot;&amp;[.W$2]&amp;&quot;,&quot;&amp;[.W35];&quot;&quot;)">
            <text:p/>
          </table:table-cell>
          <table:table-cell table:formula="of:=IF([.X35]&gt;0;[.$B35]&amp;&quot;,&quot;&amp;[.X$2]&amp;&quot;,&quot;&amp;[.X35];&quot;&quot;)">
            <text:p/>
          </table:table-cell>
          <table:table-cell table:formula="of:=IF([.Y35]&gt;0;[.$B35]&amp;&quot;,&quot;&amp;[.Y$2]&amp;&quot;,&quot;&amp;[.Y35];&quot;&quot;)">
            <text:p/>
          </table:table-cell>
          <table:table-cell table:formula="of:=IF([.Z35]&gt;0;[.$B35]&amp;&quot;,&quot;&amp;[.Z$2]&amp;&quot;,&quot;&amp;[.Z35];&quot;&quot;)">
            <text:p/>
          </table:table-cell>
          <table:table-cell table:formula="of:=IF([.AA35]&gt;0;[.$B35]&amp;&quot;,&quot;&amp;[.AA$2]&amp;&quot;,&quot;&amp;[.AA35];&quot;&quot;)">
            <text:p/>
          </table:table-cell>
          <table:table-cell table:formula="of:=IF([.AB35]&gt;0;[.$B35]&amp;&quot;,&quot;&amp;[.AB$2]&amp;&quot;,&quot;&amp;[.AB35];&quot;&quot;)">
            <text:p/>
          </table:table-cell>
          <table:table-cell table:formula="of:=IF([.AC35]&gt;0;[.$B35]&amp;&quot;,&quot;&amp;[.AC$2]&amp;&quot;,&quot;&amp;[.AC35];&quot;&quot;)">
            <text:p/>
          </table:table-cell>
          <table:table-cell table:formula="of:=IF([.AD35]&gt;0;[.$B35]&amp;&quot;,&quot;&amp;[.AD$2]&amp;&quot;,&quot;&amp;[.AD35];&quot;&quot;)">
            <text:p/>
          </table:table-cell>
          <table:table-cell table:formula="of:=IF([.AE35]&gt;0;[.$B35]&amp;&quot;,&quot;&amp;[.AE$2]&amp;&quot;,&quot;&amp;[.AE35];&quot;&quot;)">
            <text:p/>
          </table:table-cell>
          <table:table-cell table:formula="of:=IF([.AF35]&gt;0;[.$B35]&amp;&quot;,&quot;&amp;[.AF$2]&amp;&quot;,&quot;&amp;[.AF35];&quot;&quot;)">
            <text:p/>
          </table:table-cell>
          <table:table-cell table:formula="of:=IF([.AG35]&gt;0;[.$B35]&amp;&quot;,&quot;&amp;[.AG$2]&amp;&quot;,&quot;&amp;[.AG35];&quot;&quot;)">
            <text:p/>
          </table:table-cell>
          <table:table-cell table:formula="of:=IF([.AH35]&gt;0;[.$B35]&amp;&quot;,&quot;&amp;[.AH$2]&amp;&quot;,&quot;&amp;[.AH35];&quot;&quot;)">
            <text:p/>
          </table:table-cell>
          <table:table-cell table:formula="of:=IF([.AI35]&gt;0;[.$B35]&amp;&quot;,&quot;&amp;[.AI$2]&amp;&quot;,&quot;&amp;[.AI35];&quot;&quot;)">
            <text:p/>
          </table:table-cell>
          <table:table-cell table:formula="of:=IF([.AJ35]&gt;0;[.$B35]&amp;&quot;,&quot;&amp;[.AJ$2]&amp;&quot;,&quot;&amp;[.AJ35];&quot;&quot;)">
            <text:p/>
          </table:table-cell>
          <table:table-cell table:formula="of:=IF([.AK35]&gt;0;[.$B35]&amp;&quot;,&quot;&amp;[.AK$2]&amp;&quot;,&quot;&amp;[.AK35];&quot;&quot;)">
            <text:p/>
          </table:table-cell>
          <table:table-cell table:number-columns-repeated="9"/>
        </table:table-row>
        <table:table-row table:style-name="ro2"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table:number-columns-repeated="32"/>
          <table:table-cell office:value-type="float" office:value="0">
            <text:p>0</text:p>
          </table:table-cell>
          <table:table-cell table:number-columns-repeated="2"/>
          <table:table-cell/>
          <table:table-cell table:formula="of:=IF([.C36]&gt;0;[.$B36]&amp;&quot;,&quot;&amp;[.C$2]&amp;&quot;,&quot;&amp;[.C36];&quot;&quot;)">
            <text:p/>
          </table:table-cell>
          <table:table-cell table:formula="of:=IF([.D36]&gt;0;[.$B36]&amp;&quot;,&quot;&amp;[.D$2]&amp;&quot;,&quot;&amp;[.D36];&quot;&quot;)">
            <text:p/>
          </table:table-cell>
          <table:table-cell table:formula="of:=IF([.E36]&gt;0;[.$B36]&amp;&quot;,&quot;&amp;[.E$2]&amp;&quot;,&quot;&amp;[.E36];&quot;&quot;)">
            <text:p/>
          </table:table-cell>
          <table:table-cell table:formula="of:=IF([.F36]&gt;0;[.$B36]&amp;&quot;,&quot;&amp;[.F$2]&amp;&quot;,&quot;&amp;[.F36];&quot;&quot;)">
            <text:p/>
          </table:table-cell>
          <table:table-cell table:formula="of:=IF([.G36]&gt;0;[.$B36]&amp;&quot;,&quot;&amp;[.G$2]&amp;&quot;,&quot;&amp;[.G36];&quot;&quot;)">
            <text:p/>
          </table:table-cell>
          <table:table-cell table:formula="of:=IF([.H36]&gt;0;[.$B36]&amp;&quot;,&quot;&amp;[.H$2]&amp;&quot;,&quot;&amp;[.H36];&quot;&quot;)">
            <text:p/>
          </table:table-cell>
          <table:table-cell table:formula="of:=IF([.I36]&gt;0;[.$B36]&amp;&quot;,&quot;&amp;[.I$2]&amp;&quot;,&quot;&amp;[.I36];&quot;&quot;)">
            <text:p/>
          </table:table-cell>
          <table:table-cell table:formula="of:=IF([.J36]&gt;0;[.$B36]&amp;&quot;,&quot;&amp;[.J$2]&amp;&quot;,&quot;&amp;[.J36];&quot;&quot;)">
            <text:p/>
          </table:table-cell>
          <table:table-cell table:formula="of:=IF([.K36]&gt;0;[.$B36]&amp;&quot;,&quot;&amp;[.K$2]&amp;&quot;,&quot;&amp;[.K36];&quot;&quot;)">
            <text:p/>
          </table:table-cell>
          <table:table-cell table:formula="of:=IF([.L36]&gt;0;[.$B36]&amp;&quot;,&quot;&amp;[.L$2]&amp;&quot;,&quot;&amp;[.L36];&quot;&quot;)">
            <text:p/>
          </table:table-cell>
          <table:table-cell table:formula="of:=IF([.M36]&gt;0;[.$B36]&amp;&quot;,&quot;&amp;[.M$2]&amp;&quot;,&quot;&amp;[.M36];&quot;&quot;)">
            <text:p/>
          </table:table-cell>
          <table:table-cell table:formula="of:=IF([.N36]&gt;0;[.$B36]&amp;&quot;,&quot;&amp;[.N$2]&amp;&quot;,&quot;&amp;[.N36];&quot;&quot;)">
            <text:p/>
          </table:table-cell>
          <table:table-cell table:formula="of:=IF([.O36]&gt;0;[.$B36]&amp;&quot;,&quot;&amp;[.O$2]&amp;&quot;,&quot;&amp;[.O36];&quot;&quot;)">
            <text:p/>
          </table:table-cell>
          <table:table-cell table:formula="of:=IF([.P36]&gt;0;[.$B36]&amp;&quot;,&quot;&amp;[.P$2]&amp;&quot;,&quot;&amp;[.P36];&quot;&quot;)">
            <text:p/>
          </table:table-cell>
          <table:table-cell table:formula="of:=IF([.Q36]&gt;0;[.$B36]&amp;&quot;,&quot;&amp;[.Q$2]&amp;&quot;,&quot;&amp;[.Q36];&quot;&quot;)">
            <text:p/>
          </table:table-cell>
          <table:table-cell table:formula="of:=IF([.R36]&gt;0;[.$B36]&amp;&quot;,&quot;&amp;[.R$2]&amp;&quot;,&quot;&amp;[.R36];&quot;&quot;)">
            <text:p/>
          </table:table-cell>
          <table:table-cell table:formula="of:=IF([.S36]&gt;0;[.$B36]&amp;&quot;,&quot;&amp;[.S$2]&amp;&quot;,&quot;&amp;[.S36];&quot;&quot;)">
            <text:p/>
          </table:table-cell>
          <table:table-cell table:formula="of:=IF([.T36]&gt;0;[.$B36]&amp;&quot;,&quot;&amp;[.T$2]&amp;&quot;,&quot;&amp;[.T36];&quot;&quot;)">
            <text:p/>
          </table:table-cell>
          <table:table-cell table:formula="of:=IF([.U36]&gt;0;[.$B36]&amp;&quot;,&quot;&amp;[.U$2]&amp;&quot;,&quot;&amp;[.U36];&quot;&quot;)">
            <text:p/>
          </table:table-cell>
          <table:table-cell table:formula="of:=IF([.V36]&gt;0;[.$B36]&amp;&quot;,&quot;&amp;[.V$2]&amp;&quot;,&quot;&amp;[.V36];&quot;&quot;)">
            <text:p/>
          </table:table-cell>
          <table:table-cell table:formula="of:=IF([.W36]&gt;0;[.$B36]&amp;&quot;,&quot;&amp;[.W$2]&amp;&quot;,&quot;&amp;[.W36];&quot;&quot;)">
            <text:p/>
          </table:table-cell>
          <table:table-cell table:formula="of:=IF([.X36]&gt;0;[.$B36]&amp;&quot;,&quot;&amp;[.X$2]&amp;&quot;,&quot;&amp;[.X36];&quot;&quot;)">
            <text:p/>
          </table:table-cell>
          <table:table-cell table:formula="of:=IF([.Y36]&gt;0;[.$B36]&amp;&quot;,&quot;&amp;[.Y$2]&amp;&quot;,&quot;&amp;[.Y36];&quot;&quot;)">
            <text:p/>
          </table:table-cell>
          <table:table-cell table:formula="of:=IF([.Z36]&gt;0;[.$B36]&amp;&quot;,&quot;&amp;[.Z$2]&amp;&quot;,&quot;&amp;[.Z36];&quot;&quot;)">
            <text:p/>
          </table:table-cell>
          <table:table-cell table:formula="of:=IF([.AA36]&gt;0;[.$B36]&amp;&quot;,&quot;&amp;[.AA$2]&amp;&quot;,&quot;&amp;[.AA36];&quot;&quot;)">
            <text:p/>
          </table:table-cell>
          <table:table-cell table:formula="of:=IF([.AB36]&gt;0;[.$B36]&amp;&quot;,&quot;&amp;[.AB$2]&amp;&quot;,&quot;&amp;[.AB36];&quot;&quot;)">
            <text:p/>
          </table:table-cell>
          <table:table-cell table:formula="of:=IF([.AC36]&gt;0;[.$B36]&amp;&quot;,&quot;&amp;[.AC$2]&amp;&quot;,&quot;&amp;[.AC36];&quot;&quot;)">
            <text:p/>
          </table:table-cell>
          <table:table-cell table:formula="of:=IF([.AD36]&gt;0;[.$B36]&amp;&quot;,&quot;&amp;[.AD$2]&amp;&quot;,&quot;&amp;[.AD36];&quot;&quot;)">
            <text:p/>
          </table:table-cell>
          <table:table-cell table:formula="of:=IF([.AE36]&gt;0;[.$B36]&amp;&quot;,&quot;&amp;[.AE$2]&amp;&quot;,&quot;&amp;[.AE36];&quot;&quot;)">
            <text:p/>
          </table:table-cell>
          <table:table-cell table:formula="of:=IF([.AF36]&gt;0;[.$B36]&amp;&quot;,&quot;&amp;[.AF$2]&amp;&quot;,&quot;&amp;[.AF36];&quot;&quot;)">
            <text:p/>
          </table:table-cell>
          <table:table-cell table:formula="of:=IF([.AG36]&gt;0;[.$B36]&amp;&quot;,&quot;&amp;[.AG$2]&amp;&quot;,&quot;&amp;[.AG36];&quot;&quot;)">
            <text:p/>
          </table:table-cell>
          <table:table-cell table:formula="of:=IF([.AH36]&gt;0;[.$B36]&amp;&quot;,&quot;&amp;[.AH$2]&amp;&quot;,&quot;&amp;[.AH36];&quot;&quot;)">
            <text:p/>
          </table:table-cell>
          <table:table-cell table:formula="of:=IF([.AI36]&gt;0;[.$B36]&amp;&quot;,&quot;&amp;[.AI$2]&amp;&quot;,&quot;&amp;[.AI36];&quot;&quot;)">
            <text:p/>
          </table:table-cell>
          <table:table-cell table:formula="of:=IF([.AJ36]&gt;0;[.$B36]&amp;&quot;,&quot;&amp;[.AJ$2]&amp;&quot;,&quot;&amp;[.AJ36];&quot;&quot;)">
            <text:p/>
          </table:table-cell>
          <table:table-cell table:formula="of:=IF([.AK36]&gt;0;[.$B36]&amp;&quot;,&quot;&amp;[.AK$2]&amp;&quot;,&quot;&amp;[.AK36];&quot;&quot;)">
            <text:p/>
          </table:table-cell>
          <table:table-cell table:number-columns-repeated="9"/>
        </table:table-row>
        <table:table-row table:style-name="ro4">
          <table:table-cell table:style-name="ce2" office:value-type="string">
            <text:p>dot</text:p>
          </table:table-cell>
          <table:table-cell office:value-type="float" office:value="34">
            <text:p>34</text:p>
          </table:table-cell>
          <table:table-cell table:number-columns-repeated="33"/>
          <table:table-cell office:value-type="float" office:value="0">
            <text:p>0</text:p>
          </table:table-cell>
          <table:table-cell/>
          <table:table-cell/>
          <table:table-cell table:formula="of:=IF([.C37]&gt;0;[.$B37]&amp;&quot;,&quot;&amp;[.C$2]&amp;&quot;,&quot;&amp;[.C37];&quot;&quot;)">
            <text:p/>
          </table:table-cell>
          <table:table-cell table:formula="of:=IF([.D37]&gt;0;[.$B37]&amp;&quot;,&quot;&amp;[.D$2]&amp;&quot;,&quot;&amp;[.D37];&quot;&quot;)">
            <text:p/>
          </table:table-cell>
          <table:table-cell table:formula="of:=IF([.E37]&gt;0;[.$B37]&amp;&quot;,&quot;&amp;[.E$2]&amp;&quot;,&quot;&amp;[.E37];&quot;&quot;)">
            <text:p/>
          </table:table-cell>
          <table:table-cell table:formula="of:=IF([.F37]&gt;0;[.$B37]&amp;&quot;,&quot;&amp;[.F$2]&amp;&quot;,&quot;&amp;[.F37];&quot;&quot;)">
            <text:p/>
          </table:table-cell>
          <table:table-cell table:formula="of:=IF([.G37]&gt;0;[.$B37]&amp;&quot;,&quot;&amp;[.G$2]&amp;&quot;,&quot;&amp;[.G37];&quot;&quot;)">
            <text:p/>
          </table:table-cell>
          <table:table-cell table:formula="of:=IF([.H37]&gt;0;[.$B37]&amp;&quot;,&quot;&amp;[.H$2]&amp;&quot;,&quot;&amp;[.H37];&quot;&quot;)">
            <text:p/>
          </table:table-cell>
          <table:table-cell table:formula="of:=IF([.I37]&gt;0;[.$B37]&amp;&quot;,&quot;&amp;[.I$2]&amp;&quot;,&quot;&amp;[.I37];&quot;&quot;)">
            <text:p/>
          </table:table-cell>
          <table:table-cell table:formula="of:=IF([.J37]&gt;0;[.$B37]&amp;&quot;,&quot;&amp;[.J$2]&amp;&quot;,&quot;&amp;[.J37];&quot;&quot;)">
            <text:p/>
          </table:table-cell>
          <table:table-cell table:formula="of:=IF([.K37]&gt;0;[.$B37]&amp;&quot;,&quot;&amp;[.K$2]&amp;&quot;,&quot;&amp;[.K37];&quot;&quot;)">
            <text:p/>
          </table:table-cell>
          <table:table-cell table:formula="of:=IF([.L37]&gt;0;[.$B37]&amp;&quot;,&quot;&amp;[.L$2]&amp;&quot;,&quot;&amp;[.L37];&quot;&quot;)">
            <text:p/>
          </table:table-cell>
          <table:table-cell table:formula="of:=IF([.M37]&gt;0;[.$B37]&amp;&quot;,&quot;&amp;[.M$2]&amp;&quot;,&quot;&amp;[.M37];&quot;&quot;)">
            <text:p/>
          </table:table-cell>
          <table:table-cell table:formula="of:=IF([.N37]&gt;0;[.$B37]&amp;&quot;,&quot;&amp;[.N$2]&amp;&quot;,&quot;&amp;[.N37];&quot;&quot;)">
            <text:p/>
          </table:table-cell>
          <table:table-cell table:formula="of:=IF([.O37]&gt;0;[.$B37]&amp;&quot;,&quot;&amp;[.O$2]&amp;&quot;,&quot;&amp;[.O37];&quot;&quot;)">
            <text:p/>
          </table:table-cell>
          <table:table-cell table:formula="of:=IF([.P37]&gt;0;[.$B37]&amp;&quot;,&quot;&amp;[.P$2]&amp;&quot;,&quot;&amp;[.P37];&quot;&quot;)">
            <text:p/>
          </table:table-cell>
          <table:table-cell table:formula="of:=IF([.Q37]&gt;0;[.$B37]&amp;&quot;,&quot;&amp;[.Q$2]&amp;&quot;,&quot;&amp;[.Q37];&quot;&quot;)">
            <text:p/>
          </table:table-cell>
          <table:table-cell table:formula="of:=IF([.R37]&gt;0;[.$B37]&amp;&quot;,&quot;&amp;[.R$2]&amp;&quot;,&quot;&amp;[.R37];&quot;&quot;)">
            <text:p/>
          </table:table-cell>
          <table:table-cell table:formula="of:=IF([.S37]&gt;0;[.$B37]&amp;&quot;,&quot;&amp;[.S$2]&amp;&quot;,&quot;&amp;[.S37];&quot;&quot;)">
            <text:p/>
          </table:table-cell>
          <table:table-cell table:formula="of:=IF([.T37]&gt;0;[.$B37]&amp;&quot;,&quot;&amp;[.T$2]&amp;&quot;,&quot;&amp;[.T37];&quot;&quot;)">
            <text:p/>
          </table:table-cell>
          <table:table-cell table:formula="of:=IF([.U37]&gt;0;[.$B37]&amp;&quot;,&quot;&amp;[.U$2]&amp;&quot;,&quot;&amp;[.U37];&quot;&quot;)">
            <text:p/>
          </table:table-cell>
          <table:table-cell table:formula="of:=IF([.V37]&gt;0;[.$B37]&amp;&quot;,&quot;&amp;[.V$2]&amp;&quot;,&quot;&amp;[.V37];&quot;&quot;)">
            <text:p/>
          </table:table-cell>
          <table:table-cell table:formula="of:=IF([.W37]&gt;0;[.$B37]&amp;&quot;,&quot;&amp;[.W$2]&amp;&quot;,&quot;&amp;[.W37];&quot;&quot;)">
            <text:p/>
          </table:table-cell>
          <table:table-cell table:formula="of:=IF([.X37]&gt;0;[.$B37]&amp;&quot;,&quot;&amp;[.X$2]&amp;&quot;,&quot;&amp;[.X37];&quot;&quot;)">
            <text:p/>
          </table:table-cell>
          <table:table-cell table:formula="of:=IF([.Y37]&gt;0;[.$B37]&amp;&quot;,&quot;&amp;[.Y$2]&amp;&quot;,&quot;&amp;[.Y37];&quot;&quot;)">
            <text:p/>
          </table:table-cell>
          <table:table-cell table:formula="of:=IF([.Z37]&gt;0;[.$B37]&amp;&quot;,&quot;&amp;[.Z$2]&amp;&quot;,&quot;&amp;[.Z37];&quot;&quot;)">
            <text:p/>
          </table:table-cell>
          <table:table-cell table:formula="of:=IF([.AA37]&gt;0;[.$B37]&amp;&quot;,&quot;&amp;[.AA$2]&amp;&quot;,&quot;&amp;[.AA37];&quot;&quot;)">
            <text:p/>
          </table:table-cell>
          <table:table-cell table:formula="of:=IF([.AB37]&gt;0;[.$B37]&amp;&quot;,&quot;&amp;[.AB$2]&amp;&quot;,&quot;&amp;[.AB37];&quot;&quot;)">
            <text:p/>
          </table:table-cell>
          <table:table-cell table:formula="of:=IF([.AC37]&gt;0;[.$B37]&amp;&quot;,&quot;&amp;[.AC$2]&amp;&quot;,&quot;&amp;[.AC37];&quot;&quot;)">
            <text:p/>
          </table:table-cell>
          <table:table-cell table:formula="of:=IF([.AD37]&gt;0;[.$B37]&amp;&quot;,&quot;&amp;[.AD$2]&amp;&quot;,&quot;&amp;[.AD37];&quot;&quot;)">
            <text:p/>
          </table:table-cell>
          <table:table-cell table:formula="of:=IF([.AE37]&gt;0;[.$B37]&amp;&quot;,&quot;&amp;[.AE$2]&amp;&quot;,&quot;&amp;[.AE37];&quot;&quot;)">
            <text:p/>
          </table:table-cell>
          <table:table-cell table:formula="of:=IF([.AF37]&gt;0;[.$B37]&amp;&quot;,&quot;&amp;[.AF$2]&amp;&quot;,&quot;&amp;[.AF37];&quot;&quot;)">
            <text:p/>
          </table:table-cell>
          <table:table-cell table:formula="of:=IF([.AG37]&gt;0;[.$B37]&amp;&quot;,&quot;&amp;[.AG$2]&amp;&quot;,&quot;&amp;[.AG37];&quot;&quot;)">
            <text:p/>
          </table:table-cell>
          <table:table-cell table:formula="of:=IF([.AH37]&gt;0;[.$B37]&amp;&quot;,&quot;&amp;[.AH$2]&amp;&quot;,&quot;&amp;[.AH37];&quot;&quot;)">
            <text:p/>
          </table:table-cell>
          <table:table-cell table:formula="of:=IF([.AI37]&gt;0;[.$B37]&amp;&quot;,&quot;&amp;[.AI$2]&amp;&quot;,&quot;&amp;[.AI37];&quot;&quot;)">
            <text:p/>
          </table:table-cell>
          <table:table-cell table:formula="of:=IF([.AJ37]&gt;0;[.$B37]&amp;&quot;,&quot;&amp;[.AJ$2]&amp;&quot;,&quot;&amp;[.AJ37];&quot;&quot;)">
            <text:p/>
          </table:table-cell>
          <table:table-cell table:formula="of:=IF([.AK37]&gt;0;[.$B37]&amp;&quot;,&quot;&amp;[.AK$2]&amp;&quot;,&quot;&amp;[.AK37];&quot;&quot;)">
            <text:p/>
          </table:table-cell>
          <table:table-cell table:number-columns-repeated="9"/>
        </table:table-row>
        <table:table-row table:style-name="ro4">
          <table:table-cell table:style-name="ce2" office:value-type="string">
            <text:p>minus</text:p>
          </table:table-cell>
          <table:table-cell office:value-type="float" office:value="35">
            <text:p>35</text:p>
          </table:table-cell>
          <table:table-cell table:number-columns-repeated="34"/>
          <table:table-cell office:value-type="float" office:value="0">
            <text:p>0</text:p>
          </table:table-cell>
          <table:table-cell/>
          <table:table-cell table:formula="of:=IF([.C38]&gt;0;[.$B38]&amp;&quot;,&quot;&amp;[.C$2]&amp;&quot;,&quot;&amp;[.C38];&quot;&quot;)">
            <text:p/>
          </table:table-cell>
          <table:table-cell table:formula="of:=IF([.D38]&gt;0;[.$B38]&amp;&quot;,&quot;&amp;[.D$2]&amp;&quot;,&quot;&amp;[.D38];&quot;&quot;)">
            <text:p/>
          </table:table-cell>
          <table:table-cell table:formula="of:=IF([.E38]&gt;0;[.$B38]&amp;&quot;,&quot;&amp;[.E$2]&amp;&quot;,&quot;&amp;[.E38];&quot;&quot;)">
            <text:p/>
          </table:table-cell>
          <table:table-cell table:formula="of:=IF([.F38]&gt;0;[.$B38]&amp;&quot;,&quot;&amp;[.F$2]&amp;&quot;,&quot;&amp;[.F38];&quot;&quot;)">
            <text:p/>
          </table:table-cell>
          <table:table-cell table:formula="of:=IF([.G38]&gt;0;[.$B38]&amp;&quot;,&quot;&amp;[.G$2]&amp;&quot;,&quot;&amp;[.G38];&quot;&quot;)">
            <text:p/>
          </table:table-cell>
          <table:table-cell table:formula="of:=IF([.H38]&gt;0;[.$B38]&amp;&quot;,&quot;&amp;[.H$2]&amp;&quot;,&quot;&amp;[.H38];&quot;&quot;)">
            <text:p/>
          </table:table-cell>
          <table:table-cell table:formula="of:=IF([.I38]&gt;0;[.$B38]&amp;&quot;,&quot;&amp;[.I$2]&amp;&quot;,&quot;&amp;[.I38];&quot;&quot;)">
            <text:p/>
          </table:table-cell>
          <table:table-cell table:formula="of:=IF([.J38]&gt;0;[.$B38]&amp;&quot;,&quot;&amp;[.J$2]&amp;&quot;,&quot;&amp;[.J38];&quot;&quot;)">
            <text:p/>
          </table:table-cell>
          <table:table-cell table:formula="of:=IF([.K38]&gt;0;[.$B38]&amp;&quot;,&quot;&amp;[.K$2]&amp;&quot;,&quot;&amp;[.K38];&quot;&quot;)">
            <text:p/>
          </table:table-cell>
          <table:table-cell table:formula="of:=IF([.L38]&gt;0;[.$B38]&amp;&quot;,&quot;&amp;[.L$2]&amp;&quot;,&quot;&amp;[.L38];&quot;&quot;)">
            <text:p/>
          </table:table-cell>
          <table:table-cell table:formula="of:=IF([.M38]&gt;0;[.$B38]&amp;&quot;,&quot;&amp;[.M$2]&amp;&quot;,&quot;&amp;[.M38];&quot;&quot;)">
            <text:p/>
          </table:table-cell>
          <table:table-cell table:formula="of:=IF([.N38]&gt;0;[.$B38]&amp;&quot;,&quot;&amp;[.N$2]&amp;&quot;,&quot;&amp;[.N38];&quot;&quot;)">
            <text:p/>
          </table:table-cell>
          <table:table-cell table:formula="of:=IF([.O38]&gt;0;[.$B38]&amp;&quot;,&quot;&amp;[.O$2]&amp;&quot;,&quot;&amp;[.O38];&quot;&quot;)">
            <text:p/>
          </table:table-cell>
          <table:table-cell table:formula="of:=IF([.P38]&gt;0;[.$B38]&amp;&quot;,&quot;&amp;[.P$2]&amp;&quot;,&quot;&amp;[.P38];&quot;&quot;)">
            <text:p/>
          </table:table-cell>
          <table:table-cell table:formula="of:=IF([.Q38]&gt;0;[.$B38]&amp;&quot;,&quot;&amp;[.Q$2]&amp;&quot;,&quot;&amp;[.Q38];&quot;&quot;)">
            <text:p/>
          </table:table-cell>
          <table:table-cell table:formula="of:=IF([.R38]&gt;0;[.$B38]&amp;&quot;,&quot;&amp;[.R$2]&amp;&quot;,&quot;&amp;[.R38];&quot;&quot;)">
            <text:p/>
          </table:table-cell>
          <table:table-cell table:formula="of:=IF([.S38]&gt;0;[.$B38]&amp;&quot;,&quot;&amp;[.S$2]&amp;&quot;,&quot;&amp;[.S38];&quot;&quot;)">
            <text:p/>
          </table:table-cell>
          <table:table-cell table:formula="of:=IF([.T38]&gt;0;[.$B38]&amp;&quot;,&quot;&amp;[.T$2]&amp;&quot;,&quot;&amp;[.T38];&quot;&quot;)">
            <text:p/>
          </table:table-cell>
          <table:table-cell table:formula="of:=IF([.U38]&gt;0;[.$B38]&amp;&quot;,&quot;&amp;[.U$2]&amp;&quot;,&quot;&amp;[.U38];&quot;&quot;)">
            <text:p/>
          </table:table-cell>
          <table:table-cell table:formula="of:=IF([.V38]&gt;0;[.$B38]&amp;&quot;,&quot;&amp;[.V$2]&amp;&quot;,&quot;&amp;[.V38];&quot;&quot;)">
            <text:p/>
          </table:table-cell>
          <table:table-cell table:formula="of:=IF([.W38]&gt;0;[.$B38]&amp;&quot;,&quot;&amp;[.W$2]&amp;&quot;,&quot;&amp;[.W38];&quot;&quot;)">
            <text:p/>
          </table:table-cell>
          <table:table-cell table:formula="of:=IF([.X38]&gt;0;[.$B38]&amp;&quot;,&quot;&amp;[.X$2]&amp;&quot;,&quot;&amp;[.X38];&quot;&quot;)">
            <text:p/>
          </table:table-cell>
          <table:table-cell table:formula="of:=IF([.Y38]&gt;0;[.$B38]&amp;&quot;,&quot;&amp;[.Y$2]&amp;&quot;,&quot;&amp;[.Y38];&quot;&quot;)">
            <text:p/>
          </table:table-cell>
          <table:table-cell table:formula="of:=IF([.Z38]&gt;0;[.$B38]&amp;&quot;,&quot;&amp;[.Z$2]&amp;&quot;,&quot;&amp;[.Z38];&quot;&quot;)">
            <text:p/>
          </table:table-cell>
          <table:table-cell table:formula="of:=IF([.AA38]&gt;0;[.$B38]&amp;&quot;,&quot;&amp;[.AA$2]&amp;&quot;,&quot;&amp;[.AA38];&quot;&quot;)">
            <text:p/>
          </table:table-cell>
          <table:table-cell table:formula="of:=IF([.AB38]&gt;0;[.$B38]&amp;&quot;,&quot;&amp;[.AB$2]&amp;&quot;,&quot;&amp;[.AB38];&quot;&quot;)">
            <text:p/>
          </table:table-cell>
          <table:table-cell table:formula="of:=IF([.AC38]&gt;0;[.$B38]&amp;&quot;,&quot;&amp;[.AC$2]&amp;&quot;,&quot;&amp;[.AC38];&quot;&quot;)">
            <text:p/>
          </table:table-cell>
          <table:table-cell table:formula="of:=IF([.AD38]&gt;0;[.$B38]&amp;&quot;,&quot;&amp;[.AD$2]&amp;&quot;,&quot;&amp;[.AD38];&quot;&quot;)">
            <text:p/>
          </table:table-cell>
          <table:table-cell table:formula="of:=IF([.AE38]&gt;0;[.$B38]&amp;&quot;,&quot;&amp;[.AE$2]&amp;&quot;,&quot;&amp;[.AE38];&quot;&quot;)">
            <text:p/>
          </table:table-cell>
          <table:table-cell table:formula="of:=IF([.AF38]&gt;0;[.$B38]&amp;&quot;,&quot;&amp;[.AF$2]&amp;&quot;,&quot;&amp;[.AF38];&quot;&quot;)">
            <text:p/>
          </table:table-cell>
          <table:table-cell table:formula="of:=IF([.AG38]&gt;0;[.$B38]&amp;&quot;,&quot;&amp;[.AG$2]&amp;&quot;,&quot;&amp;[.AG38];&quot;&quot;)">
            <text:p/>
          </table:table-cell>
          <table:table-cell table:formula="of:=IF([.AH38]&gt;0;[.$B38]&amp;&quot;,&quot;&amp;[.AH$2]&amp;&quot;,&quot;&amp;[.AH38];&quot;&quot;)">
            <text:p/>
          </table:table-cell>
          <table:table-cell table:formula="of:=IF([.AI38]&gt;0;[.$B38]&amp;&quot;,&quot;&amp;[.AI$2]&amp;&quot;,&quot;&amp;[.AI38];&quot;&quot;)">
            <text:p/>
          </table:table-cell>
          <table:table-cell table:formula="of:=IF([.AJ38]&gt;0;[.$B38]&amp;&quot;,&quot;&amp;[.AJ$2]&amp;&quot;,&quot;&amp;[.AJ38];&quot;&quot;)">
            <text:p/>
          </table:table-cell>
          <table:table-cell table:formula="of:=IF([.AK38]&gt;0;[.$B38]&amp;&quot;,&quot;&amp;[.AK$2]&amp;&quot;,&quot;&amp;[.AK38];&quot;&quot;)">
            <text:p/>
          </table:table-cell>
          <table:table-cell table:number-columns-repeated="9"/>
        </table:table-row>
        <table:table-row table:style-name="ro2">
          <table:table-cell table:number-columns-repeated="38"/>
          <table:table-cell table:style-name="Default" table:number-columns-repeated="35"/>
          <table:table-cell table:number-columns-repeated="9"/>
        </table:table-row>
      </table:table>
      <table:table table:name="translation" table:style-name="ta1">
        <table:table-column table:style-name="co7" table:number-columns-repeated="35" table:default-cell-style-name="ce3"/>
        <table:table-row table:style-name="ro4">
          <table:table-cell office:value-type="string">
            <text:p>0,1,1</text:p>
          </table:table-cell>
          <table:table-cell office:value-type="string">
            <text:p>0,2,1</text:p>
          </table:table-cell>
          <table:table-cell office:value-type="string">
            <text:p>0,3,1</text:p>
          </table:table-cell>
          <table:table-cell office:value-type="string">
            <text:p>0,4,1</text:p>
          </table:table-cell>
          <table:table-cell office:value-type="string">
            <text:p>0,5,1</text:p>
          </table:table-cell>
          <table:table-cell office:value-type="string">
            <text:p>0,6,2</text:p>
          </table:table-cell>
          <table:table-cell office:value-type="string">
            <text:p>0,7,1</text:p>
          </table:table-cell>
          <table:table-cell office:value-type="string">
            <text:p>0,8,1</text:p>
          </table:table-cell>
          <table:table-cell office:value-type="string">
            <text:p>0,9,1</text:p>
          </table:table-cell>
          <table:table-cell office:value-type="string">
            <text:p>0,10,1</text:p>
          </table:table-cell>
          <table:table-cell office:value-type="string">
            <text:p>0,11,2</text:p>
          </table:table-cell>
          <table:table-cell office:value-type="string">
            <text:p>0,12,2</text:p>
          </table:table-cell>
          <table:table-cell table:number-columns-repeated="4"/>
          <table:table-cell office:value-type="string">
            <text:p>0,17,1</text:p>
          </table:table-cell>
          <table:table-cell office:value-type="string">
            <text:p>0,18,1</text:p>
          </table:table-cell>
          <table:table-cell table:number-columns-repeated="4"/>
          <table:table-cell office:value-type="string">
            <text:p>0,23,1</text:p>
          </table:table-cell>
          <table:table-cell office:value-type="string">
            <text:p>0,24,2</text:p>
          </table:table-cell>
          <table:table-cell office:value-type="string">
            <text:p>0,25,1</text:p>
          </table:table-cell>
          <table:table-cell office:value-type="string">
            <text:p>0,26,1</text:p>
          </table:table-cell>
          <table:table-cell office:value-type="string">
            <text:p>0,27,1</text:p>
          </table:table-cell>
          <table:table-cell office:value-type="string">
            <text:p>0,28,1</text:p>
          </table:table-cell>
          <table:table-cell office:value-type="string">
            <text:p>0,29,1</text:p>
          </table:table-cell>
          <table:table-cell office:value-type="string">
            <text:p>0,30,2</text:p>
          </table:table-cell>
          <table:table-cell office:value-type="string">
            <text:p>0,31,1</text:p>
          </table:table-cell>
          <table:table-cell office:value-type="string">
            <text:p>0,32,1</text:p>
          </table:table-cell>
          <table:table-cell office:value-type="string">
            <text:p>0,33,1</text:p>
          </table:table-cell>
          <table:table-cell office:value-type="string">
            <text:p>0,34,1</text:p>
          </table:table-cell>
          <table:table-cell office:value-type="string">
            <text:p>0,35,1</text:p>
          </table:table-cell>
        </table:table-row>
        <table:table-row table:style-name="ro4">
          <table:table-cell table:number-columns-repeated="12"/>
          <table:table-cell office:value-type="string">
            <text:p>1,13,1</text:p>
          </table:table-cell>
          <table:table-cell table:number-columns-repeated="11"/>
          <table:table-cell office:value-type="string">
            <text:p>1,25,2</text:p>
          </table:table-cell>
          <table:table-cell office:value-type="string">
            <text:p>1,26,2</text:p>
          </table:table-cell>
          <table:table-cell table:number-columns-repeated="9"/>
        </table:table-row>
        <table:table-row table:style-name="ro4">
          <table:table-cell table:number-columns-repeated="13"/>
          <table:table-cell office:value-type="string">
            <text:p>2,14,1</text:p>
          </table:table-cell>
          <table:table-cell table:number-columns-repeated="12"/>
          <table:table-cell office:value-type="string">
            <text:p>2,27,2</text:p>
          </table:table-cell>
          <table:table-cell table:number-columns-repeated="8"/>
        </table:table-row>
        <table:table-row table:style-name="ro4">
          <table:table-cell table:number-columns-repeated="14"/>
          <table:table-cell office:value-type="string">
            <text:p>3,15,1</text:p>
          </table:table-cell>
          <table:table-cell table:number-columns-repeated="12"/>
          <table:table-cell office:value-type="string">
            <text:p>3,28,2</text:p>
          </table:table-cell>
          <table:table-cell table:number-columns-repeated="7"/>
        </table:table-row>
        <table:table-row table:style-name="ro4">
          <table:table-cell table:number-columns-repeated="4"/>
          <table:table-cell office:value-type="string">
            <text:p>4,5,1</text:p>
          </table:table-cell>
          <table:table-cell table:number-columns-repeated="10"/>
          <table:table-cell office:value-type="string">
            <text:p>4,16,1</text:p>
          </table:table-cell>
          <table:table-cell office:value-type="string">
            <text:p>4,17,1</text:p>
          </table:table-cell>
          <table:table-cell table:number-columns-repeated="11"/>
          <table:table-cell office:value-type="string">
            <text:p>4,29,2</text:p>
          </table:table-cell>
          <table:table-cell office:value-type="string">
            <text:p>4,30,3</text:p>
          </table:table-cell>
          <table:table-cell table:number-columns-repeated="5"/>
        </table:table-row>
        <table:table-row table:style-name="ro4">
          <table:table-cell table:number-columns-repeated="15"/>
          <table:table-cell office:value-type="string">
            <text:p>5,16,1</text:p>
          </table:table-cell>
          <table:table-cell office:value-type="string">
            <text:p>5,17,1</text:p>
          </table:table-cell>
          <table:table-cell table:number-columns-repeated="11"/>
          <table:table-cell office:value-type="string">
            <text:p>5,29,2</text:p>
          </table:table-cell>
          <table:table-cell office:value-type="string">
            <text:p>5,30,2</text:p>
          </table:table-cell>
          <table:table-cell table:number-columns-repeated="5"/>
        </table:table-row>
        <table:table-row table:style-name="ro4">
          <table:table-cell table:number-columns-repeated="6"/>
          <table:table-cell office:value-type="string">
            <text:p>6,7,1</text:p>
          </table:table-cell>
          <table:table-cell table:number-columns-repeated="10"/>
          <table:table-cell office:value-type="string">
            <text:p>6,18,1</text:p>
          </table:table-cell>
          <table:table-cell office:value-type="string">
            <text:p>6,19,1</text:p>
          </table:table-cell>
          <table:table-cell table:number-columns-repeated="11"/>
          <table:table-cell office:value-type="string">
            <text:p>6,31,2</text:p>
          </table:table-cell>
          <table:table-cell office:value-type="string">
            <text:p>6,32,3</text:p>
          </table:table-cell>
          <table:table-cell table:number-columns-repeated="3"/>
        </table:table-row>
        <table:table-row table:style-name="ro4">
          <table:table-cell table:number-columns-repeated="17"/>
          <table:table-cell office:value-type="string">
            <text:p>7,18,1</text:p>
          </table:table-cell>
          <table:table-cell office:value-type="string">
            <text:p>7,19,1</text:p>
          </table:table-cell>
          <table:table-cell table:number-columns-repeated="11"/>
          <table:table-cell office:value-type="string">
            <text:p>7,31,2</text:p>
          </table:table-cell>
          <table:table-cell office:value-type="string">
            <text:p>7,32,2</text:p>
          </table:table-cell>
          <table:table-cell table:number-columns-repeated="3"/>
        </table:table-row>
        <table:table-row table:style-name="ro4">
          <table:table-cell table:number-columns-repeated="19"/>
          <table:table-cell office:value-type="string">
            <text:p>8,20,1</text:p>
          </table:table-cell>
          <table:table-cell table:number-columns-repeated="12"/>
          <table:table-cell office:value-type="string">
            <text:p>8,33,2</text:p>
          </table:table-cell>
          <table:table-cell table:number-columns-repeated="2"/>
        </table:table-row>
        <table:table-row table:style-name="ro4">
          <table:table-cell table:number-columns-repeated="20"/>
          <table:table-cell office:value-type="string">
            <text:p>9,21,1</text:p>
          </table:table-cell>
          <table:table-cell table:number-columns-repeated="12"/>
          <table:table-cell office:value-type="string">
            <text:p>9,34,2</text:p>
          </table:table-cell>
          <table:table-cell/>
        </table:table-row>
        <table:table-row table:style-name="ro4">
          <table:table-cell table:number-columns-repeated="10"/>
          <table:table-cell office:value-type="string">
            <text:p>10,11,1</text:p>
          </table:table-cell>
          <table:table-cell office:value-type="string">
            <text:p>10,12,2</text:p>
          </table:table-cell>
          <table:table-cell table:number-columns-repeated="9"/>
          <table:table-cell office:value-type="string">
            <text:p>10,22,1</text:p>
          </table:table-cell>
          <table:table-cell office:value-type="string">
            <text:p>10,23,1</text:p>
          </table:table-cell>
          <table:table-cell office:value-type="string">
            <text:p>10,24,3</text:p>
          </table:table-cell>
          <table:table-cell table:number-columns-repeated="10"/>
          <table:table-cell office:value-type="string">
            <text:p>10,35,2</text:p>
          </table:table-cell>
        </table:table-row>
        <table:table-row table:style-name="ro4">
          <table:table-cell table:number-columns-repeated="11"/>
          <table:table-cell office:value-type="string">
            <text:p>11,12,1</text:p>
          </table:table-cell>
          <table:table-cell table:number-columns-repeated="9"/>
          <table:table-cell office:value-type="string">
            <text:p>11,22,1</text:p>
          </table:table-cell>
          <table:table-cell office:value-type="string">
            <text:p>11,23,1</text:p>
          </table:table-cell>
          <table:table-cell office:value-type="string">
            <text:p>11,24,2</text:p>
          </table:table-cell>
          <table:table-cell table:number-columns-repeated="10"/>
          <table:table-cell office:value-type="string">
            <text:p>11,35,2</text:p>
          </table:table-cell>
        </table:table-row>
        <table:table-row table:style-name="ro4">
          <table:table-cell table:number-columns-repeated="21"/>
          <table:table-cell office:value-type="string">
            <text:p>12,22,2</text:p>
          </table:table-cell>
          <table:table-cell office:value-type="string">
            <text:p>12,23,1</text:p>
          </table:table-cell>
          <table:table-cell office:value-type="string">
            <text:p>12,24,1</text:p>
          </table:table-cell>
          <table:table-cell table:number-columns-repeated="10"/>
          <table:table-cell office:value-type="string">
            <text:p>12,35,3</text:p>
          </table:table-cell>
        </table:table-row>
        <table:table-row table:style-name="ro4">
          <table:table-cell table:number-columns-repeated="24"/>
          <table:table-cell office:value-type="string">
            <text:p>13,25,1</text:p>
          </table:table-cell>
          <table:table-cell office:value-type="string">
            <text:p>13,26,1</text:p>
          </table:table-cell>
          <table:table-cell table:number-columns-repeated="9"/>
        </table:table-row>
        <table:table-row table:style-name="ro4">
          <table:table-cell table:number-columns-repeated="26"/>
          <table:table-cell office:value-type="string">
            <text:p>14,27,1</text:p>
          </table:table-cell>
          <table:table-cell table:number-columns-repeated="8"/>
        </table:table-row>
        <table:table-row table:style-name="ro4">
          <table:table-cell table:number-columns-repeated="27"/>
          <table:table-cell office:value-type="string">
            <text:p>15,28,1</text:p>
          </table:table-cell>
          <table:table-cell table:number-columns-repeated="7"/>
        </table:table-row>
        <table:table-row table:style-name="ro4">
          <table:table-cell table:number-columns-repeated="16"/>
          <table:table-cell office:value-type="string">
            <text:p>16,17,1</text:p>
          </table:table-cell>
          <table:table-cell table:number-columns-repeated="11"/>
          <table:table-cell office:value-type="string">
            <text:p>16,29,1</text:p>
          </table:table-cell>
          <table:table-cell office:value-type="string">
            <text:p>16,30,2</text:p>
          </table:table-cell>
          <table:table-cell table:number-columns-repeated="5"/>
        </table:table-row>
        <table:table-row table:style-name="ro4">
          <table:table-cell table:number-columns-repeated="28"/>
          <table:table-cell office:value-type="string">
            <text:p>17,29,1</text:p>
          </table:table-cell>
          <table:table-cell office:value-type="string">
            <text:p>17,30,1</text:p>
          </table:table-cell>
          <table:table-cell table:number-columns-repeated="5"/>
        </table:table-row>
        <table:table-row table:style-name="ro4">
          <table:table-cell table:number-columns-repeated="18"/>
          <table:table-cell office:value-type="string">
            <text:p>18,19,1</text:p>
          </table:table-cell>
          <table:table-cell table:number-columns-repeated="11"/>
          <table:table-cell office:value-type="string">
            <text:p>18,31,1</text:p>
          </table:table-cell>
          <table:table-cell office:value-type="string">
            <text:p>18,32,2</text:p>
          </table:table-cell>
          <table:table-cell table:number-columns-repeated="3"/>
        </table:table-row>
        <table:table-row table:style-name="ro4">
          <table:table-cell table:number-columns-repeated="30"/>
          <table:table-cell office:value-type="string">
            <text:p>19,31,1</text:p>
          </table:table-cell>
          <table:table-cell office:value-type="string">
            <text:p>19,32,1</text:p>
          </table:table-cell>
          <table:table-cell table:number-columns-repeated="3"/>
        </table:table-row>
        <table:table-row table:style-name="ro4">
          <table:table-cell table:number-columns-repeated="32"/>
          <table:table-cell office:value-type="string">
            <text:p>20,33,1</text:p>
          </table:table-cell>
          <table:table-cell table:number-columns-repeated="2"/>
        </table:table-row>
        <table:table-row table:style-name="ro4">
          <table:table-cell table:number-columns-repeated="33"/>
          <table:table-cell office:value-type="string">
            <text:p>21,34,1</text:p>
          </table:table-cell>
          <table:table-cell/>
        </table:table-row>
        <table:table-row table:style-name="ro4">
          <table:table-cell table:number-columns-repeated="22"/>
          <table:table-cell office:value-type="string">
            <text:p>22,23,1</text:p>
          </table:table-cell>
          <table:table-cell office:value-type="string">
            <text:p>22,24,2</text:p>
          </table:table-cell>
          <table:table-cell table:number-columns-repeated="10"/>
          <table:table-cell office:value-type="string">
            <text:p>22,35,1</text:p>
          </table:table-cell>
        </table:table-row>
        <table:table-row table:style-name="ro4">
          <table:table-cell table:number-columns-repeated="23"/>
          <table:table-cell office:value-type="string">
            <text:p>23,24,1</text:p>
          </table:table-cell>
          <table:table-cell table:number-columns-repeated="10"/>
          <table:table-cell office:value-type="string">
            <text:p>23,35,1</text:p>
          </table:table-cell>
        </table:table-row>
        <table:table-row table:style-name="ro4">
          <table:table-cell table:number-columns-repeated="34"/>
          <table:table-cell office:value-type="string">
            <text:p>24,35,2</text:p>
          </table:table-cell>
        </table:table-row>
        <table:table-row table:style-name="ro4">
          <table:table-cell table:number-columns-repeated="25"/>
          <table:table-cell office:value-type="string">
            <text:p>25,26,1</text:p>
          </table:table-cell>
          <table:table-cell table:number-columns-repeated="9"/>
        </table:table-row>
        <table:table-row table:style-name="ro4" table:number-rows-repeated="9">
          <table:table-cell table:number-columns-repeated="35"/>
        </table:table-row>
        <table:table-row table:style-name="ro4">
          <table:table-cell table:number-columns-repeated="35"/>
        </table:table-row>
      </table:table>
      <table:table table:name="Full3" table:style-name="ta1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sès </meta:initial-creator>
    <meta:creation-date>2013-05-25T16:06:22</meta:creation-date>
    <dc:date>2013-05-29T14:19:34</dc:date>
    <dc:creator>Moisès </dc:creator>
    <meta:editing-duration>PT32M</meta:editing-duration>
    <meta:editing-cycles>16</meta:editing-cycles>
    <meta:generator>LibreOffice/3.5$Linux_x86 LibreOffice_project/350m1$Build-2</meta:generator>
    <meta:document-statistic meta:table-count="3" meta:cell-count="2757" meta:object-count="0"/>
  </office:meta>
</office:document-meta>
</file>